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style:text-underline-type="single"/>
    </style:style>
    <style:style style:family="text" style:name="T3" style:display-name="T3">
      <style:text-properties style:font-name="Arial" fo:font-size="12pt" fo:language="es" fo:country="ES" fo:font-weight="bold"/>
    </style:style>
    <style:style style:family="text" style:name="T4" style:display-name="T4">
      <style:text-properties style:font-name="Arial" fo:font-size="12pt" fo:language="es" fo:country="ES" fo:font-weight="normal"/>
    </style:style>
    <style:style style:family="text" style:name="T5" style:display-name="T5">
      <style:text-properties fo:color="#000000" style:font-name="Arial" fo:font-size="12pt" fo:language="es" fo:country="ES" fo:font-weight="normal"/>
    </style:style>
    <style:style style:family="paragraph" style:name="P20" style:display-name="P20" style:parent-style-name="Normal">
      <style:paragraph-properties fo:break-before="page"/>
      <style:text-properties style:font-name="Arial" fo:font-style="italic"/>
    </style:style>
    <style:style style:family="paragraph" style:name="P21" style:display-name="P21" style:parent-style-name="Normal">
      <style:text-properties style:font-name="Arial" fo:font-size="12pt"/>
    </style:style>
    <style:style style:family="paragraph" style:name="P22" style:display-name="P22" style:parent-style-name="Normal">
      <style:paragraph-properties fo:text-align="justify"/>
      <style:text-properties style:font-name="Arial" fo:font-style="italic"/>
    </style:style>
    <style:style style:family="paragraph" style:name="P23" style:display-name="P23" style:parent-style-name="Heading-1">
      <style:text-properties fo:font-size="12pt"/>
    </style:style>
    <style:style style:family="paragraph" style:name="P24" style:display-name="P24" style:parent-style-name="Heading-1">
      <style:text-properties fo:font-size="12pt" fo:font-weight="normal"/>
    </style:style>
    <style:style style:family="paragraph" style:name="P25" style:display-name="P25" style:parent-style-name="Heading-1">
      <style:text-properties fo:font-weight="normal"/>
    </style:style>
    <style:style style:family="paragraph" style:name="P26" style:display-name="P26" style:parent-style-name="Heading-1">
      <style:text-properties style:font-name="Arial" fo:font-size="12pt"/>
    </style:style>
    <style:style style:family="paragraph" style:name="P27" style:display-name="P27" style:parent-style-name="Heading-3">
      <style:text-properties style:font-name="Arial"/>
    </style:style>
    <style:style style:family="paragraph" style:name="P28" style:display-name="P28" style:parent-style-name="Heading-1">
      <style:text-properties style:font-name="Arial"/>
    </style:style>
    <style:style style:family="paragraph" style:name="P29" style:display-name="P29" style:parent-style-name="Heading-1">
      <style:text-properties style:font-name="Arial" fo:font-size="12pt" fo:font-weight="normal"/>
    </style:style>
    <style:style style:family="paragraph" style:name="P8" style:display-name="P8" style:parent-style-name="Normal">
      <style:text-properties style:font-name="Comic Sans MS" fo:font-size="14pt"/>
    </style:style>
    <style:style style:family="paragraph" style:name="P3" style:display-name="P3" style:parent-style-name="Normal">
      <style:paragraph-properties fo:text-align="center"/>
      <style:text-properties style:font-name="Comic Sans MS"/>
    </style:style>
    <style:style style:family="paragraph" style:name="P4" style:display-name="P4" style:parent-style-name="Normal">
      <style:paragraph-properties fo:text-align="center"/>
      <style:text-properties style:font-name="Comic Sans MS" fo:font-size="15pt"/>
    </style:style>
    <style:style style:family="paragraph" style:name="P2" style:display-name="P2"/>
    <style:style style:family="paragraph" style:name="P1" style:display-name="P1">
      <style:paragraph-properties fo:break-before="page"/>
    </style:style>
    <style:style style:family="paragraph" style:name="P6" style:display-name="P6" style:parent-style-name="Normal">
      <style:paragraph-properties fo:border-bottom="0.06pt solid #000000" fo:padding-left="0.074cm" fo:padding-right="0.074cm" fo:padding-top="0.074cm"/>
      <style:text-properties style:font-name="Comic Sans MS"/>
    </style:style>
    <style:style style:family="paragraph" style:name="P7" style:display-name="P7" style:parent-style-name="Normal">
      <style:text-properties style:text-underline-type="single" style:font-name="Comic Sans MS" fo:font-size="16pt"/>
    </style:style>
    <style:style style:family="paragraph" style:name="P5" style:display-name="P5" style:parent-style-name="Normal">
      <style:text-properties style:font-name="Comic Sans MS"/>
    </style:style>
    <style:style style:family="paragraph" style:name="P30" style:display-name="P30" style:parent-style-name="Normal">
      <style:text-properties style:font-name="Comic Sans MS" fo:font-size="10pt"/>
    </style:style>
    <style:style style:family="paragraph" style:name="P31" style:display-name="P31" style:parent-style-name="Normal">
      <style:text-properties style:font-name="Comic Sans MS" fo:font-size="12pt"/>
    </style:style>
    <style:style style:family="paragraph" style:name="P32" style:display-name="P32" style:parent-style-name="Normal">
      <style:paragraph-properties fo:text-align="justify"/>
      <style:text-properties style:font-name="Arial" fo:font-size="12pt"/>
    </style:style>
    <style:style style:family="paragraph" style:name="P33" style:display-name="P33" style:parent-style-name="Normal">
      <style:paragraph-properties fo:break-before="page"/>
      <style:text-properties style:font-name="Arial" fo:font-weight="bold"/>
    </style:style>
    <style:style style:family="paragraph" style:name="P34" style:display-name="P34" style:parent-style-name="Normal">
      <style:paragraph-properties fo:break-before="page"/>
      <style:text-properties style:font-name="Arial"/>
    </style:style>
    <style:style style:family="paragraph" style:name="P35" style:display-name="P35" style:parent-style-name="Normal">
      <style:text-properties fo:font-size="3pt"/>
    </style:style>
    <style:style style:family="paragraph" style:name="P36" style:display-name="P36" style:parent-style-name="Normal">
      <style:paragraph-properties fo:text-align="left"/>
      <style:text-properties style:font-name="Arial" fo:font-weight="normal"/>
    </style:style>
    <style:style style:family="paragraph" style:name="P37" style:display-name="P37" style:parent-style-name="Normal">
      <style:paragraph-properties fo:text-align="justify" fo:break-before="page"/>
      <style:text-properties style:font-name="Arial" fo:font-size="12pt"/>
    </style:style>
    <style:style style:family="paragraph" style:name="P38" style:display-name="P38" style:parent-style-name="Heading-1">
      <style:paragraph-properties fo:break-before="page"/>
    </style:style>
    <style:style style:family="paragraph" style:name="P39" style:display-name="P39" style:parent-style-name="Normal">
      <style:paragraph-properties fo:break-before="page"/>
      <style:text-properties style:font-name="Arial" fo:font-weight="normal"/>
    </style:style>
    <style:style style:family="paragraph" style:name="P9" style:display-name="P9" style:parent-style-name="Heading-1">
      <style:paragraph-properties fo:break-before="page"/>
      <style:text-properties fo:font-size="12pt"/>
    </style:style>
    <style:style style:family="paragraph" style:name="P40" style:display-name="P40" style:parent-style-name="Normal">
      <style:paragraph-properties fo:break-before="page"/>
      <style:text-properties style:font-name="Arial" fo:font-size="12pt"/>
    </style:style>
    <style:style style:family="paragraph" style:name="P41" style:display-name="P41" style:parent-style-name="Normal">
      <style:paragraph-properties fo:text-align="justify" fo:break-before="page"/>
      <style:text-properties style:font-name="Arial" fo:font-size="12pt" fo:font-weight="normal"/>
    </style:style>
    <style:style style:family="paragraph" style:name="P42" style:display-name="P42" style:parent-style-name="Normal">
      <style:text-properties fo:color="#000000" style:font-name="Arial" fo:font-size="12pt" fo:font-weight="normal"/>
    </style:style>
    <style:style style:family="paragraph" style:name="P43" style:display-name="P43" style:parent-style-name="Heading-1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4" style:display-name="P44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5" style:display-name="P45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  <style:text-properties fo:color="#000000" style:font-name="Arial" fo:font-size="12pt" fo:font-weight="normal"/>
    </style:style>
    <style:style style:family="paragraph" style:name="P46" style:display-name="P46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font-weight="normal"/>
    </style:style>
    <style:style style:family="paragraph" style:name="P47" style:display-name="P47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language="es" fo:country="ES" fo:font-weight="normal"/>
    </style:style>
    <style:style style:family="paragraph" style:name="P10" style:display-name="P10" style:parent-style-name="Heading-3"/>
    <style:style style:family="paragraph" style:name="P11" style:display-name="P11" style:parent-style-name="Normal">
      <style:text-properties style:font-name="Arial" fo:font-size="8pt"/>
    </style:style>
    <style:style style:family="paragraph" style:name="P12" style:display-name="P12" style:parent-style-name="Normal">
      <style:text-properties style:font-name="Arial" fo:font-weight="bold"/>
    </style:style>
    <style:style style:family="paragraph" style:name="P13" style:display-name="P13" style:parent-style-name="Normal">
      <style:text-properties style:font-name="Arial" fo:font-style="italic"/>
    </style:style>
    <style:style style:family="paragraph" style:name="P14" style:display-name="P14" style:parent-style-name="Heading-2"/>
    <style:style style:family="paragraph" style:name="P15" style:display-name="P15" style:parent-style-name="Normal">
      <style:text-properties style:font-name="Arial"/>
    </style:style>
    <style:style style:family="paragraph" style:name="P16" style:display-name="P16" style:parent-style-name="Normal"/>
    <style:style style:family="paragraph" style:name="P17" style:display-name="P17" style:parent-style-name="Heading-1">
      <style:paragraph-properties fo:break-before="page"/>
      <style:text-properties fo:font-size="12pt" fo:font-weight="normal"/>
    </style:style>
    <style:style style:family="paragraph" style:name="P18" style:display-name="P18" style:parent-style-name="Heading-1"/>
    <style:style style:family="paragraph" style:name="P19" style:display-name="P19" style:parent-style-name="Normal">
      <style:text-properties style:font-name="Arial" fo:font-weight="normal"/>
    </style:style>
    <style:style style:family="paragraph" style:name="P48" style:display-name="P48">
      <style:text-properties fo:color="#000000" style:font-name="Arial" fo:font-size="12pt" fo:font-weight="normal"/>
    </style:style>
    <style:style style:family="section" style:name="Sect1" style:display-name="Sect1"/>
    <style:style style:family="table" style:name="Table90" style:display-name="Table90">
      <style:table-properties table:align="margins" fo:margin-left="-0.162cm"/>
    </style:style>
    <style:style style:family="table" style:name="Table91" style:display-name="Table91">
      <style:table-properties table:align="margins" fo:margin-left="-0.162cm"/>
    </style:style>
    <style:style style:family="table" style:name="Table92" style:display-name="Table92">
      <style:table-properties table:align="margins" fo:margin-left="-0.162cm"/>
    </style:style>
    <style:style style:family="table" style:name="Table93" style:display-name="Table93">
      <style:table-properties table:align="margins" fo:margin-left="-0.162cm"/>
    </style:style>
    <style:style style:family="table" style:name="Table94" style:display-name="Table94">
      <style:table-properties table:align="margins" fo:margin-left="-0.162cm"/>
    </style:style>
    <style:style style:family="table" style:name="Table95" style:display-name="Table95">
      <style:table-properties table:align="margins" fo:margin-left="-0.162cm"/>
    </style:style>
    <style:style style:family="table" style:name="Table96" style:display-name="Table96">
      <style:table-properties table:align="margins" fo:margin-left="-0.162cm"/>
    </style:style>
    <style:style style:family="table" style:name="Table97" style:display-name="Table97">
      <style:table-properties table:align="margins" fo:margin-left="-0.162cm"/>
    </style:style>
    <style:style style:family="table" style:name="Table98" style:display-name="Table98">
      <style:table-properties table:align="margins" fo:margin-left="-0.162cm"/>
    </style:style>
    <style:style style:family="table" style:name="Table99" style:display-name="Table99">
      <style:table-properties table:align="margins" fo:margin-left="-0.162cm"/>
    </style:style>
    <style:style style:family="table" style:name="Table20" style:display-name="Table20">
      <style:table-properties table:align="margins" fo:margin-left="-0.016cm"/>
    </style:style>
    <style:style style:family="table" style:name="Table21" style:display-name="Table21">
      <style:table-properties table:align="margins" fo:margin-left="-0.016cm"/>
    </style:style>
    <style:style style:family="table" style:name="Table22" style:display-name="Table22">
      <style:table-properties table:align="margins" fo:margin-left="0.011cm"/>
    </style:style>
    <style:style style:family="table" style:name="Table23" style:display-name="Table23">
      <style:table-properties table:align="margins" fo:margin-left="-0.016cm"/>
    </style:style>
    <style:style style:family="table" style:name="Table24" style:display-name="Table24">
      <style:table-properties table:align="margins" fo:margin-left="-0.042cm"/>
    </style:style>
    <style:style style:family="table" style:name="Table25" style:display-name="Table25">
      <style:table-properties table:align="margins" fo:margin-left="-0.162cm"/>
    </style:style>
    <style:style style:family="table" style:name="Table26" style:display-name="Table26">
      <style:table-properties table:align="margins" fo:margin-left="-0.162cm"/>
    </style:style>
    <style:style style:family="table" style:name="Table27" style:display-name="Table27">
      <style:table-properties table:align="margins" fo:margin-left="-0.162cm"/>
    </style:style>
    <style:style style:family="table" style:name="Table28" style:display-name="Table28">
      <style:table-properties table:align="margins" fo:margin-left="-0.162cm"/>
    </style:style>
    <style:style style:family="table" style:name="Table29" style:display-name="Table29">
      <style:table-properties table:align="margins" fo:margin-left="-0.162cm"/>
    </style:style>
    <style:style style:family="table" style:name="Table100" style:display-name="Table100">
      <style:table-properties table:align="margins" fo:margin-left="-0.162cm"/>
    </style:style>
    <style:style style:family="table" style:name="Table101" style:display-name="Table101">
      <style:table-properties table:align="margins" fo:margin-left="-0.162cm"/>
    </style:style>
    <style:style style:family="table" style:name="Table102" style:display-name="Table102">
      <style:table-properties table:align="margins" fo:margin-left="-0.162cm"/>
    </style:style>
    <style:style style:family="table" style:name="Table103" style:display-name="Table103">
      <style:table-properties table:align="margins" fo:margin-left="-0.162cm"/>
    </style:style>
    <style:style style:family="table" style:name="Table104" style:display-name="Table104">
      <style:table-properties table:align="margins" fo:margin-left="-0.162cm"/>
    </style:style>
    <style:style style:family="table" style:name="Table105" style:display-name="Table105">
      <style:table-properties table:align="margins" fo:margin-left="-0.162cm"/>
    </style:style>
    <style:style style:family="table" style:name="Table106" style:display-name="Table106">
      <style:table-properties table:align="margins" fo:margin-left="-0.162cm"/>
    </style:style>
    <style:style style:family="table" style:name="Table107" style:display-name="Table107">
      <style:table-properties table:align="margins" fo:margin-left="-0.162cm"/>
    </style:style>
    <style:style style:family="table" style:name="Table108" style:display-name="Table108">
      <style:table-properties table:align="margins" fo:margin-left="-0.162cm"/>
    </style:style>
    <style:style style:family="table" style:name="Table109" style:display-name="Table109">
      <style:table-properties table:align="margins" fo:margin-left="-0.162cm"/>
    </style:style>
    <style:style style:family="table" style:name="Table30" style:display-name="Table30">
      <style:table-properties table:align="margins" fo:margin-left="-0.162cm"/>
    </style:style>
    <style:style style:family="table" style:name="Table31" style:display-name="Table31">
      <style:table-properties table:align="margins" fo:margin-left="-0.162cm"/>
    </style:style>
    <style:style style:family="table" style:name="Table32" style:display-name="Table32">
      <style:table-properties table:align="margins" fo:margin-left="-0.162cm"/>
    </style:style>
    <style:style style:family="table" style:name="Table33" style:display-name="Table33">
      <style:table-properties table:align="margins" fo:margin-left="-0.162cm"/>
    </style:style>
    <style:style style:family="table" style:name="Table34" style:display-name="Table34">
      <style:table-properties table:align="margins" fo:margin-left="-0.162cm"/>
    </style:style>
    <style:style style:family="table" style:name="Table35" style:display-name="Table35">
      <style:table-properties table:align="margins" fo:margin-left="-0.162cm"/>
    </style:style>
    <style:style style:family="table" style:name="Table36" style:display-name="Table36">
      <style:table-properties table:align="margins" fo:margin-left="-0.162cm"/>
    </style:style>
    <style:style style:family="table" style:name="Table37" style:display-name="Table37">
      <style:table-properties table:align="margins" fo:margin-left="-0.162cm"/>
    </style:style>
    <style:style style:family="table" style:name="Table38" style:display-name="Table38">
      <style:table-properties table:align="margins" fo:margin-left="-0.162cm"/>
    </style:style>
    <style:style style:family="table" style:name="Table39" style:display-name="Table39">
      <style:table-properties table:align="margins" fo:margin-left="-0.162cm"/>
    </style:style>
    <style:style style:family="table" style:name="Table110" style:display-name="Table110">
      <style:table-properties table:align="margins" fo:margin-left="-0.162cm"/>
    </style:style>
    <style:style style:family="table" style:name="Table111" style:display-name="Table111">
      <style:table-properties table:align="margins" fo:margin-left="-0.162cm"/>
    </style:style>
    <style:style style:family="table" style:name="Table112" style:display-name="Table112">
      <style:table-properties table:align="margins" fo:margin-left="-0.162cm"/>
    </style:style>
    <style:style style:family="table" style:name="Table113" style:display-name="Table113">
      <style:table-properties table:align="margins" fo:margin-left="-0.162cm"/>
    </style:style>
    <style:style style:family="table" style:name="Table114" style:display-name="Table114">
      <style:table-properties table:align="margins" fo:margin-left="-0.162cm"/>
    </style:style>
    <style:style style:family="table" style:name="Table115" style:display-name="Table115">
      <style:table-properties table:align="margins" fo:margin-left="-0.162cm"/>
    </style:style>
    <style:style style:family="table" style:name="Table116" style:display-name="Table116">
      <style:table-properties table:align="margins" fo:margin-left="-0.162cm"/>
    </style:style>
    <style:style style:family="table" style:name="Table117" style:display-name="Table117">
      <style:table-properties table:align="margins" fo:margin-left="-0.162cm"/>
    </style:style>
    <style:style style:family="table" style:name="Table118" style:display-name="Table118">
      <style:table-properties table:align="margins" fo:margin-left="-0.162cm"/>
    </style:style>
    <style:style style:family="table" style:name="Table119" style:display-name="Table119">
      <style:table-properties table:align="margins" fo:margin-left="-0.162cm"/>
    </style:style>
    <style:style style:family="table" style:name="Table40" style:display-name="Table40">
      <style:table-properties table:align="margins" fo:margin-left="-0.162cm"/>
    </style:style>
    <style:style style:family="table" style:name="Table41" style:display-name="Table41">
      <style:table-properties table:align="margins" fo:margin-left="-0.162cm"/>
    </style:style>
    <style:style style:family="table" style:name="Table42" style:display-name="Table42">
      <style:table-properties table:align="margins" fo:margin-left="-0.162cm"/>
    </style:style>
    <style:style style:family="table" style:name="Table43" style:display-name="Table43">
      <style:table-properties table:align="margins" fo:margin-left="-0.162cm"/>
    </style:style>
    <style:style style:family="table" style:name="Table44" style:display-name="Table44">
      <style:table-properties table:align="margins" fo:margin-left="-0.162cm"/>
    </style:style>
    <style:style style:family="table" style:name="Table45" style:display-name="Table45">
      <style:table-properties table:align="margins" fo:margin-left="-0.162cm"/>
    </style:style>
    <style:style style:family="table" style:name="Table46" style:display-name="Table46">
      <style:table-properties table:align="margins" fo:margin-left="-0.162cm"/>
    </style:style>
    <style:style style:family="table" style:name="Table47" style:display-name="Table47">
      <style:table-properties table:align="margins" fo:margin-left="-0.162cm"/>
    </style:style>
    <style:style style:family="table" style:name="Table48" style:display-name="Table48">
      <style:table-properties table:align="margins" fo:margin-left="-0.162cm"/>
    </style:style>
    <style:style style:family="table" style:name="Table49" style:display-name="Table49">
      <style:table-properties table:align="margins" fo:margin-left="-0.162cm"/>
    </style:style>
    <style:style style:family="table" style:name="Table120" style:display-name="Table120">
      <style:table-properties table:align="margins" fo:margin-left="-0.162cm"/>
    </style:style>
    <style:style style:family="table" style:name="Table121" style:display-name="Table121">
      <style:table-properties table:align="margins" fo:margin-left="-0.162cm"/>
    </style:style>
    <style:style style:family="table" style:name="Table122" style:display-name="Table122">
      <style:table-properties table:align="margins" fo:margin-left="-0.162cm"/>
    </style:style>
    <style:style style:family="table" style:name="Table123" style:display-name="Table123">
      <style:table-properties table:align="margins" fo:margin-left="-0.162cm"/>
    </style:style>
    <style:style style:family="table" style:name="Table124" style:display-name="Table124">
      <style:table-properties table:align="margins" fo:margin-left="-0.162cm"/>
    </style:style>
    <style:style style:family="table" style:name="Table125" style:display-name="Table125">
      <style:table-properties table:align="margins" fo:margin-left="-0.162cm"/>
    </style:style>
    <style:style style:family="table" style:name="Table126" style:display-name="Table126">
      <style:table-properties table:align="margins" fo:margin-left="-0.162cm"/>
    </style:style>
    <style:style style:family="table" style:name="Table127" style:display-name="Table127">
      <style:table-properties table:align="margins" fo:margin-left="-0.162cm"/>
    </style:style>
    <style:style style:family="table" style:name="Table128" style:display-name="Table128">
      <style:table-properties table:align="margins" fo:margin-left="-0.162cm"/>
    </style:style>
    <style:style style:family="table" style:name="Table129" style:display-name="Table129">
      <style:table-properties table:align="margins" fo:margin-left="-0.162cm"/>
    </style:style>
    <style:style style:family="table" style:name="Table50" style:display-name="Table50">
      <style:table-properties table:align="margins" fo:margin-left="-0.162cm"/>
    </style:style>
    <style:style style:family="table" style:name="Table51" style:display-name="Table51">
      <style:table-properties table:align="margins" fo:margin-left="-0.162cm"/>
    </style:style>
    <style:style style:family="table" style:name="Table52" style:display-name="Table52">
      <style:table-properties table:align="margins" fo:margin-left="-0.162cm"/>
    </style:style>
    <style:style style:family="table" style:name="Table53" style:display-name="Table53">
      <style:table-properties table:align="margins" fo:margin-left="-0.162cm"/>
    </style:style>
    <style:style style:family="table" style:name="Table54" style:display-name="Table54">
      <style:table-properties table:align="margins" fo:margin-left="-0.162cm"/>
    </style:style>
    <style:style style:family="table" style:name="Table55" style:display-name="Table55">
      <style:table-properties table:align="margins" fo:margin-left="-0.162cm"/>
    </style:style>
    <style:style style:family="table" style:name="Table56" style:display-name="Table56">
      <style:table-properties table:align="margins" fo:margin-left="-0.162cm"/>
    </style:style>
    <style:style style:family="table" style:name="Table57" style:display-name="Table57">
      <style:table-properties table:align="margins" fo:margin-left="-0.162cm"/>
    </style:style>
    <style:style style:family="table" style:name="Table58" style:display-name="Table58">
      <style:table-properties table:align="margins" fo:margin-left="-0.162cm"/>
    </style:style>
    <style:style style:family="table" style:name="Table59" style:display-name="Table59">
      <style:table-properties table:align="margins" fo:margin-left="-0.162cm"/>
    </style:style>
    <style:style style:family="table" style:name="Table130" style:display-name="Table130">
      <style:table-properties table:align="margins" fo:margin-left="-0.162cm"/>
    </style:style>
    <style:style style:family="table" style:name="Table131" style:display-name="Table131">
      <style:table-properties table:align="margins" fo:margin-left="-0.162cm"/>
    </style:style>
    <style:style style:family="table" style:name="Table132" style:display-name="Table132">
      <style:table-properties table:align="margins" fo:margin-left="-0.162cm"/>
    </style:style>
    <style:style style:family="table" style:name="Table133" style:display-name="Table133">
      <style:table-properties table:align="margins" fo:margin-left="-0.162cm"/>
    </style:style>
    <style:style style:family="table" style:name="Table134" style:display-name="Table134">
      <style:table-properties table:align="margins" fo:margin-left="-0.162cm"/>
    </style:style>
    <style:style style:family="table" style:name="Table135" style:display-name="Table135">
      <style:table-properties table:align="margins" fo:margin-left="-0.162cm"/>
    </style:style>
    <style:style style:family="table" style:name="Table136" style:display-name="Table136">
      <style:table-properties table:align="margins" fo:margin-left="-0.162cm"/>
    </style:style>
    <style:style style:family="table" style:name="Table137" style:display-name="Table137">
      <style:table-properties table:align="margins" fo:margin-left="-0.162cm"/>
    </style:style>
    <style:style style:family="table" style:name="Table138" style:display-name="Table138">
      <style:table-properties table:align="margins" fo:margin-left="-0.162cm"/>
    </style:style>
    <style:style style:family="table" style:name="Table139" style:display-name="Table139">
      <style:table-properties table:align="margins" fo:margin-left="-0.162cm"/>
    </style:style>
    <style:style style:family="table" style:name="Table60" style:display-name="Table60">
      <style:table-properties table:align="margins" fo:margin-left="-0.162cm"/>
    </style:style>
    <style:style style:family="table" style:name="Table61" style:display-name="Table61">
      <style:table-properties table:align="margins" fo:margin-left="-0.162cm"/>
    </style:style>
    <style:style style:family="table" style:name="Table62" style:display-name="Table62">
      <style:table-properties table:align="margins" fo:margin-left="-0.162cm"/>
    </style:style>
    <style:style style:family="table" style:name="Table63" style:display-name="Table63">
      <style:table-properties table:align="margins" fo:margin-left="-0.162cm"/>
    </style:style>
    <style:style style:family="table" style:name="Table64" style:display-name="Table64">
      <style:table-properties table:align="margins" fo:margin-left="-0.162cm"/>
    </style:style>
    <style:style style:family="table" style:name="Table65" style:display-name="Table65">
      <style:table-properties table:align="margins" fo:margin-left="-0.162cm"/>
    </style:style>
    <style:style style:family="table" style:name="Table66" style:display-name="Table66">
      <style:table-properties table:align="margins" fo:margin-left="-0.162cm"/>
    </style:style>
    <style:style style:family="table" style:name="Table67" style:display-name="Table67">
      <style:table-properties table:align="margins" fo:margin-left="-0.162cm"/>
    </style:style>
    <style:style style:family="table" style:name="Table68" style:display-name="Table68">
      <style:table-properties table:align="margins" fo:margin-left="-0.162cm"/>
    </style:style>
    <style:style style:family="table" style:name="Table69" style:display-name="Table69">
      <style:table-properties table:align="margins" fo:margin-left="-0.162cm"/>
    </style:style>
    <style:style style:family="table" style:name="Table140" style:display-name="Table140">
      <style:table-properties table:align="margins" fo:margin-left="-0.162cm"/>
    </style:style>
    <style:style style:family="table" style:name="Table141" style:display-name="Table141">
      <style:table-properties table:align="margins" fo:margin-left="-0.162cm"/>
    </style:style>
    <style:style style:family="table" style:name="Table70" style:display-name="Table70">
      <style:table-properties table:align="margins" fo:margin-left="-0.162cm"/>
    </style:style>
    <style:style style:family="table" style:name="Table71" style:display-name="Table71">
      <style:table-properties table:align="margins" fo:margin-left="-0.162cm"/>
    </style:style>
    <style:style style:family="table" style:name="Table72" style:display-name="Table72">
      <style:table-properties table:align="margins" fo:margin-left="-0.162cm"/>
    </style:style>
    <style:style style:family="table" style:name="Table73" style:display-name="Table73">
      <style:table-properties table:align="margins" fo:margin-left="-0.162cm"/>
    </style:style>
    <style:style style:family="table" style:name="Table74" style:display-name="Table74">
      <style:table-properties table:align="margins" fo:margin-left="-0.162cm"/>
    </style:style>
    <style:style style:family="table" style:name="Table75" style:display-name="Table75">
      <style:table-properties table:align="margins" fo:margin-left="-0.162cm"/>
    </style:style>
    <style:style style:family="table" style:name="Table76" style:display-name="Table76">
      <style:table-properties table:align="margins" fo:margin-left="-0.162cm"/>
    </style:style>
    <style:style style:family="table" style:name="Table77" style:display-name="Table77">
      <style:table-properties table:align="margins" fo:margin-left="-0.162cm"/>
    </style:style>
    <style:style style:family="table" style:name="Table78" style:display-name="Table78">
      <style:table-properties table:align="margins" fo:margin-left="-0.162cm"/>
    </style:style>
    <style:style style:family="table" style:name="Table79" style:display-name="Table79">
      <style:table-properties table:align="margins" fo:margin-left="-0.162cm"/>
    </style:style>
    <style:style style:family="table" style:name="Table15" style:display-name="Table15">
      <style:table-properties table:align="margins" fo:margin-left="0.037cm"/>
    </style:style>
    <style:style style:family="table" style:name="Table13" style:display-name="Table13">
      <style:table-properties table:align="margins" fo:margin-left="0.064cm"/>
    </style:style>
    <style:style style:family="table" style:name="Table88" style:display-name="Table88">
      <style:table-properties table:align="margins" fo:margin-left="-0.162cm"/>
    </style:style>
    <style:style style:family="table" style:name="Table14" style:display-name="Table14">
      <style:table-properties table:align="margins" fo:margin-left="0.064cm"/>
    </style:style>
    <style:style style:family="table" style:name="Table2" style:display-name="Table2">
      <style:table-properties table:align="margins" fo:margin-left="0.037cm"/>
    </style:style>
    <style:style style:family="table" style:name="Table10" style:display-name="Table10">
      <style:table-properties table:align="margins" fo:margin-left="-0.016cm"/>
    </style:style>
    <style:style style:family="table" style:name="Table11" style:display-name="Table11">
      <style:table-properties table:align="margins" fo:margin-left="0.011cm"/>
    </style:style>
    <style:style style:family="table" style:name="Table16" style:display-name="Table16">
      <style:table-properties table:align="margins" fo:margin-left="0.064cm"/>
    </style:style>
    <style:style style:family="table" style:name="Table12" style:display-name="Table12">
      <style:table-properties table:align="margins" fo:margin-left="0.037cm"/>
    </style:style>
    <style:style style:family="table" style:name="Table80" style:display-name="Table80">
      <style:table-properties table:align="margins" fo:margin-left="-0.162cm"/>
    </style:style>
    <style:style style:family="table" style:name="Table81" style:display-name="Table81">
      <style:table-properties table:align="margins" fo:margin-left="-0.162cm"/>
    </style:style>
    <style:style style:family="table" style:name="Table82" style:display-name="Table82">
      <style:table-properties table:align="margins" fo:margin-left="-0.162cm"/>
    </style:style>
    <style:style style:family="table" style:name="Table83" style:display-name="Table83">
      <style:table-properties table:align="margins" fo:margin-left="-0.162cm"/>
    </style:style>
    <style:style style:family="table" style:name="Table84" style:display-name="Table84">
      <style:table-properties table:align="margins" fo:margin-left="-0.162cm"/>
    </style:style>
    <style:style style:family="table" style:name="Table85" style:display-name="Table85">
      <style:table-properties table:align="margins" fo:margin-left="-0.162cm"/>
    </style:style>
    <style:style style:family="table" style:name="Table86" style:display-name="Table86">
      <style:table-properties table:align="margins" fo:margin-left="-0.162cm"/>
    </style:style>
    <style:style style:family="table" style:name="Table87" style:display-name="Table87">
      <style:table-properties table:align="margins" fo:margin-left="-0.162cm"/>
    </style:style>
    <style:style style:family="table" style:name="Table1" style:display-name="Table1">
      <style:table-properties table:align="margins" fo:margin-left="0.037cm"/>
    </style:style>
    <style:style style:family="table" style:name="Table89" style:display-name="Table89">
      <style:table-properties table:align="margins" fo:margin-left="-0.162cm"/>
    </style:style>
    <style:style style:family="table" style:name="Table3" style:display-name="Table3">
      <style:table-properties table:align="margins" fo:margin-left="0.037cm"/>
    </style:style>
    <style:style style:family="table" style:name="Table4" style:display-name="Table4">
      <style:table-properties table:align="margins" fo:margin-left="0.09cm"/>
    </style:style>
    <style:style style:family="table" style:name="Table5" style:display-name="Table5">
      <style:table-properties table:align="margins" fo:margin-left="0.037cm"/>
    </style:style>
    <style:style style:family="table" style:name="Table6" style:display-name="Table6">
      <style:table-properties table:align="margins" fo:margin-left="0.037cm"/>
    </style:style>
    <style:style style:family="table" style:name="Table7" style:display-name="Table7">
      <style:table-properties table:align="margins" fo:margin-left="-0.016cm"/>
    </style:style>
    <style:style style:family="table" style:name="Table8" style:display-name="Table8">
      <style:table-properties table:align="margins" fo:margin-left="0.037cm"/>
    </style:style>
    <style:style style:family="table" style:name="Table9" style:display-name="Table9">
      <style:table-properties table:align="margins" fo:margin-left="0.037cm"/>
    </style:style>
    <style:style style:family="table" style:name="Table17" style:display-name="Table17">
      <style:table-properties table:align="margins" fo:margin-left="0.064cm"/>
    </style:style>
    <style:style style:family="table" style:name="Table18" style:display-name="Table18">
      <style:table-properties table:align="margins" fo:margin-left="0.037cm"/>
    </style:style>
    <style:style style:family="table" style:name="Table19" style:display-name="Table19">
      <style:table-properties table:align="margins" fo:margin-left="0.037cm"/>
    </style:style>
    <style:style style:family="table-cell" style:name="Table72-col1-row1" style:display-name="Table7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" style:display-name="Table2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2-col1-row2" style:display-name="Table7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4" style:display-name="Table2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" style:display-name="Table2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6" style:display-name="Table1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4-col1-row1" style:display-name="Table1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8-col1-row2" style:display-name="Table12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1" style:display-name="Table12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5-row7" style:display-name="Table8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8-row7" style:display-name="Table5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8-row7" style:display-name="Table13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1" style:display-name="Table13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4-row4" style:display-name="Table9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5" style:display-name="Table13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3-row6" style:display-name="Table13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7" style:display-name="Table13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6" style:display-name="Table4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2" style:display-name="Table12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1" style:display-name="Table10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2" style:display-name="Table10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3" style:display-name="Table10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5-row7" style:display-name="Table2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5" style:display-name="Table10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6" style:display-name="Table10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7" style:display-name="Table10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5-col1-row1" style:display-name="Table9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5-row1" style:display-name="Table10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4-row4" style:display-name="Table3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6" style:display-name="Table4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4-row4" style:display-name="Table11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4-row4" style:display-name="Table13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6-row1" style:display-name="Table4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7-row7" style:display-name="Table2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3-row7" style:display-name="Table12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1" style:display-name="Table8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2" style:display-name="Table8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3" style:display-name="Table8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4" style:display-name="Table8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5" style:display-name="Table8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6" style:display-name="Table8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7" style:display-name="Table8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4" style:display-name="Table13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5" style:display-name="Table12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8-col1-row1" style:display-name="Table3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8-col1-row2" style:display-name="Table3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6-col1-row1" style:display-name="Table6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6-col1-row2" style:display-name="Table6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1" style:display-name="Table9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2" style:display-name="Table9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3" style:display-name="Table9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4" style:display-name="Table9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5" style:display-name="Table9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6" style:display-name="Table9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7" style:display-name="Table9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4" style:display-name="Table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" style:display-name="Table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" style:display-name="Table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" style:display-name="Table2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1" style:display-name="Table5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5-col1-row2" style:display-name="Table9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4-row4" style:display-name="Table8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7-row7" style:display-name="Table5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1" style:display-name="Table12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3" style:display-name="Table12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4" style:display-name="Table12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3-row7" style:display-name="Table9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2" style:display-name="Table1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3" style:display-name="Table1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4" style:display-name="Table1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5" style:display-name="Table1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6" style:display-name="Table1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7" style:display-name="Table12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7-row7" style:display-name="Table7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3" style:display-name="Table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4" style:display-name="Table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5" style:display-name="Table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6" style:display-name="Table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4-row4" style:display-name="Table2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2" style:display-name="Table10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3" style:display-name="Table10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4" style:display-name="Table10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5" style:display-name="Table10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6" style:display-name="Table10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7" style:display-name="Table10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3-row7" style:display-name="Table3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4-row6" style:display-name="Table10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3-row7" style:display-name="Table11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9-col1-row1" style:display-name="Table8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2" style:display-name="Table13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2" style:display-name="Table3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3" style:display-name="Table13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6-row1" style:display-name="Table2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6" style:display-name="Table1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2" style:display-name="Table12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3" style:display-name="Table12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5-row7" style:display-name="Table4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5" style:display-name="Table12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4" style:display-name="Table10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7" style:display-name="Table12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1" style:display-name="Table8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2" style:display-name="Table8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3" style:display-name="Table8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4" style:display-name="Table8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5" style:display-name="Table8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6" style:display-name="Table8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1" style:display-name="Table7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4" style:display-name="Table13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2" style:display-name="Table7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5-row7" style:display-name="Table3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3" style:display-name="Table7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4" style:display-name="Table7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2" style:display-name="Table10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5" style:display-name="Table7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1" style:display-name="Table7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2" style:display-name="Table7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3" style:display-name="Table7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4" style:display-name="Table7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4" style:display-name="Table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5" style:display-name="Table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5-row7" style:display-name="Table12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6-row1" style:display-name="Table5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4" style:display-name="Table2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5" style:display-name="Table2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3-row7" style:display-name="Table8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9-col1-row1" style:display-name="Table5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9-col1-row2" style:display-name="Table5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7-col1-row1" style:display-name="Table8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7-col1-row2" style:display-name="Table8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1" style:display-name="Table9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2" style:display-name="Table9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3" style:display-name="Table9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4" style:display-name="Table9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5" style:display-name="Table9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6" style:display-name="Table9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7" style:display-name="Table9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2" style:display-name="Table1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3" style:display-name="Table1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4" style:display-name="Table1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5" style:display-name="Table1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6" style:display-name="Table1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6-row1" style:display-name="Table3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4" style:display-name="Table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5" style:display-name="Table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6" style:display-name="Table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1" style:display-name="Table1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3-row7" style:display-name="Table2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1" style:display-name="Table3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2" style:display-name="Table3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3" style:display-name="Table3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4" style:display-name="Table3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5" style:display-name="Table3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6" style:display-name="Table3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7" style:display-name="Table3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3-row6" style:display-name="Table10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7" style:display-name="Table11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2-col1-row1" style:display-name="Table4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2-col1-row2" style:display-name="Table4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6" style:display-name="Table1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2" style:display-name="Table12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2" style:display-name="Table1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4" style:display-name="Table12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2-col1-row1" style:display-name="Table1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5-row7" style:display-name="Table2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7" style:display-name="Table12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3" style:display-name="Table1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4" style:display-name="Table13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1" style:display-name="Table10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4" style:display-name="Table1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4-row4" style:display-name="Table3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1-col1-row1" style:display-name="Table13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3-row7" style:display-name="Table13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1-col1-row2" style:display-name="Table13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7" style:display-name="Table13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6" style:display-name="Table7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8-row7" style:display-name="Table4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6" style:display-name="Table12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3-row7" style:display-name="Table12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1" style:display-name="Table8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2" style:display-name="Table8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3" style:display-name="Table8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4" style:display-name="Table8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5" style:display-name="Table8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6" style:display-name="Table8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7" style:display-name="Table8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5-row7" style:display-name="Table5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5-col1-row1" style:display-name="Table3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5-col1-row2" style:display-name="Table3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3-col1-row1" style:display-name="Table6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3-col1-row2" style:display-name="Table6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1" style:display-name="Table9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2" style:display-name="Table9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3" style:display-name="Table9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4" style:display-name="Table9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5" style:display-name="Table9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6" style:display-name="Table9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7" style:display-name="Table9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1" style:display-name="Table12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5" style:display-name="Table13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1" style:display-name="Table2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2" style:display-name="Table2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3" style:display-name="Table2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4" style:display-name="Table2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5" style:display-name="Table2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6" style:display-name="Table2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7" style:display-name="Table2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1" style:display-name="Table3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2" style:display-name="Table3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3" style:display-name="Table3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4" style:display-name="Table3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5" style:display-name="Table3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6" style:display-name="Table3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7" style:display-name="Table3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6" style:display-name="Table1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7" style:display-name="Table11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5-row7" style:display-name="Table8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5-col1-row1" style:display-name="Table6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5-col1-row2" style:display-name="Table6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5" style:display-name="Table13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3-col1-row1" style:display-name="Table9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3-row7" style:display-name="Table4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3-col1-row2" style:display-name="Table9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7" style:display-name="Table13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1" style:display-name="Table13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4" style:display-name="Table7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3" style:display-name="Table13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1-col1-row1" style:display-name="Table7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5" style:display-name="Table13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6" style:display-name="Table13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3-row7" style:display-name="Table3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7" style:display-name="Table7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5" style:display-name="Table7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7-col1-row2" style:display-name="Table11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6" style:display-name="Table7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7-row6" style:display-name="Table7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7-row7" style:display-name="Table4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2" style:display-name="Table12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3" style:display-name="Table12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5-row7" style:display-name="Table4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5" style:display-name="Table12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6" style:display-name="Table12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7" style:display-name="Table12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1" style:display-name="Table8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2" style:display-name="Table8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3" style:display-name="Table8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4" style:display-name="Table8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5" style:display-name="Table8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6" style:display-name="Table8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7" style:display-name="Table8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8-row7" style:display-name="Table3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6-row1" style:display-name="Table13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3" style:display-name="Table17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3" style:display-name="Table5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6-row1" style:display-name="Table6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5" style:display-name="Table5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2" style:display-name="Table10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5-row7" style:display-name="Table10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4-row4" style:display-name="Table11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1" style:display-name="Table2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2" style:display-name="Table2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3" style:display-name="Table2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4" style:display-name="Table2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4-col1-row1" style:display-name="Table8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4-col1-row2" style:display-name="Table8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2-col1-row1" style:display-name="Table9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2-col1-row2" style:display-name="Table9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8-row7" style:display-name="Table6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3" style:display-name="Table4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4" style:display-name="Table4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5" style:display-name="Table4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1-col1-row1" style:display-name="Table4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2" style:display-name="Table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3" style:display-name="Table1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4" style:display-name="Table1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5" style:display-name="Table1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6" style:display-name="Table1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5" style:display-name="Table4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6" style:display-name="Table4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7" style:display-name="Table4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3-row7" style:display-name="Table2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4-row4" style:display-name="Table5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1" style:display-name="Table13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1" style:display-name="Table3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2" style:display-name="Table3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3" style:display-name="Table3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4" style:display-name="Table3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5" style:display-name="Table3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6" style:display-name="Table3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7" style:display-name="Table3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6-row6" style:display-name="Table7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4-row4" style:display-name="Table4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2" style:display-name="Table12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3" style:display-name="Table12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4" style:display-name="Table12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5" style:display-name="Table12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6" style:display-name="Table12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7" style:display-name="Table12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1" style:display-name="Table1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2" style:display-name="Table1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3" style:display-name="Table1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3-row7" style:display-name="Table5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7-row7" style:display-name="Table3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5" style:display-name="Table11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6" style:display-name="Table11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9-col1-row2" style:display-name="Table1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6-row1" style:display-name="Table4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5-row7" style:display-name="Table6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8-col1-row1" style:display-name="Table7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8-col1-row2" style:display-name="Table7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6-col1-row1" style:display-name="Table1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4-row4" style:display-name="Table4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0-col1-row2" style:display-name="Table1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3" style:display-name="Table7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2-col1-row2" style:display-name="Table10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3" style:display-name="Table12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8-row7" style:display-name="Table5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8-row7" style:display-name="Table12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7" style:display-name="Table4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2" style:display-name="Table13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8-row7" style:display-name="Table10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0-col1-row1" style:display-name="Table6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0-col1-row2" style:display-name="Table6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2" style:display-name="Table13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7-row7" style:display-name="Table6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8-row7" style:display-name="Table4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6-row1" style:display-name="Table7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5" style:display-name="Table13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1" style:display-name="Table4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2" style:display-name="Table4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3" style:display-name="Table4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4" style:display-name="Table4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5" style:display-name="Table4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4" style:display-name="Table2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7" style:display-name="Table4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6" style:display-name="Table2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7" style:display-name="Table2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1" style:display-name="Table3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2" style:display-name="Table3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3" style:display-name="Table3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6-row1" style:display-name="Table4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5" style:display-name="Table3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6" style:display-name="Table3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7" style:display-name="Table3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4" style:display-name="Table13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5-row1" style:display-name="Table7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7" style:display-name="Table7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7-col1-row1" style:display-name="Table13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3-row7" style:display-name="Table4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7" style:display-name="Table13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1" style:display-name="Table13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5-row7" style:display-name="Table13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1" style:display-name="Table5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6-row1" style:display-name="Table3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3" style:display-name="Table5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4" style:display-name="Table5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5" style:display-name="Table5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6" style:display-name="Table5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7" style:display-name="Table5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8-col1-row1" style:display-name="Table9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7" style:display-name="Table13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2-col1-row1" style:display-name="Table6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3" style:display-name="Table5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5-col1-row2" style:display-name="Table12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6-col1-row2" style:display-name="Table8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4-col1-row2" style:display-name="Table1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4-row4" style:display-name="Table6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2" style:display-name="Table1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2" style:display-name="Table10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3" style:display-name="Table10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5-row7" style:display-name="Table4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5" style:display-name="Table10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4-row4" style:display-name="Table10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4" style:display-name="Table11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7-row7" style:display-name="Table5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6-row1" style:display-name="Table7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2" style:display-name="Table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7-row7" style:display-name="Table10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6-row1" style:display-name="Table6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7-row7" style:display-name="Table6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0-col1-row2" style:display-name="Table14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8-row7" style:display-name="Table4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4" style:display-name="Table11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7-row7" style:display-name="Table4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9-col1-row2" style:display-name="Table9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7" style:display-name="Table4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3-row7" style:display-name="Table11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4" style:display-name="Table13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8-row7" style:display-name="Table7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1" style:display-name="Table2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2" style:display-name="Table2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3" style:display-name="Table2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4" style:display-name="Table2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5" style:display-name="Table2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6" style:display-name="Table2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7" style:display-name="Table2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6-row1" style:display-name="Table10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4" style:display-name="Table12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8-row7" style:display-name="Table6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6-row6" style:display-name="Table22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1-col1-row2" style:display-name="Table4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6" style:display-name="Table12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3-col1-row2" style:display-name="Table8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1" style:display-name="Table4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2" style:display-name="Table4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3" style:display-name="Table4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4" style:display-name="Table4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5" style:display-name="Table4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6" style:display-name="Table4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7" style:display-name="Table4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1" style:display-name="Table10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4-col1-row1" style:display-name="Table2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3" style:display-name="Table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1" style:display-name="Table5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2" style:display-name="Table5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3" style:display-name="Table5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4" style:display-name="Table5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5" style:display-name="Table5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6" style:display-name="Table5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7" style:display-name="Table5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5-row7" style:display-name="Table3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5" style:display-name="Table1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5-row7" style:display-name="Table11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6" style:display-name="Table11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1" style:display-name="Table13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8-row7" style:display-name="Table13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6-row1" style:display-name="Table7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4-row4" style:display-name="Table4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3-row7" style:display-name="Table6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3-col1-row2" style:display-name="Table12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7" style:display-name="Table8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8-row7" style:display-name="Table7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4-row4" style:display-name="Table2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6" style:display-name="Table13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7-row7" style:display-name="Table12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3-row7" style:display-name="Table13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7-col1-row1" style:display-name="Table10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7-col1-row2" style:display-name="Table10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5-col1-row1" style:display-name="Table13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5-col1-row2" style:display-name="Table13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6-row1" style:display-name="Table4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5-row7" style:display-name="Table6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7-col1-row1" style:display-name="Table4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7-col1-row2" style:display-name="Table4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5-col1-row1" style:display-name="Table7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5-col1-row2" style:display-name="Table7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2" style:display-name="Table13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6" style:display-name="Table13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4-row4" style:display-name="Table7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4" style:display-name="Table13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7-row7" style:display-name="Table7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8-row7" style:display-name="Table5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7" style:display-name="Table13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7" style:display-name="Table11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7-row7" style:display-name="Table6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5-row7" style:display-name="Table12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1" style:display-name="Table12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1" style:display-name="Table4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2" style:display-name="Table4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4-col1-row1" style:display-name="Table7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4-col1-row2" style:display-name="Table7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5" style:display-name="Table4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6" style:display-name="Table4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2" style:display-name="Table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0-col1-row1" style:display-name="Table1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6-col1-row1" style:display-name="Table12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8-row7" style:display-name="Table8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4-row4" style:display-name="Table3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5" style:display-name="Table12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7-row7" style:display-name="Table13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6" style:display-name="Table12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4-row4" style:display-name="Table5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1" style:display-name="Table6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2" style:display-name="Table6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3" style:display-name="Table6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4" style:display-name="Table6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5" style:display-name="Table6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6" style:display-name="Table6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7" style:display-name="Table6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3-row7" style:display-name="Table4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9-col1-row1" style:display-name="Table12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9-col1-row2" style:display-name="Table12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1" style:display-name="Table13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2" style:display-name="Table13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3" style:display-name="Table13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5-row7" style:display-name="Table5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5" style:display-name="Table13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6" style:display-name="Table13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8-row7" style:display-name="Table10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5-row7" style:display-name="Table10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5-row7" style:display-name="Table13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1-col1-row1" style:display-name="Table1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1-col1-row2" style:display-name="Table11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4-row4" style:display-name="Table6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7-row7" style:display-name="Table4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8-row7" style:display-name="Table12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5-row7" style:display-name="Table4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7-row7" style:display-name="Table11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2" style:display-name="Table14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3" style:display-name="Table14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4" style:display-name="Table14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3-row7" style:display-name="Table7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7-row7" style:display-name="Table5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3" style:display-name="Table7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5-row1" style:display-name="Table2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5" style:display-name="Table7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6-row1" style:display-name="Table6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6" style:display-name="Table7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1" style:display-name="Table1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7" style:display-name="Table7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6-col1-row1" style:display-name="Table5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8-col1-row1" style:display-name="Table6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8-col1-row2" style:display-name="Table6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5" style:display-name="Table2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6-col1-row2" style:display-name="Table9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6" style:display-name="Table2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0-col1-row2" style:display-name="Table1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7" style:display-name="Table2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2" style:display-name="Table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3" style:display-name="Table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4" style:display-name="Table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5" style:display-name="Table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6" style:display-name="Table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0-col1-row1" style:display-name="Table5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0-col1-row2" style:display-name="Table5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4" style:display-name="Table17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7-row7" style:display-name="Table13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8-row7" style:display-name="Table6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7-row7" style:display-name="Table8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3" style:display-name="Table13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3" style:display-name="Table10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7-col1-row2" style:display-name="Table13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3-row7" style:display-name="Table3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9-col1-row1" style:display-name="Table3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9-col1-row2" style:display-name="Table3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1" style:display-name="Table6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2" style:display-name="Table6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1" style:display-name="Table4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2" style:display-name="Table4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3" style:display-name="Table4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4" style:display-name="Table4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5" style:display-name="Table4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6" style:display-name="Table4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7" style:display-name="Table4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6-row1" style:display-name="Table12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2" style:display-name="Table4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7-row7" style:display-name="Table7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1" style:display-name="Table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2" style:display-name="Table2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4-row4" style:display-name="Table5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2" style:display-name="Table13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3" style:display-name="Table13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4" style:display-name="Table13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4-row4" style:display-name="Table10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6" style:display-name="Table13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7-row7" style:display-name="Table10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7-row7" style:display-name="Table10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6-row1" style:display-name="Table11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4-row4" style:display-name="Table4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3-row7" style:display-name="Table6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2" style:display-name="Table1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3" style:display-name="Table1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4" style:display-name="Table1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2" style:display-name="Table13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6-row1" style:display-name="Table5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3" style:display-name="Table13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4" style:display-name="Table13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5-row7" style:display-name="Table7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5" style:display-name="Table13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6" style:display-name="Table13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7" style:display-name="Table13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4-col1-row1" style:display-name="Table10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4-col1-row2" style:display-name="Table10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2-col1-row1" style:display-name="Table13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2-col1-row2" style:display-name="Table13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1" style:display-name="Table13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1" style:display-name="Table1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4-row4" style:display-name="Table9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5-row7" style:display-name="Table6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8-row7" style:display-name="Table11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4-row4" style:display-name="Table12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0-col1-row1" style:display-name="Table14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2" style:display-name="Table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3" style:display-name="Table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4" style:display-name="Table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5" style:display-name="Table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6" style:display-name="Table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6" style:display-name="Table13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6-row1" style:display-name="Table8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1" style:display-name="Table3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9-col1-row2" style:display-name="Table8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3" style:display-name="Table3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4" style:display-name="Table3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5" style:display-name="Table3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6" style:display-name="Table3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7" style:display-name="Table3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2" style:display-name="Table1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1" style:display-name="Table4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2" style:display-name="Table4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3" style:display-name="Table4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4" style:display-name="Table4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5" style:display-name="Table4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7-row6" style:display-name="Table19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2" style:display-name="Table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6" style:display-name="Table10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3" style:display-name="Table11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6-row1" style:display-name="Table10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3-row7" style:display-name="Table5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3-row7" style:display-name="Table10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1" style:display-name="Table6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2" style:display-name="Table6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3" style:display-name="Table6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4" style:display-name="Table6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5" style:display-name="Table6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6" style:display-name="Table6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7" style:display-name="Table6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3-row7" style:display-name="Table4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2" style:display-name="Table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3" style:display-name="Table1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4" style:display-name="Table1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5" style:display-name="Table1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2-col1-row2" style:display-name="Table6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4-row4" style:display-name="Table7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3" style:display-name="Table1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7-col1-row1" style:display-name="Table2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5-row7" style:display-name="Table5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8-col1-row1" style:display-name="Table13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8-row7" style:display-name="Table10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3-row7" style:display-name="Table12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3-col1-row1" style:display-name="Table8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4-row4" style:display-name="Table12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6-row1" style:display-name="Table5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4-row4" style:display-name="Table6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4-row6" style:display-name="Table22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7-row7" style:display-name="Table11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2" style:display-name="Table1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3" style:display-name="Table1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4" style:display-name="Table11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5" style:display-name="Table11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4-row4" style:display-name="Table13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5-col1-row1" style:display-name="Table12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1" style:display-name="Table10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1" style:display-name="Table3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2" style:display-name="Table3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3" style:display-name="Table3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4" style:display-name="Table3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5" style:display-name="Table3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6" style:display-name="Table3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7" style:display-name="Table3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7-row7" style:display-name="Table9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8-row7" style:display-name="Table7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6-row6" style:display-name="Table19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7-row6" style:display-name="Table4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7-col1-row1" style:display-name="Table7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6-row1" style:display-name="Table10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7-col1-row2" style:display-name="Table7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2" style:display-name="Table5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3" style:display-name="Table2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4" style:display-name="Table5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6" style:display-name="Table4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6" style:display-name="Table5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5" style:display-name="Table2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4" style:display-name="Table10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5" style:display-name="Table10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6" style:display-name="Table10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7" style:display-name="Table10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6-col1-row1" style:display-name="Table3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6-col1-row2" style:display-name="Table3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1" style:display-name="Table6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2" style:display-name="Table6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3" style:display-name="Table6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4" style:display-name="Table6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5" style:display-name="Table6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6" style:display-name="Table6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7" style:display-name="Table6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6" style:display-name="Table4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7" style:display-name="Table4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3" style:display-name="Table8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3" style:display-name="Table11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4" style:display-name="Table3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3-row7" style:display-name="Table7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7-row6" style:display-name="Table22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8-row7" style:display-name="Table11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7-row7" style:display-name="Table10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6" style:display-name="Table1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6-row1" style:display-name="Table11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3-row7" style:display-name="Table6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5" style:display-name="Table13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9-col1-row1" style:display-name="Table1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2" style:display-name="Table1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3" style:display-name="Table1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4" style:display-name="Table1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5" style:display-name="Table1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4" style:display-name="Table12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5-row7" style:display-name="Table7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7-row7" style:display-name="Table12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2" style:display-name="Table23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1-col1-row1" style:display-name="Table10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1-col1-row2" style:display-name="Table10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4" style:display-name="Table23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4-row4" style:display-name="Table8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7-row7" style:display-name="Table13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2" style:display-name="Table5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6-row1" style:display-name="Table9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1" style:display-name="Table13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1-col1-row2" style:display-name="Table7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3" style:display-name="Table13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5-row1" style:display-name="Table19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7-row7" style:display-name="Table7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6" style:display-name="Table4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4-row4" style:display-name="Table10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6" style:display-name="Table13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7" style:display-name="Table4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1" style:display-name="Table12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4-row4" style:display-name="Table13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1" style:display-name="Table5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2" style:display-name="Table5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6-col1-row1" style:display-name="Table8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4" style:display-name="Table5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5" style:display-name="Table5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6" style:display-name="Table5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7" style:display-name="Table5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4" style:display-name="Table10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1" style:display-name="Table10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6" style:display-name="Table10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7" style:display-name="Table10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8-row7" style:display-name="Table9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1" style:display-name="Table4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2" style:display-name="Table4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3" style:display-name="Table4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4" style:display-name="Table4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5" style:display-name="Table4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7-row6" style:display-name="Table16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1" style:display-name="Table7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2" style:display-name="Table7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3" style:display-name="Table7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4" style:display-name="Table7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5" style:display-name="Table7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6" style:display-name="Table7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7" style:display-name="Table7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3-row7" style:display-name="Table5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9-col1-row1" style:display-name="Table2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9-col1-row2" style:display-name="Table2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7-col1-row1" style:display-name="Table5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7-col1-row2" style:display-name="Table5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3" style:display-name="Table10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1" style:display-name="Table6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2" style:display-name="Table6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3" style:display-name="Table6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4" style:display-name="Table6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5" style:display-name="Table6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6" style:display-name="Table6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7" style:display-name="Table6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2" style:display-name="Table1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3" style:display-name="Table1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4" style:display-name="Table1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5" style:display-name="Table1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6" style:display-name="Table1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4-row4" style:display-name="Table7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4" style:display-name="Table10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8-row7" style:display-name="Table10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1" style:display-name="Table1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6-row1" style:display-name="Table13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3-row7" style:display-name="Table8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9-col1-row1" style:display-name="Table9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5" style:display-name="Table11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5-row7" style:display-name="Table11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6-row1" style:display-name="Table7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8-col1-row1" style:display-name="Table4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5-row7" style:display-name="Table9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6-col1-row2" style:display-name="Table5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3-row6" style:display-name="Table7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2" style:display-name="Table7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8-col1-row2" style:display-name="Table9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4-row6" style:display-name="Table19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2-col1-row2" style:display-name="Table1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4" style:display-name="Table7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6-col1-row2" style:display-name="Table12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5" style:display-name="Table7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5-row7" style:display-name="Table7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8-row7" style:display-name="Table8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3-col1-row1" style:display-name="Table5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3-col1-row2" style:display-name="Table5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0-col1-row1" style:display-name="Table1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1-col1-row1" style:display-name="Table8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4-col1-row2" style:display-name="Table13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1-col1-row2" style:display-name="Table8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3-row7" style:display-name="Table10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7-row7" style:display-name="Table9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0-col1-row1" style:display-name="Table3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1" style:display-name="Table1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2" style:display-name="Table11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3" style:display-name="Table11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4" style:display-name="Table11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6-row6" style:display-name="Table16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6" style:display-name="Table11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7" style:display-name="Table11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1" style:display-name="Table7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2" style:display-name="Table7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1" style:display-name="Table5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2" style:display-name="Table5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3" style:display-name="Table5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4" style:display-name="Table5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5" style:display-name="Table5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6" style:display-name="Table5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7" style:display-name="Table5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5-row7" style:display-name="Table10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3-col1-row1" style:display-name="Table3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3-col1-row2" style:display-name="Table3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1" style:display-name="Table6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2" style:display-name="Table6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3" style:display-name="Table6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4" style:display-name="Table6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5" style:display-name="Table6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6" style:display-name="Table6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7" style:display-name="Table6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6-row1" style:display-name="Table12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4-row6" style:display-name="Table7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2" style:display-name="Table8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1" style:display-name="Table4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2" style:display-name="Table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4" style:display-name="Table8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3-row7" style:display-name="Table7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3" style:display-name="Table4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4" style:display-name="Table4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1" style:display-name="Table8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2" style:display-name="Table8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3" style:display-name="Table8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4" style:display-name="Table8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5" style:display-name="Table8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6" style:display-name="Table8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7" style:display-name="Table8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4-col1-row2" style:display-name="Table2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2-col1-row1" style:display-name="Table3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2-col1-row2" style:display-name="Table3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8-col1-row2" style:display-name="Table10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6-col1-row2" style:display-name="Table1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0-col1-row1" style:display-name="Table8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4-row4" style:display-name="Table12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0-col1-row2" style:display-name="Table8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0-col1-row1" style:display-name="Table9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4-col1-row1" style:display-name="Table13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5-row7" style:display-name="Table7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0-col1-row2" style:display-name="Table9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8-row7" style:display-name="Table12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3-row6" style:display-name="Table19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5" style:display-name="Table11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7-row7" style:display-name="Table8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1" style:display-name="Table10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4" style:display-name="Table1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3" style:display-name="Table10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4" style:display-name="Table10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5" style:display-name="Table10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6-row1" style:display-name="Table9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7" style:display-name="Table10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3-col1-row1" style:display-name="Table12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5" style:display-name="Table9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5-row1" style:display-name="Table16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6" style:display-name="Table9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2" style:display-name="Table11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3" style:display-name="Table11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7" style:display-name="Table9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5" style:display-name="Table11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6" style:display-name="Table11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7" style:display-name="Table11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3" style:display-name="Table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7-col1-row2" style:display-name="Table2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1" style:display-name="Table5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2" style:display-name="Table5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3" style:display-name="Table5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4" style:display-name="Table5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5" style:display-name="Table5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6" style:display-name="Table5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7" style:display-name="Table5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" style:display-name="Table2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6-row1" style:display-name="Table10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8-row7" style:display-name="Table9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2" style:display-name="Table10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3" style:display-name="Table10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7-row6" style:display-name="Table13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1" style:display-name="Table1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3-row7" style:display-name="Table11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6" style:display-name="Table10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1" style:display-name="Table7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2" style:display-name="Table7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3" style:display-name="Table7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4" style:display-name="Table7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5" style:display-name="Table7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6" style:display-name="Table7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7" style:display-name="Table7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6-col1-row1" style:display-name="Table2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6-col1-row2" style:display-name="Table2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4-col1-row1" style:display-name="Table5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4-col1-row2" style:display-name="Table5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1" style:display-name="Table8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2" style:display-name="Table8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3" style:display-name="Table8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4" style:display-name="Table8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5" style:display-name="Table8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6" style:display-name="Table8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7" style:display-name="Table8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8-row7" style:display-name="Table3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8-row7" style:display-name="Table11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5" style:display-name="Table11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7" style:display-name="Table13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4-row4" style:display-name="Table7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3-row7" style:display-name="Table9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1" style:display-name="Table1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2" style:display-name="Table1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3" style:display-name="Table1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4" style:display-name="Table1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5" style:display-name="Table1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6" style:display-name="Table1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3" style:display-name="Table23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6-row1" style:display-name="Table8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6-row1" style:display-name="Table13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4" style:display-name="Table11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1" style:display-name="Table10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2" style:display-name="Table10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7-row7" style:display-name="Table2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4" style:display-name="Table10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5" style:display-name="Table10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6" style:display-name="Table10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7" style:display-name="Table10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5-row7" style:display-name="Table9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5-row7" style:display-name="Table9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4-row6" style:display-name="Table16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1" style:display-name="Table10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7-col1-row1" style:display-name="Table1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8-row7" style:display-name="Table8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7" style:display-name="Table5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5-row7" style:display-name="Table13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3-row6" style:display-name="Table22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3-row7" style:display-name="Table10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2" style:display-name="Table1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8-row7" style:display-name="Table9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1" style:display-name="Table9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7-row7" style:display-name="Table9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1" style:display-name="Table7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2" style:display-name="Table11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4" style:display-name="Table9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4" style:display-name="Table11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6-row6" style:display-name="Table13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6" style:display-name="Table11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6" style:display-name="Table1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6-row1" style:display-name="Table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8-col1-row2" style:display-name="Table4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3" style:display-name="Table4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6" style:display-name="Table7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4" style:display-name="Table4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7" style:display-name="Table7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1" style:display-name="Table4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6" style:display-name="Table7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7" style:display-name="Table7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2" style:display-name="Table4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8-row7" style:display-name="Table2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5-row7" style:display-name="Table12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8-col1-row2" style:display-name="Table13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5-row7" style:display-name="Table10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1-col1-row1" style:display-name="Table5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0-col1-row2" style:display-name="Table3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1-col1-row2" style:display-name="Table5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4-row4" style:display-name="Table11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7-row7" style:display-name="Table3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7-row7" style:display-name="Table11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2" style:display-name="Table17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1" style:display-name="Table9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2" style:display-name="Table9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3" style:display-name="Table9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4" style:display-name="Table9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5" style:display-name="Table9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6" style:display-name="Table9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7" style:display-name="Table9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1" style:display-name="Table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3-row7" style:display-name="Table7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3" style:display-name="Table1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4" style:display-name="Table1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5" style:display-name="Table1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2" style:display-name="Table2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3" style:display-name="Table2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4" style:display-name="Table2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7-row7" style:display-name="Table13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5-row7" style:display-name="Table8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8-row7" style:display-name="Table13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5-row7" style:display-name="Table13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3-col1-row1" style:display-name="Table1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3-col1-row2" style:display-name="Table11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1-col1-row1" style:display-name="Table14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1-col1-row2" style:display-name="Table14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4-row4" style:display-name="Table9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8-row7" style:display-name="Table13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7-row7" style:display-name="Table12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3-row6" style:display-name="Table16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2" style:display-name="Table20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6-row1" style:display-name="Table8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7-row7" style:display-name="Table8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" style:display-name="Table2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" style:display-name="Table2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" style:display-name="Table2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5" style:display-name="Table2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6" style:display-name="Table2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5" style:display-name="Table10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6-row1" style:display-name="Table9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7" style:display-name="Table10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8-col1-row1" style:display-name="Table10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6-col1-row1" style:display-name="Table9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5-row1" style:display-name="Table13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2" style:display-name="Table10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2" style:display-name="Table1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3" style:display-name="Table10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4" style:display-name="Table11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4" style:display-name="Table10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6" style:display-name="Table11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7" style:display-name="Table11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5-row7" style:display-name="Table11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2" style:display-name="Table13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6" style:display-name="Table4_col5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3" style:display-name="Table13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1" style:display-name="Table2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3" style:display-name="Table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2" style:display-name="Table2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6-row1" style:display-name="Table3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6-row1" style:display-name="Table11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5" style:display-name="Table11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7-row6" style:display-name="Table10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9-col1-row1" style:display-name="Table6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9-col1-row2" style:display-name="Table6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3" style:display-name="Table1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2" style:display-name="Table9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3" style:display-name="Table9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2" style:display-name="Table7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3" style:display-name="Table7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4" style:display-name="Table7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5" style:display-name="Table7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2" style:display-name="Table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8-row7" style:display-name="Table4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4" style:display-name="Table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1" style:display-name="Table2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2" style:display-name="Table2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3" style:display-name="Table2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4" style:display-name="Table2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5" style:display-name="Table2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4-row4" style:display-name="Table8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4-row4" style:display-name="Table13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5" style:display-name="Table12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8-row7" style:display-name="Table3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3-row7" style:display-name="Table13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7" style:display-name="Table12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3-row7" style:display-name="Table9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2" style:display-name="Table1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3" style:display-name="Table1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4" style:display-name="Table1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5" style:display-name="Table1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6" style:display-name="Table1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3" style:display-name="Table20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4" style:display-name="Table20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7-row7" style:display-name="Table4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" style:display-name="Table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" style:display-name="Table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" style:display-name="Table2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" style:display-name="Table2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5" style:display-name="Table2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6" style:display-name="Table2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5" style:display-name="Table10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6" style:display-name="Table10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7" style:display-name="Table10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2-col1-row1" style:display-name="Table10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5-col1-row1" style:display-name="Table4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5-col1-row2" style:display-name="Table4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4-row4" style:display-name="Table10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1" style:display-name="Table7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3-row7" style:display-name="Table13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4-row6" style:display-name="Table13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4" style:display-name="Table7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8-row7" style:display-name="Table7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6-row1" style:display-name="Table13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2" style:display-name="Table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6-row1" style:display-name="Table2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6" style:display-name="Table4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2" style:display-name="Table12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3" style:display-name="Table12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4" style:display-name="Table12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5" style:display-name="Table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6" style:display-name="Table12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6-row1" style:display-name="Table12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3-row7" style:display-name="Table10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5-col1-row1" style:display-name="Table10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5-col1-row2" style:display-name="Table10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2" style:display-name="Table5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5-row7" style:display-name="Table3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6-row6" style:display-name="Table10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2" style:display-name="Table1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3" style:display-name="Table1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4" style:display-name="Table1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5" style:display-name="Table1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2" style:display-name="Table7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3" style:display-name="Table7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6" style:display-name="Table1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5" style:display-name="Table7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6" style:display-name="Table7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7" style:display-name="Table7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4" style:display-name="Table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8-row7" style:display-name="Table2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3" style:display-name="Table9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4" style:display-name="Table5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4-col1-row1" style:display-name="Table4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1" style:display-name="Table9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3" style:display-name="Table5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7" style:display-name="Table9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8-col1-row1" style:display-name="Table12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3-row7" style:display-name="Table8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4-col1-row2" style:display-name="Table4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4" style:display-name="Table9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7-row7" style:display-name="Table3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5" style:display-name="Table9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3" style:display-name="Table6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6" style:display-name="Table9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4" style:display-name="Table6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2" style:display-name="Table9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5" style:display-name="Table6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1" style:display-name="Table7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6" style:display-name="Table6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5" style:display-name="Table1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7" style:display-name="Table6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2" style:display-name="Table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3" style:display-name="Table1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4" style:display-name="Table16_col1_row4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style:page-layout style:name="Standard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body>
    <office:text>
      <text:section text:style-name="Sect1" text:name="Section1">
        <text:p text:style-name="P1"/>
        <text:p text:style-name="P2"/>
        <text:p text:style-name="P3"><text:span text:style-name="T1">Práctica 2</text:span> </text:p>
        <text:p text:style-name="P4">Ingeniería de requisitos: </text:p>
        <text:p text:style-name="P4">Modelo de casos de uso</text:p>
        <text:p text:style-name="P5"/>
        <text:p text:style-name="P3">Alba Aurora Moreno Peinado</text:p>
        <text:p text:style-name="P3">Manuel Ortiz Hita</text:p>
        <text:p text:style-name="P3">Pablo Zafra Jiménez</text:p>
        <text:p text:style-name="P3">Elena Cantero Molina</text:p>
        <text:p text:style-name="P3"/>
        <text:p text:style-name="P3">23 de Marzo de 2018</text:p>
        <text:p text:style-name="P6"/>
        <text:p text:style-name="P5"/>
        <text:p text:style-name="P7">Índice</text:p>
        <text:p text:style-name="P5"/>
        <text:p text:style-name="P5">1. Descripción de los actores</text:p>
        <text:p text:style-name="P5"><text:tab/>1.1. Actor Administrador</text:p>
        <text:p text:style-name="P5"><text:tab/>1.2. Actor Banco</text:p>
        <text:p text:style-name="P5"><text:tab/>1.3. Actor Cliente</text:p>
        <text:p text:style-name="P5"><text:tab/>1.4. Actor Empleado</text:p>
        <text:p text:style-name="P5"><text:tab/>1.5. Actor Encargado</text:p>
        <text:p text:style-name="P5"><text:tab/>1.6. Actor GPS</text:p>
        <text:p text:style-name="P5"><text:tab/>1.7. Actor Repartidor</text:p>
        <text:p text:style-name="P5"><text:tab/>1.8. Actor Temporizador</text:p>
        <text:p text:style-name="P5">2. Diagrama de paquetes</text:p>
        <text:p text:style-name="P5">3. Diagramas de Casos de Uso</text:p>
        <text:p text:style-name="P5"><text:tab/>3.1. Gestión Administrador</text:p>
        <text:p text:style-name="P5"><text:tab/>3.2. Gestión Clientes</text:p>
        <text:p text:style-name="P5"><text:tab/>3.3. Gestión Envíos</text:p>
        <text:p text:style-name="P5"><text:tab/>3.4. Gestión Transportes</text:p>
        <text:p text:style-name="P5"><text:tab/>3.5. Gestión Web</text:p>
        <text:p text:style-name="P5"><text:tab/>3.6.</text:p>
        <text:p text:style-name="P5">4. Descripción de Casos de Uso</text:p>
        <text:p text:style-name="P5"/>
        <text:p text:style-name="P6"/>
        <text:p text:style-name="P5"/>
        <text:p text:style-name="P5"/>
        <text:p text:style-name="P5"/>
        <text:p text:style-name="P5"/>
        <text:p text:style-name="P8"/>
        <text:p text:style-name="P8">1. <text:span text:style-name="T2">Descripción de los actores</text:span></text:p>
        <text:p text:style-name="P8"/>
        <text:p text:style-name="P5">1.1. Actor Administrador</text:p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h text:style-name="P9" text:outline-level="1">Actor</text:h>
            </table:table-cell>
            <table:table-cell table:style-name="Table1_col2_row1" table:number-columns-spanned="3">
              <text:h text:style-name="P10" text:outline-level="3">Administrador </text:h>
            </table:table-cell>
            <table:covered-table-cell/>
            <table:covered-table-cell/>
            <table:table-cell table:style-name="Table1_col5_row1" table:number-columns-spanned="3">
              <text:p text:style-name="P11">ACT_1</text:p>
            </table:table-cell>
            <table:covered-table-cell/>
            <table:covered-table-cell/>
          </table:table-row>
          <table:table-row>
            <table:table-cell table:style-name="Table1_col1_row2">
              <text:p text:style-name="P12">Descripción</text:p>
            </table:table-cell>
            <table:table-cell table:style-name="Table1_col2_row2" table:number-columns-spanned="6">
              <text:p text:style-name="P13">Persona que gestiona el sistem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3">
              <text:p text:style-name="P12">Características</text:p>
            </table:table-cell>
            <table:table-cell table:style-name="Table1_col2_row3" table:number-columns-spanned="6">
              <text:p text:style-name="P13">Debe tener conocimientos avanzados sobre el funcionamiento de la empresa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4">
              <text:p text:style-name="P12">Relaciones</text:p>
            </table:table-cell>
            <table:table-cell table:style-name="Table1_col2_row4" table:number-columns-spanned="6">
              <text:p text:style-name="P13">Banco: administra la gestión económica entre el banco y el cliente.</text:p>
              <text:p text:style-name="P13">Cliente: administra la información sobre el cliente.</text:p>
              <text:p text:style-name="P13">Empleado: administra los horarios y trabajos seguidos por el empleado.</text:p>
              <text:p text:style-name="P13">Encargado: administra los horarios y trabajos seguidos por el encargado.</text:p>
              <text:p text:style-name="P13">GPS: administra la ruta seguida por el GPS.</text:p>
              <text:p text:style-name="P13">Repartidor: administra el trayecto <text:s/>seguido e información sobre el repartidor.</text:p>
              <text:p text:style-name="P13">Temporizador: administra el tiempo de recogid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5">
              <text:p text:style-name="P12">Referencias</text:p>
            </table:table-cell>
            <table:table-cell table:style-name="Table1_col2_row5" table:number-columns-spanned="6">
              <text:p text:style-name="P13">CU_1, CU_2, CU_3, CU_4, CU_34, CU_35, CU_36, CU_37, CU_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6">
              <text:p text:style-name="P12">Autor</text:p>
            </table:table-cell>
            <table:table-cell table:style-name="Table1_col2_row6">
              <text:p text:style-name="P13">Alba Aurora Moreno Peinado</text:p>
            </table:table-cell>
            <table:table-cell table:style-name="Table1_col3_row6">
              <text:h text:style-name="P14" text:outline-level="2">Fecha</text:h>
            </table:table-cell>
            <table:table-cell table:style-name="Table1_col4_row6" table:number-columns-spanned="2">
              <text:p text:style-name="P15">12/03/2018</text:p>
            </table:table-cell>
            <table:covered-table-cell/>
            <table:table-cell table:style-name="Table1_col6_row6">
              <text:h text:style-name="P14" text:outline-level="2">Versión</text:h>
            </table:table-cell>
            <table:table-cell table:style-name="Table1_col7_row6">
              <text:p text:style-name="P15">1.0</text:p>
            </table:table-cell>
          </table:table-row>
        </table:table>
        <text:p text:style-name="P16"/>
        <table:table table:name="Table2" table:style-name="Table2">
          <table:table-column/>
          <table:table-column/>
          <table:table-column/>
          <table:table-row>
            <table:table-cell table:style-name="Table2_col1_row1" table:number-columns-spanned="3">
              <text:h text:style-name="P17" text:outline-level="1">Atributos</text:h>
            </table:table-cell>
            <table:covered-table-cell/>
            <table:covered-table-cell/>
          </table:table-row>
          <table:table-row>
            <table:table-cell table:style-name="Table2_col1_row2">
              <text:p text:style-name="P12">Nombre</text:p>
            </table:table-cell>
            <table:table-cell table:style-name="Table2_col2_row2">
              <text:h text:style-name="P18" text:outline-level="1">Descripción</text:h>
            </table:table-cell>
            <table:table-cell table:style-name="Table2_col3_row2">
              <text:h text:style-name="P18" text:outline-level="1">Tipo</text:h>
            </table:table-cell>
          </table:table-row>
          <table:table-row>
            <table:table-cell table:style-name="Table2_col1_row3">
              <text:p text:style-name="P12">Datos personales</text:p>
            </table:table-cell>
            <table:table-cell table:style-name="Table2_col2_row3">
              <text:p text:style-name="P19">Código de administrador, DNI, nombre...</text:p>
            </table:table-cell>
            <table:table-cell table:style-name="Table2_col3_row3">
              <text:p text:style-name="P15">Lista de cadena de <text:s/>caracteres</text:p>
            </table:table-cell>
          </table:table-row>
          <table:table-row>
            <table:table-cell table:style-name="Table2_col1_row4">
              <text:p text:style-name="P12">Oficina</text:p>
            </table:table-cell>
            <table:table-cell table:style-name="Table2_col2_row4">
              <text:p text:style-name="P19">Oficina en la que realiza el software.</text:p>
            </table:table-cell>
            <table:table-cell table:style-name="Table2_col3_row4">
              <text:p text:style-name="P15">Cadena de caracteres</text:p>
            </table:table-cell>
          </table:table-row>
          <table:table-row>
            <table:table-cell table:style-name="Table2_col1_row5" table:number-columns-spanned="3">
              <text:p text:style-name="P20"/>
            </table:table-cell>
            <table:covered-table-cell/>
            <table:covered-table-cell/>
          </table:table-row>
        </table:table>
        <text:p text:style-name="P16"/>
        <table:table table:name="Table3" table:style-name="Table3">
          <table:table-column/>
          <table:table-row>
            <table:table-cell table:style-name="Table3_col1_row1">
              <text:p text:style-name="P21">Comentarios</text:p>
            </table:table-cell>
          </table:table-row>
          <table:table-row>
            <table:table-cell table:style-name="Table3_col1_row2">
              <text:p text:style-name="P22"/>
            </table:table-cell>
          </table:table-row>
        </table:table>
        <text:p text:style-name="P5"/>
        <text:p text:style-name="P5">1.2. Actor Banco</text:p>
        <table:table table:name="Table4" table:style-name="Table4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_col1_row1">
              <text:h text:style-name="P23" text:outline-level="1">Actor</text:h>
            </table:table-cell>
            <table:table-cell table:style-name="Table4_col2_row1" table:number-columns-spanned="4">
              <text:h text:style-name="P10" text:outline-level="3">Banco</text:h>
            </table:table-cell>
            <table:covered-table-cell/>
            <table:covered-table-cell/>
            <table:covered-table-cell/>
            <table:table-cell table:style-name="Table4_col6_row1" table:number-columns-spanned="2">
              <text:p text:style-name="P11">ACT_ 2</text:p>
            </table:table-cell>
            <table:covered-table-cell/>
          </table:table-row>
          <table:table-row>
            <table:table-cell table:style-name="Table4_col1_row2">
              <text:p text:style-name="P12">Descripción</text:p>
            </table:table-cell>
            <table:table-cell table:style-name="Table4_col2_row2" table:number-columns-spanned="6">
              <text:p text:style-name="P13">Establecimiento en el que se realizan los pagos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3">
              <text:p text:style-name="P12">Características</text:p>
            </table:table-cell>
            <table:table-cell table:style-name="Table4_col2_row3" table:number-columns-spanned="6">
              <text:p text:style-name="P13">Puede ser tanto un banco nacional como internacion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4">
              <text:p text:style-name="P12">Relaciones</text:p>
            </table:table-cell>
            <table:table-cell table:style-name="Table4_col2_row4" table:number-columns-spanned="6">
              <text:p text:style-name="P13">Administrador: Se encarga de controlar y supervisar que las transacciones que se hacen con el banco asociado sean correctas.</text:p>
              <text:p text:style-name="P13">Cliente: Realiza una transacción económica con el fin de hacer el pago.</text:p>
              <text:p text:style-name="P13">Encargado: Se encarga de hacer presupuestos y de realizar los cobr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5">
              <text:p text:style-name="P12">Referencias</text:p>
            </table:table-cell>
            <table:table-cell table:style-name="Table4_col2_row5" table:number-columns-spanned="6">
              <text:p text:style-name="P13">CU_19,CU_21, CU_39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6">
              <text:p text:style-name="P12">Autor</text:p>
            </table:table-cell>
            <table:table-cell table:style-name="Table4_col2_row6">
              <text:p text:style-name="P13">Manuel Ortiz Hita</text:p>
            </table:table-cell>
            <table:table-cell table:style-name="Table4_col3_row6">
              <text:h text:style-name="P18" text:outline-level="1">Fecha</text:h>
            </table:table-cell>
            <table:table-cell table:style-name="Table4_col4_row6">
              <text:p text:style-name="P15">19/03/2018</text:p>
            </table:table-cell>
            <table:table-cell table:style-name="Table4_col5_row6" table:number-columns-spanned="2">
              <text:h text:style-name="P18" text:outline-level="1">Versión</text:h>
            </table:table-cell>
            <table:covered-table-cell/>
            <table:table-cell table:style-name="Table4_col7_row6">
              <text:p text:style-name="P15">1.0</text:p>
            </table:table-cell>
          </table:table-row>
        </table:table>
        <text:p text:style-name="P16"/>
        <table:table table:name="Table5" table:style-name="Table5">
          <table:table-column/>
          <table:table-column/>
          <table:table-column/>
          <table:table-row>
            <table:table-cell table:style-name="Table5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5_col1_row2">
              <text:p text:style-name="P12">Nombre</text:p>
            </table:table-cell>
            <table:table-cell table:style-name="Table5_col2_row2">
              <text:h text:style-name="P18" text:outline-level="1">Descripción</text:h>
            </table:table-cell>
            <table:table-cell table:style-name="Table5_col3_row2">
              <text:h text:style-name="P18" text:outline-level="1">Tipo</text:h>
            </table:table-cell>
          </table:table-row>
          <table:table-row>
            <table:table-cell table:style-name="Table5_col1_row3">
              <text:p text:style-name="P12">Datos</text:p>
            </table:table-cell>
            <table:table-cell table:style-name="Table5_col2_row3">
              <text:p text:style-name="P19">Nombre, Id de cuenta,...</text:p>
            </table:table-cell>
            <table:table-cell table:style-name="Table5_col3_row3">
              <text:p text:style-name="P15">Lista de cadenas de caracteres</text:p>
            </table:table-cell>
          </table:table-row>
          <table:table-row>
            <table:table-cell table:style-name="Table5_col1_row4">
              <text:p text:style-name="P12">Oficina</text:p>
            </table:table-cell>
            <table:table-cell table:style-name="Table5_col2_row4">
              <text:p text:style-name="P19">Sede principal</text:p>
            </table:table-cell>
            <table:table-cell table:style-name="Table5_col3_row4">
              <text:p text:style-name="P15">Cadena de caracteres</text:p>
            </table:table-cell>
          </table:table-row>
          <table:table-row>
            <table:table-cell table:style-name="Table5_col1_row5" table:number-columns-spanned="3">
              <text:p text:style-name="P16"/>
            </table:table-cell>
            <table:covered-table-cell/>
            <table:covered-table-cell/>
          </table:table-row>
        </table:table>
        <text:p text:style-name="P16"/>
        <table:table table:name="Table6" table:style-name="Table6">
          <table:table-column/>
          <table:table-row>
            <table:table-cell table:style-name="Table6_col1_row1">
              <text:p text:style-name="P21">Comentarios</text:p>
            </table:table-cell>
          </table:table-row>
          <table:table-row>
            <table:table-cell table:style-name="Table6_col1_row2">
              <text:p text:style-name="P22"/>
            </table:table-cell>
          </table:table-row>
        </table:table>
        <text:p text:style-name="P16"/>
        <text:p text:style-name="P5">1.3. Actor Cliente</text:p>
        <table:table table:name="Table7" table:style-name="Table7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_col1_row1">
              <text:h text:style-name="P23" text:outline-level="1">Actor</text:h>
            </table:table-cell>
            <table:table-cell table:style-name="Table7_col2_row1" table:number-columns-spanned="3">
              <text:h text:style-name="P10" text:outline-level="3">Cliente</text:h>
            </table:table-cell>
            <table:covered-table-cell/>
            <table:covered-table-cell/>
            <table:table-cell table:style-name="Table7_col5_row1" table:number-columns-spanned="3">
              <text:p text:style-name="P11">ACT_3</text:p>
            </table:table-cell>
            <table:covered-table-cell/>
            <table:covered-table-cell/>
          </table:table-row>
          <table:table-row>
            <table:table-cell table:style-name="Table7_col1_row2">
              <text:p text:style-name="P12">Descripción</text:p>
            </table:table-cell>
            <table:table-cell table:style-name="Table7_col2_row2" table:number-columns-spanned="6">
              <text:p text:style-name="P13">Persona que hace uso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3">
              <text:p text:style-name="P12">Características</text:p>
            </table:table-cell>
            <table:table-cell table:style-name="Table7_col2_row3" table:number-columns-spanned="6">
              <text:p text:style-name="P13">Puede ser cualquier persona que resida dentro de Españ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4">
              <text:p text:style-name="P12">Relaciones</text:p>
            </table:table-cell>
            <table:table-cell table:style-name="Table7_col2_row4" table:number-columns-spanned="6">
              <text:p text:style-name="P13">Banco: El cliente usa el banco para pagar a la empresa su envío.</text:p>
              <text:p text:style-name="P13">Empleado: Se relacionan a la hora de enviar o recoger un paquete.</text:p>
              <text:p text:style-name="P13">Repartidor: Se relacionan cuando va a recoger o entregar un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5">
              <text:p text:style-name="P12">Referencias</text:p>
            </table:table-cell>
            <table:table-cell table:style-name="Table7_col2_row5" table:number-columns-spanned="6">
              <text:p text:style-name="P13">CU_38, CU_39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6">
              <text:p text:style-name="P12">Autor</text:p>
            </table:table-cell>
            <table:table-cell table:style-name="Table7_col2_row6">
              <text:p text:style-name="P13">Elena Cantero Molina</text:p>
            </table:table-cell>
            <table:table-cell table:style-name="Table7_col3_row6">
              <text:h text:style-name="P18" text:outline-level="1">Fecha</text:h>
            </table:table-cell>
            <table:table-cell table:style-name="Table7_col4_row6" table:number-columns-spanned="2">
              <text:p text:style-name="P15">12/03/2018</text:p>
            </table:table-cell>
            <table:covered-table-cell/>
            <table:table-cell table:style-name="Table7_col6_row6">
              <text:h text:style-name="P18" text:outline-level="1">Versión</text:h>
            </table:table-cell>
            <table:table-cell table:style-name="Table7_col7_row6">
              <text:p text:style-name="P15">1.0</text:p>
            </table:table-cell>
          </table:table-row>
        </table:table>
        <text:p text:style-name="P16"/>
        <table:table table:name="Table8" table:style-name="Table8">
          <table:table-column/>
          <table:table-column/>
          <table:table-column/>
          <table:table-row>
            <table:table-cell table:style-name="Table8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8_col1_row2">
              <text:p text:style-name="P12">Nombre</text:p>
            </table:table-cell>
            <table:table-cell table:style-name="Table8_col2_row2">
              <text:h text:style-name="P25" text:outline-level="1">Descripción</text:h>
            </table:table-cell>
            <table:table-cell table:style-name="Table8_col3_row2">
              <text:h text:style-name="P18" text:outline-level="1">Tipo</text:h>
            </table:table-cell>
          </table:table-row>
          <table:table-row>
            <table:table-cell table:style-name="Table8_col1_row3">
              <text:p text:style-name="P12">Datos personales</text:p>
            </table:table-cell>
            <table:table-cell table:style-name="Table8_col2_row3">
              <text:p text:style-name="P19">DNI, nombre, correo,…</text:p>
            </table:table-cell>
            <table:table-cell table:style-name="Table8_col3_row3">
              <text:p text:style-name="P15">Lista de cadena de caracteres</text:p>
            </table:table-cell>
          </table:table-row>
          <table:table-row>
            <table:table-cell table:style-name="Table8_col1_row4">
              <text:p text:style-name="P12">Lista de paquetes</text:p>
            </table:table-cell>
            <table:table-cell table:style-name="Table8_col2_row4">
              <text:p text:style-name="P19">Lista de paquetes enviados y recibidos</text:p>
            </table:table-cell>
            <table:table-cell table:style-name="Table8_col3_row4">
              <text:p text:style-name="P15">Cadena de caracteres</text:p>
            </table:table-cell>
          </table:table-row>
          <table:table-row>
            <table:table-cell table:style-name="Table8_col1_row5" table:number-columns-spanned="3">
              <text:p text:style-name="P15"/>
            </table:table-cell>
            <table:covered-table-cell/>
            <table:covered-table-cell/>
          </table:table-row>
        </table:table>
        <text:p text:style-name="P16"/>
        <table:table table:name="Table9" table:style-name="Table9">
          <table:table-column/>
          <table:table-row>
            <table:table-cell table:style-name="Table9_col1_row1">
              <text:p text:style-name="P21">Comentarios</text:p>
            </table:table-cell>
          </table:table-row>
          <table:table-row>
            <table:table-cell table:style-name="Table9_col1_row2">
              <text:p text:style-name="P22"/>
            </table:table-cell>
          </table:table-row>
        </table:table>
        <text:p text:style-name="P16"/>
        <text:p text:style-name="P5">1.4. Actor Empleado</text:p>
        <table:table table:name="Table10" table:style-name="Table10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_col1_row1">
              <text:h text:style-name="P23" text:outline-level="1">Actor</text:h>
            </table:table-cell>
            <table:table-cell table:style-name="Table10_col2_row1" table:number-columns-spanned="3">
              <text:h text:style-name="P10" text:outline-level="3">Empleado</text:h>
            </table:table-cell>
            <table:covered-table-cell/>
            <table:covered-table-cell/>
            <table:table-cell table:style-name="Table10_col5_row1" table:number-columns-spanned="3">
              <text:p text:style-name="P11">ACT_4</text:p>
            </table:table-cell>
            <table:covered-table-cell/>
            <table:covered-table-cell/>
          </table:table-row>
          <table:table-row>
            <table:table-cell table:style-name="Table10_col1_row2">
              <text:p text:style-name="P12">Descripción</text:p>
            </table:table-cell>
            <table:table-cell table:style-name="Table10_col2_row2" table:number-columns-spanned="6">
              <text:p text:style-name="P13">Persona que realiza el trabajo de atención al cliente y controla el almacén de paquetes así como otras funciones relacionadas con los mism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3">
              <text:p text:style-name="P12">Características</text:p>
            </table:table-cell>
            <table:table-cell table:style-name="Table10_col2_row3" table:number-columns-spanned="6">
              <text:p text:style-name="P13">Conocimientos de administración de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4">
              <text:p text:style-name="P12">Relaciones</text:p>
            </table:table-cell>
            <table:table-cell table:style-name="Table10_col2_row4" table:number-columns-spanned="6">
              <text:p text:style-name="P13">Administrador: Obtiene el horario de trabajo así como la llegada de paquetes.</text:p>
              <text:p text:style-name="P13">Cliente: Atiende a éste cuando envía o recibe un paquete en la oficina.</text:p>
              <text:p text:style-name="P13">Repartidor: Recibe del empleado los paquetes a enviar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5">
              <text:p text:style-name="P12">Referencias</text:p>
            </table:table-cell>
            <table:table-cell table:style-name="Table10_col2_row5" table:number-columns-spanned="6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6">
              <text:p text:style-name="P12">Autor</text:p>
            </table:table-cell>
            <table:table-cell table:style-name="Table10_col2_row6">
              <text:p text:style-name="P13">Elena Cantero Molina</text:p>
            </table:table-cell>
            <table:table-cell table:style-name="Table10_col3_row6">
              <text:h text:style-name="P18" text:outline-level="1">Fecha</text:h>
            </table:table-cell>
            <table:table-cell table:style-name="Table10_col4_row6" table:number-columns-spanned="2">
              <text:p text:style-name="P15">19/03/2018</text:p>
            </table:table-cell>
            <table:covered-table-cell/>
            <table:table-cell table:style-name="Table10_col6_row6">
              <text:h text:style-name="P18" text:outline-level="1">Versión</text:h>
            </table:table-cell>
            <table:table-cell table:style-name="Table10_col7_row6">
              <text:p text:style-name="P15">1.0</text:p>
            </table:table-cell>
          </table:table-row>
        </table:table>
        <text:p text:style-name="P16"/>
        <table:table table:name="Table11" table:style-name="Table11">
          <table:table-column/>
          <table:table-column/>
          <table:table-column/>
          <table:table-row>
            <table:table-cell table:style-name="Table11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11_col1_row2">
              <text:p text:style-name="P12">Nombre</text:p>
            </table:table-cell>
            <table:table-cell table:style-name="Table11_col2_row2">
              <text:h text:style-name="P18" text:outline-level="1">Descripción</text:h>
            </table:table-cell>
            <table:table-cell table:style-name="Table11_col3_row2">
              <text:h text:style-name="P18" text:outline-level="1">Tipo</text:h>
            </table:table-cell>
          </table:table-row>
          <table:table-row>
            <table:table-cell table:style-name="Table11_col1_row3">
              <text:p text:style-name="P12">Datos personales</text:p>
            </table:table-cell>
            <table:table-cell table:style-name="Table11_col2_row3">
              <text:p text:style-name="P19">DNI, nombre, correo, …</text:p>
            </table:table-cell>
            <table:table-cell table:style-name="Table11_col3_row3">
              <text:p text:style-name="P15">Lista de cadenas de caracteres</text:p>
            </table:table-cell>
          </table:table-row>
          <table:table-row>
            <table:table-cell table:style-name="Table11_col1_row4">
              <text:p text:style-name="P12">Departamento</text:p>
            </table:table-cell>
            <table:table-cell table:style-name="Table11_col2_row4">
              <text:p text:style-name="P19">Tipo de departamento al que pertenece (almacén, mostrador, …)</text:p>
            </table:table-cell>
            <table:table-cell table:style-name="Table11_col3_row4">
              <text:p text:style-name="P15">Cadena de caracteres</text:p>
            </table:table-cell>
          </table:table-row>
          <table:table-row>
            <table:table-cell table:style-name="Table11_col1_row5">
              <text:p text:style-name="P12">Oficina</text:p>
            </table:table-cell>
            <table:table-cell table:style-name="Table11_col2_row5">
              <text:p text:style-name="P19">Oficina de la provincia en la que trabaja</text:p>
            </table:table-cell>
            <table:table-cell table:style-name="Table11_col3_row5">
              <text:p text:style-name="P15">Cadena de caracteres</text:p>
            </table:table-cell>
          </table:table-row>
          <table:table-row>
            <table:table-cell table:style-name="Table11_col1_row6" table:number-columns-spanned="3">
              <text:p text:style-name="P15"/>
            </table:table-cell>
            <table:covered-table-cell/>
            <table:covered-table-cell/>
          </table:table-row>
        </table:table>
        <text:p text:style-name="P16"/>
        <table:table table:name="Table12" table:style-name="Table12">
          <table:table-column/>
          <table:table-row>
            <table:table-cell table:style-name="Table12_col1_row1">
              <text:p text:style-name="P21">Comentarios</text:p>
            </table:table-cell>
          </table:table-row>
          <table:table-row>
            <table:table-cell table:style-name="Table12_col1_row2">
              <text:p text:style-name="P22"/>
            </table:table-cell>
          </table:table-row>
        </table:table>
        <text:p text:style-name="P5"><text:tab/></text:p>
        <text:p text:style-name="P5">1.5. Actor Encargado</text:p>
        <table:table table:name="Table13" table:style-name="Table13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_col1_row1">
              <text:h text:style-name="P23" text:outline-level="1">Actor</text:h>
            </table:table-cell>
            <table:table-cell table:style-name="Table13_col2_row1" table:number-columns-spanned="3">
              <text:h text:style-name="P10" text:outline-level="3">Encargado</text:h>
            </table:table-cell>
            <table:covered-table-cell/>
            <table:covered-table-cell/>
            <table:table-cell table:style-name="Table13_col5_row1" table:number-columns-spanned="3">
              <text:p text:style-name="P11">ACT_5</text:p>
            </table:table-cell>
            <table:covered-table-cell/>
            <table:covered-table-cell/>
          </table:table-row>
          <table:table-row>
            <table:table-cell table:style-name="Table13_col1_row2">
              <text:p text:style-name="P12">Descripción</text:p>
            </table:table-cell>
            <table:table-cell table:style-name="Table13_col2_row2" table:number-columns-spanned="6">
              <text:p text:style-name="P13">Persona que representa al dueño o encargado de la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3">
              <text:p text:style-name="P12">Características</text:p>
            </table:table-cell>
            <table:table-cell table:style-name="Table13_col2_row3" table:number-columns-spanned="6">
              <text:p text:style-name="P13">Realiza actividades de gestión y económicas de la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4">
              <text:p text:style-name="P12">Relaciones</text:p>
            </table:table-cell>
            <table:table-cell table:style-name="Table13_col2_row4" table:number-columns-spanned="6">
              <text:p text:style-name="P13">Administrador:Negocia y tramita temas de gestión de horarios y logística.</text:p>
              <text:p text:style-name="P13">Banco:Resuelve posibles problemas relacionados con el pago de los servicios <text:s/>por parte de los clientes.</text:p>
              <text:p text:style-name="P13">Cliente:Resuelve posibles problemas y ayuda al cliente cuando el empleado no pudiese resolver alguna cuestión.</text:p>
              <text:p text:style-name="P13">Empleado:Supervisa el trabajo del empleado.</text:p>
              <text:p text:style-name="P13">Repartidor:Supervisa que la comunicación entre empleado/repartidor sea correcta y que las entregas se hagan en el plazo previsto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5">
              <text:p text:style-name="P12">Referencias</text:p>
            </table:table-cell>
            <table:table-cell table:style-name="Table13_col2_row5" table:number-columns-spanned="6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6">
              <text:p text:style-name="P12">Autor</text:p>
            </table:table-cell>
            <table:table-cell table:style-name="Table13_col2_row6">
              <text:p text:style-name="P13">Pablo Zafra Jiménez</text:p>
            </table:table-cell>
            <table:table-cell table:style-name="Table13_col3_row6">
              <text:h text:style-name="P18" text:outline-level="1">Fecha</text:h>
            </table:table-cell>
            <table:table-cell table:style-name="Table13_col4_row6" table:number-columns-spanned="2">
              <text:p text:style-name="P15">19/03/2018</text:p>
            </table:table-cell>
            <table:covered-table-cell/>
            <table:table-cell table:style-name="Table13_col6_row6">
              <text:h text:style-name="P18" text:outline-level="1">Versión</text:h>
            </table:table-cell>
            <table:table-cell table:style-name="Table13_col7_row6">
              <text:p text:style-name="P15">1.0</text:p>
            </table:table-cell>
          </table:table-row>
        </table:table>
        <text:p text:style-name="P16"/>
        <table:table table:name="Table14" table:style-name="Table14">
          <table:table-column/>
          <table:table-column/>
          <table:table-column/>
          <table:table-row>
            <table:table-cell table:style-name="Table14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14_col1_row2">
              <text:p text:style-name="P12">Nombre</text:p>
            </table:table-cell>
            <table:table-cell table:style-name="Table14_col2_row2">
              <text:h text:style-name="P18" text:outline-level="1">Descripción</text:h>
            </table:table-cell>
            <table:table-cell table:style-name="Table14_col3_row2">
              <text:h text:style-name="P18" text:outline-level="1">Tipo</text:h>
            </table:table-cell>
          </table:table-row>
          <table:table-row>
            <table:table-cell table:style-name="Table14_col1_row3">
              <text:p text:style-name="P12"/>
            </table:table-cell>
            <table:table-cell table:style-name="Table14_col2_row3">
              <text:p text:style-name="P12"/>
            </table:table-cell>
            <table:table-cell table:style-name="Table14_col3_row3">
              <text:p text:style-name="P15"/>
            </table:table-cell>
          </table:table-row>
          <table:table-row>
            <table:table-cell table:style-name="Table14_col1_row4">
              <text:p text:style-name="P12"/>
            </table:table-cell>
            <table:table-cell table:style-name="Table14_col2_row4">
              <text:p text:style-name="P12"/>
            </table:table-cell>
            <table:table-cell table:style-name="Table14_col3_row4">
              <text:p text:style-name="P15"/>
            </table:table-cell>
          </table:table-row>
          <table:table-row>
            <table:table-cell table:style-name="Table14_col1_row5" table:number-columns-spanned="3">
              <text:p text:style-name="P13"/>
            </table:table-cell>
            <table:covered-table-cell/>
            <table:covered-table-cell/>
          </table:table-row>
        </table:table>
        <text:p text:style-name="P16"/>
        <table:table table:name="Table15" table:style-name="Table15">
          <table:table-column/>
          <table:table-row>
            <table:table-cell table:style-name="Table15_col1_row1">
              <text:p text:style-name="P21">Comentarios</text:p>
            </table:table-cell>
          </table:table-row>
          <table:table-row>
            <table:table-cell table:style-name="Table15_col1_row2">
              <text:p text:style-name="P22"/>
            </table:table-cell>
          </table:table-row>
        </table:table>
        <text:p text:style-name="P5"><text:tab/></text:p>
        <text:p text:style-name="P5">1.6. Actor GPS</text:p>
        <table:table table:name="Table16" table:style-name="Table16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6_col1_row1">
              <text:h text:style-name="P23" text:outline-level="1">Actor</text:h>
            </table:table-cell>
            <table:table-cell table:style-name="Table16_col2_row1" table:number-columns-spanned="3">
              <text:h text:style-name="P10" text:outline-level="3">GPS</text:h>
            </table:table-cell>
            <table:covered-table-cell/>
            <table:covered-table-cell/>
            <table:table-cell table:style-name="Table16_col5_row1" table:number-columns-spanned="3">
              <text:p text:style-name="P11">ACT_6</text:p>
            </table:table-cell>
            <table:covered-table-cell/>
            <table:covered-table-cell/>
          </table:table-row>
          <table:table-row>
            <table:table-cell table:style-name="Table16_col1_row2">
              <text:p text:style-name="P12">Descripción</text:p>
            </table:table-cell>
            <table:table-cell table:style-name="Table16_col2_row2" table:number-columns-spanned="6">
              <text:p text:style-name="P13">Dispositivo que calcula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3">
              <text:p text:style-name="P12">Características</text:p>
            </table:table-cell>
            <table:table-cell table:style-name="Table16_col2_row3" table:number-columns-spanned="6">
              <text:p text:style-name="P13">Tiene que conocer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4">
              <text:p text:style-name="P12">Relaciones</text:p>
            </table:table-cell>
            <table:table-cell table:style-name="Table16_col2_row4" table:number-columns-spanned="6">
              <text:p text:style-name="P13">Administrador:Informa al administrador de posibles errores en la ruta o de contratiempos.</text:p>
              <text:p text:style-name="P13">Repartidor:Informa de la ruta óptima dada una lista de entregas y recogidas, así como el tráfico en vivo, tiempo estimado de llegada y posibles contratiempos (imprevistos meteorológicos, accidentes de tráfico…, etc.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5">
              <text:p text:style-name="P12">Referencias</text:p>
            </table:table-cell>
            <table:table-cell table:style-name="Table16_col2_row5" table:number-columns-spanned="6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6">
              <text:p text:style-name="P12">Autor</text:p>
            </table:table-cell>
            <table:table-cell table:style-name="Table16_col2_row6">
              <text:p text:style-name="P13">Pablo Zafra Jiménez</text:p>
            </table:table-cell>
            <table:table-cell table:style-name="Table16_col3_row6">
              <text:h text:style-name="P18" text:outline-level="1">Fecha</text:h>
            </table:table-cell>
            <table:table-cell table:style-name="Table16_col4_row6" table:number-columns-spanned="2">
              <text:p text:style-name="P15">19/03/2018</text:p>
            </table:table-cell>
            <table:covered-table-cell/>
            <table:table-cell table:style-name="Table16_col6_row6">
              <text:h text:style-name="P18" text:outline-level="1">Versión</text:h>
            </table:table-cell>
            <table:table-cell table:style-name="Table16_col7_row6">
              <text:p text:style-name="P15">1.0</text:p>
            </table:table-cell>
          </table:table-row>
        </table:table>
        <text:p text:style-name="P16"/>
        <table:table table:name="Table17" table:style-name="Table17">
          <table:table-column/>
          <table:table-column/>
          <table:table-column/>
          <table:table-row>
            <table:table-cell table:style-name="Table17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17_col1_row2">
              <text:p text:style-name="P12">Nombre</text:p>
            </table:table-cell>
            <table:table-cell table:style-name="Table17_col2_row2">
              <text:h text:style-name="P18" text:outline-level="1">Descripción</text:h>
            </table:table-cell>
            <table:table-cell table:style-name="Table17_col3_row2">
              <text:h text:style-name="P18" text:outline-level="1">Tipo</text:h>
            </table:table-cell>
          </table:table-row>
          <table:table-row>
            <table:table-cell table:style-name="Table17_col1_row3">
              <text:p text:style-name="P12"/>
            </table:table-cell>
            <table:table-cell table:style-name="Table17_col2_row3">
              <text:p text:style-name="P12"/>
            </table:table-cell>
            <table:table-cell table:style-name="Table17_col3_row3">
              <text:p text:style-name="P15"/>
            </table:table-cell>
          </table:table-row>
          <table:table-row>
            <table:table-cell table:style-name="Table17_col1_row4">
              <text:p text:style-name="P12"/>
            </table:table-cell>
            <table:table-cell table:style-name="Table17_col2_row4">
              <text:p text:style-name="P12"/>
            </table:table-cell>
            <table:table-cell table:style-name="Table17_col3_row4">
              <text:p text:style-name="P15"/>
            </table:table-cell>
          </table:table-row>
          <table:table-row>
            <table:table-cell table:style-name="Table17_col1_row5" table:number-columns-spanned="3">
              <text:p text:style-name="P13"/>
            </table:table-cell>
            <table:covered-table-cell/>
            <table:covered-table-cell/>
          </table:table-row>
        </table:table>
        <text:p text:style-name="P16"/>
        <table:table table:name="Table18" table:style-name="Table18">
          <table:table-column/>
          <table:table-row>
            <table:table-cell table:style-name="Table18_col1_row1">
              <text:p text:style-name="P21">Comentarios</text:p>
            </table:table-cell>
          </table:table-row>
          <table:table-row>
            <table:table-cell table:style-name="Table18_col1_row2">
              <text:p text:style-name="P22"/>
            </table:table-cell>
          </table:table-row>
        </table:table>
        <text:p text:style-name="P5"><text:tab/></text:p>
        <text:p text:style-name="P5">1.7. Actor Repartidor</text:p>
        <table:table table:name="Table19" table:style-name="Table19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9_col1_row1">
              <text:h text:style-name="P23" text:outline-level="1">Actor</text:h>
            </table:table-cell>
            <table:table-cell table:style-name="Table19_col2_row1" table:number-columns-spanned="3">
              <text:h text:style-name="P10" text:outline-level="3">Repartidor</text:h>
            </table:table-cell>
            <table:covered-table-cell/>
            <table:covered-table-cell/>
            <table:table-cell table:style-name="Table19_col5_row1" table:number-columns-spanned="3">
              <text:p text:style-name="P11">ACT_7</text:p>
            </table:table-cell>
            <table:covered-table-cell/>
            <table:covered-table-cell/>
          </table:table-row>
          <table:table-row>
            <table:table-cell table:style-name="Table19_col1_row2">
              <text:p text:style-name="P12">Descripción</text:p>
            </table:table-cell>
            <table:table-cell table:style-name="Table19_col2_row2" table:number-columns-spanned="6">
              <text:p text:style-name="P13">Persona que se encarga del transporte de paquete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3">
              <text:p text:style-name="P12">Características</text:p>
            </table:table-cell>
            <table:table-cell table:style-name="Table19_col2_row3" table:number-columns-spanned="6">
              <text:p text:style-name="P13">Tener carnet de conducir y saber usar el GP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4">
              <text:p text:style-name="P12">Relaciones</text:p>
            </table:table-cell>
            <table:table-cell table:style-name="Table19_col2_row4" table:number-columns-spanned="6">
              <text:p text:style-name="P13">Empleado: recoge el paquete que le entrega dicho empleado.</text:p>
              <text:p text:style-name="P13">Cliente: entrega el paquete a dicho cliente.</text:p>
              <text:p text:style-name="P13">GPS: obtiene la ruta a seguir a través del GP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5">
              <text:p text:style-name="P12">Referencias</text:p>
            </table:table-cell>
            <table:table-cell table:style-name="Table19_col2_row5" table:number-columns-spanned="6">
              <text:p text:style-name="P13">CU_17, CU_18, CU_25, CU_26, CU_31, CU_41-CU_4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6">
              <text:p text:style-name="P12">Autor</text:p>
            </table:table-cell>
            <table:table-cell table:style-name="Table19_col2_row6">
              <text:p text:style-name="P13">Alba Aurora Moreno Peinado</text:p>
            </table:table-cell>
            <table:table-cell table:style-name="Table19_col3_row6">
              <text:h text:style-name="P18" text:outline-level="1">Fecha</text:h>
            </table:table-cell>
            <table:table-cell table:style-name="Table19_col4_row6" table:number-columns-spanned="2">
              <text:p text:style-name="P15">19/03/2018</text:p>
            </table:table-cell>
            <table:covered-table-cell/>
            <table:table-cell table:style-name="Table19_col6_row6">
              <text:h text:style-name="P18" text:outline-level="1">Versión</text:h>
            </table:table-cell>
            <table:table-cell table:style-name="Table19_col7_row6">
              <text:p text:style-name="P15">1.0</text:p>
            </table:table-cell>
          </table:table-row>
        </table:table>
        <text:p text:style-name="P16"/>
        <table:table table:name="Table20" table:style-name="Table20">
          <table:table-column/>
          <table:table-column/>
          <table:table-column/>
          <table:table-row>
            <table:table-cell table:style-name="Table20_col1_row1" table:number-columns-spanned="3">
              <text:h text:style-name="P24" text:outline-level="1">Atributos</text:h>
            </table:table-cell>
            <table:covered-table-cell/>
            <table:covered-table-cell/>
          </table:table-row>
          <table:table-row>
            <table:table-cell table:style-name="Table20_col1_row2">
              <text:p text:style-name="P12">Nombre</text:p>
            </table:table-cell>
            <table:table-cell table:style-name="Table20_col2_row2">
              <text:h text:style-name="P18" text:outline-level="1">Descripción</text:h>
            </table:table-cell>
            <table:table-cell table:style-name="Table20_col3_row2">
              <text:h text:style-name="P18" text:outline-level="1">Tipo</text:h>
            </table:table-cell>
          </table:table-row>
          <table:table-row>
            <table:table-cell table:style-name="Table20_col1_row3">
              <text:p text:style-name="P12">Datos personales</text:p>
            </table:table-cell>
            <table:table-cell table:style-name="Table20_col2_row3">
              <text:p text:style-name="P19">Dni, carnet de conducir,....</text:p>
            </table:table-cell>
            <table:table-cell table:style-name="Table20_col3_row3">
              <text:p text:style-name="P15">Lista de cadena de caracteres</text:p>
            </table:table-cell>
          </table:table-row>
          <table:table-row>
            <table:table-cell table:style-name="Table20_col1_row4">
              <text:p text:style-name="P12">Tipo de vehículo</text:p>
            </table:table-cell>
            <table:table-cell table:style-name="Table20_col2_row4">
              <text:p text:style-name="P19">Furgoneta, camión, moto...</text:p>
            </table:table-cell>
            <table:table-cell table:style-name="Table20_col3_row4">
              <text:p text:style-name="P15">Cadena de caracteres</text:p>
            </table:table-cell>
          </table:table-row>
          <table:table-row>
            <table:table-cell table:style-name="Table20_col1_row5" table:number-columns-spanned="3">
              <text:p text:style-name="P13"/>
            </table:table-cell>
            <table:covered-table-cell/>
            <table:covered-table-cell/>
          </table:table-row>
        </table:table>
        <text:p text:style-name="P16"/>
        <table:table table:name="Table21" table:style-name="Table21">
          <table:table-column/>
          <table:table-row>
            <table:table-cell table:style-name="Table21_col1_row1">
              <text:p text:style-name="P21">Comentarios</text:p>
            </table:table-cell>
          </table:table-row>
          <table:table-row>
            <table:table-cell table:style-name="Table21_col1_row2">
              <text:p text:style-name="P22"/>
            </table:table-cell>
          </table:table-row>
        </table:table>
        <text:p text:style-name="P5"><text:tab/></text:p>
        <text:p text:style-name="P5">1.8. Actor Temporizador</text:p>
        <table:table table:name="Table22" table:style-name="Table22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2_col1_row1">
              <text:h text:style-name="P26" text:outline-level="1">Actor</text:h>
            </table:table-cell>
            <table:table-cell table:style-name="Table22_col2_row1" table:number-columns-spanned="3">
              <text:h text:style-name="P27" text:outline-level="3">Temporizador </text:h>
            </table:table-cell>
            <table:covered-table-cell/>
            <table:covered-table-cell/>
            <table:table-cell table:style-name="Table22_col5_row1" table:number-columns-spanned="3">
              <text:p text:style-name="P11">&lt;&lt; ACT_8 &gt;&gt;</text:p>
            </table:table-cell>
            <table:covered-table-cell/>
            <table:covered-table-cell/>
          </table:table-row>
          <table:table-row>
            <table:table-cell table:style-name="Table22_col1_row2">
              <text:p text:style-name="P12">Descripción</text:p>
            </table:table-cell>
            <table:table-cell table:style-name="Table22_col2_row2" table:number-columns-spanned="6">
              <text:p text:style-name="P13">Dispositivo encargado que comprueba el tiempo de recepción del paquete en un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3">
              <text:p text:style-name="P12">Características</text:p>
            </table:table-cell>
            <table:table-cell table:style-name="Table22_col2_row3" table:number-columns-spanned="6">
              <text:p text:style-name="P13">Mide el tiempo en minut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4">
              <text:p text:style-name="P12">Relaciones</text:p>
            </table:table-cell>
            <table:table-cell table:style-name="Table22_col2_row4" table:number-columns-spanned="6">
              <text:p text:style-name="P13">Administrador:Se encarga del correcto funcionamiento del dispositivo.</text:p>
              <text:p text:style-name="P13">Encargado: Se encarga de redistribuir los paquetes cuyo tiempo de espera del paquete en l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5">
              <text:p text:style-name="P12">Referencias</text:p>
            </table:table-cell>
            <table:table-cell table:style-name="Table22_col2_row5" table:number-columns-spanned="6">
              <text:p text:style-name="P13">CU_25, CU_26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6">
              <text:p text:style-name="P12">Autor</text:p>
            </table:table-cell>
            <table:table-cell table:style-name="Table22_col2_row6">
              <text:p text:style-name="P13">Manuel Ortiz Hita</text:p>
            </table:table-cell>
            <table:table-cell table:style-name="Table22_col3_row6">
              <text:h text:style-name="P28" text:outline-level="1">Fecha</text:h>
            </table:table-cell>
            <table:table-cell table:style-name="Table22_col4_row6" table:number-columns-spanned="2">
              <text:p text:style-name="P15">22/03/2018</text:p>
            </table:table-cell>
            <table:covered-table-cell/>
            <table:table-cell table:style-name="Table22_col6_row6">
              <text:h text:style-name="P28" text:outline-level="1">Versión</text:h>
            </table:table-cell>
            <table:table-cell table:style-name="Table22_col7_row6">
              <text:p text:style-name="P15">1.0</text:p>
            </table:table-cell>
          </table:table-row>
        </table:table>
        <text:p text:style-name="P16"/>
        <table:table table:name="Table23" table:style-name="Table23">
          <table:table-column/>
          <table:table-column/>
          <table:table-column/>
          <table:table-row>
            <table:table-cell table:style-name="Table23_col1_row1" table:number-columns-spanned="3">
              <text:h text:style-name="P29" text:outline-level="1">Atributos</text:h>
            </table:table-cell>
            <table:covered-table-cell/>
            <table:covered-table-cell/>
          </table:table-row>
          <table:table-row>
            <table:table-cell table:style-name="Table23_col1_row2">
              <text:p text:style-name="P12">Nombre</text:p>
            </table:table-cell>
            <table:table-cell table:style-name="Table23_col2_row2">
              <text:h text:style-name="P28" text:outline-level="1">Descripción</text:h>
            </table:table-cell>
            <table:table-cell table:style-name="Table23_col3_row2">
              <text:h text:style-name="P28" text:outline-level="1">Tipo</text:h>
            </table:table-cell>
          </table:table-row>
          <table:table-row>
            <table:table-cell table:style-name="Table23_col1_row3">
              <text:p text:style-name="P12">Datos</text:p>
            </table:table-cell>
            <table:table-cell table:style-name="Table23_col2_row3">
              <text:p text:style-name="P19">Codigo del temporizador</text:p>
            </table:table-cell>
            <table:table-cell table:style-name="Table23_col3_row3">
              <text:p text:style-name="P15">Cadena de caracteres</text:p>
            </table:table-cell>
          </table:table-row>
          <table:table-row>
            <table:table-cell table:style-name="Table23_col1_row4">
              <text:p text:style-name="P12">Magnitud</text:p>
            </table:table-cell>
            <table:table-cell table:style-name="Table23_col2_row4">
              <text:p text:style-name="P19">Medida de minutos de estancia del paquete</text:p>
            </table:table-cell>
            <table:table-cell table:style-name="Table23_col3_row4">
              <text:p text:style-name="P15">Fecha y tiempo</text:p>
            </table:table-cell>
          </table:table-row>
          <table:table-row>
            <table:table-cell table:style-name="Table23_col1_row5" table:number-columns-spanned="3">
              <text:p text:style-name="P15"/>
            </table:table-cell>
            <table:covered-table-cell/>
            <table:covered-table-cell/>
          </table:table-row>
        </table:table>
        <text:p text:style-name="P16"/>
        <table:table table:name="Table24" table:style-name="Table24">
          <table:table-column/>
          <table:table-row>
            <table:table-cell table:style-name="Table24_col1_row1">
              <text:p text:style-name="P21">Comentarios</text:p>
            </table:table-cell>
          </table:table-row>
          <table:table-row>
            <table:table-cell table:style-name="Table24_col1_row2">
              <text:p text:style-name="P22"/>
            </table:table-cell>
          </table:table-row>
        </table:table>
        <text:p text:style-name="P16"/>
        <text:p text:style-name="P16"/>
        <text:p text:style-name="P8">2. Diagrama de paquetes</text:p>
        <text:p text:style-name="P5"/>
        <text:p text:style-name="P5"/>
        <text:p text:style-name="P8">3. Diagramas de Casos de Uso</text:p>
        <text:p text:style-name="P30">3.1. Gestión de administrador</text:p>
        <text:p text:style-name="P30"/>
        <text:p text:style-name="P16"/>
        <text:p text:style-name="P5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30">3.2. Gestión Clientes</text:p>
        <text:p text:style-name="P30"/>
        <text:p text:style-name="P16"/>
        <text:p text:style-name="P30"/>
        <text:p text:style-name="P16">3.3. Gestión Envíos</text:p>
        <text:p text:style-name="P30"/>
        <text:p text:style-name="P30"/>
        <text:p text:style-name="P30">3.4. Gestión Transportes</text:p>
        <text:p text:style-name="P30"/>
        <text:p text:style-name="P16"/>
        <text:p text:style-name="P30"/>
        <text:p text:style-name="P30"/>
        <text:p text:style-name="P16">3.5. Gestión Web</text:p>
        <text:p text:style-name="P30"/>
        <text:p text:style-name="P30"/>
        <text:p text:style-name="P8"/>
        <text:p text:style-name="P8">4. Descripción de Casos de Uso</text:p>
        <text:p text:style-name="P31">4.1 Gestión de administrador</text:p>
        <table:table table:name="Table25" table:style-name="Table2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5_col1_row1">
              <text:h text:style-name="P18" text:outline-level="1">Caso de Uso</text:h>
            </table:table-cell>
            <table:table-cell table:style-name="Table25_col2_row1" table:number-columns-spanned="4">
              <text:p text:style-name="P15">Dar de Alta</text:p>
            </table:table-cell>
            <table:covered-table-cell/>
            <table:covered-table-cell/>
            <table:covered-table-cell/>
            <table:table-cell table:style-name="Table25_col6_row1" table:number-columns-spanned="3">
              <text:p text:style-name="P15">CU_1</text:p>
            </table:table-cell>
            <table:covered-table-cell/>
            <table:covered-table-cell/>
          </table:table-row>
          <table:table-row>
            <table:table-cell table:style-name="Table25_col1_row2">
              <text:p text:style-name="P12">Actores</text:p>
            </table:table-cell>
            <table:table-cell table:style-name="Table25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3">
              <text:p text:style-name="P12">Tipo</text:p>
            </table:table-cell>
            <table:table-cell table:style-name="Table25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4">
              <text:p text:style-name="P12">Referencias</text:p>
            </table:table-cell>
            <table:table-cell table:style-name="Table25_col2_row4" table:number-columns-spanned="2">
              <text:p text:style-name="P12"/>
            </table:table-cell>
            <table:covered-table-cell/>
            <table:table-cell table:style-name="Table25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5">
              <text:p text:style-name="P12">Precondición</text:p>
            </table:table-cell>
            <table:table-cell table:style-name="Table25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6">
              <text:p text:style-name="P12">Postcondición</text:p>
            </table:table-cell>
            <table:table-cell table:style-name="Table25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7">
              <text:p text:style-name="P12">Autor</text:p>
            </table:table-cell>
            <table:table-cell table:style-name="Table25_col2_row7">
              <text:p text:style-name="P12"/>
            </table:table-cell>
            <table:table-cell table:style-name="Table25_col3_row7" table:number-columns-spanned="2">
              <text:h text:style-name="P18" text:outline-level="1">Fecha</text:h>
            </table:table-cell>
            <table:covered-table-cell/>
            <table:table-cell table:style-name="Table25_col5_row7" table:number-columns-spanned="2">
              <text:p text:style-name="P15">25/03/2018</text:p>
            </table:table-cell>
            <table:covered-table-cell/>
            <table:table-cell table:style-name="Table25_col7_row7">
              <text:h text:style-name="P18" text:outline-level="1">Versión</text:h>
            </table:table-cell>
            <table:table-cell table:style-name="Table25_col8_row7">
              <text:p text:style-name="P15"/>
            </table:table-cell>
          </table:table-row>
        </table:table>
        <text:p text:style-name="P16"/>
        <table:table table:name="Table26" table:style-name="Table26">
          <table:table-column/>
          <table:table-row>
            <table:table-cell table:style-name="Table26_col1_row1">
              <text:p text:style-name="P21">Propósito</text:p>
            </table:table-cell>
          </table:table-row>
          <table:table-row>
            <table:table-cell table:style-name="Table26_col1_row2">
              <text:p text:style-name="P32"/>
            </table:table-cell>
          </table:table-row>
        </table:table>
        <text:p text:style-name="P16"/>
        <table:table table:name="Table27" table:style-name="Table27">
          <table:table-column/>
          <table:table-row>
            <table:table-cell table:style-name="Table27_col1_row1">
              <text:p text:style-name="P21">Resumen</text:p>
            </table:table-cell>
          </table:table-row>
          <table:table-row>
            <table:table-cell table:style-name="Table27_col1_row2">
              <text:p text:style-name="P32"/>
            </table:table-cell>
          </table:table-row>
        </table:table>
        <text:p text:style-name="P16"/>
        <table:table table:name="Table28" table:style-name="Table2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8_col1_row1">
              <text:h text:style-name="P18" text:outline-level="1">Caso de Uso</text:h>
            </table:table-cell>
            <table:table-cell table:style-name="Table28_col2_row1" table:number-columns-spanned="4">
              <text:p text:style-name="P15">Dar de Baja</text:p>
            </table:table-cell>
            <table:covered-table-cell/>
            <table:covered-table-cell/>
            <table:covered-table-cell/>
            <table:table-cell table:style-name="Table28_col6_row1" table:number-columns-spanned="3">
              <text:p text:style-name="P15">CU_2</text:p>
            </table:table-cell>
            <table:covered-table-cell/>
            <table:covered-table-cell/>
          </table:table-row>
          <table:table-row>
            <table:table-cell table:style-name="Table28_col1_row2">
              <text:p text:style-name="P12">Actores</text:p>
            </table:table-cell>
            <table:table-cell table:style-name="Table28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3">
              <text:p text:style-name="P12">Tipo</text:p>
            </table:table-cell>
            <table:table-cell table:style-name="Table28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4">
              <text:p text:style-name="P12">Referencias</text:p>
            </table:table-cell>
            <table:table-cell table:style-name="Table28_col2_row4" table:number-columns-spanned="2">
              <text:p text:style-name="P12"/>
            </table:table-cell>
            <table:covered-table-cell/>
            <table:table-cell table:style-name="Table28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5">
              <text:p text:style-name="P12">Precondición</text:p>
            </table:table-cell>
            <table:table-cell table:style-name="Table28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6">
              <text:p text:style-name="P12">Postcondición</text:p>
            </table:table-cell>
            <table:table-cell table:style-name="Table28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7">
              <text:p text:style-name="P12">Autor</text:p>
            </table:table-cell>
            <table:table-cell table:style-name="Table28_col2_row7">
              <text:p text:style-name="P12"/>
            </table:table-cell>
            <table:table-cell table:style-name="Table28_col3_row7" table:number-columns-spanned="2">
              <text:h text:style-name="P18" text:outline-level="1">Fecha</text:h>
            </table:table-cell>
            <table:covered-table-cell/>
            <table:table-cell table:style-name="Table28_col5_row7" table:number-columns-spanned="2">
              <text:p text:style-name="P15">25/03/2018</text:p>
            </table:table-cell>
            <table:covered-table-cell/>
            <table:table-cell table:style-name="Table28_col7_row7">
              <text:h text:style-name="P18" text:outline-level="1">Versión</text:h>
            </table:table-cell>
            <table:table-cell table:style-name="Table28_col8_row7">
              <text:p text:style-name="P15"/>
            </table:table-cell>
          </table:table-row>
        </table:table>
        <text:p text:style-name="P16"/>
        <table:table table:name="Table29" table:style-name="Table29">
          <table:table-column/>
          <table:table-row>
            <table:table-cell table:style-name="Table29_col1_row1">
              <text:p text:style-name="P21">Propósito</text:p>
            </table:table-cell>
          </table:table-row>
          <table:table-row>
            <table:table-cell table:style-name="Table29_col1_row2">
              <text:p text:style-name="P32"/>
            </table:table-cell>
          </table:table-row>
        </table:table>
        <text:p text:style-name="P16"/>
        <table:table table:name="Table30" table:style-name="Table30">
          <table:table-column/>
          <table:table-row>
            <table:table-cell table:style-name="Table30_col1_row1">
              <text:p text:style-name="P21">Resumen</text:p>
            </table:table-cell>
          </table:table-row>
          <table:table-row>
            <table:table-cell table:style-name="Table30_col1_row2">
              <text:p text:style-name="P32"/>
            </table:table-cell>
          </table:table-row>
        </table:table>
        <text:p text:style-name="P16"/>
        <table:table table:name="Table31" table:style-name="Table3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1_col1_row1">
              <text:h text:style-name="P18" text:outline-level="1">Caso de Uso</text:h>
            </table:table-cell>
            <table:table-cell table:style-name="Table31_col2_row1" table:number-columns-spanned="4">
              <text:p text:style-name="P15">Consultar Datos</text:p>
            </table:table-cell>
            <table:covered-table-cell/>
            <table:covered-table-cell/>
            <table:covered-table-cell/>
            <table:table-cell table:style-name="Table31_col6_row1" table:number-columns-spanned="3">
              <text:p text:style-name="P15">CU_3</text:p>
            </table:table-cell>
            <table:covered-table-cell/>
            <table:covered-table-cell/>
          </table:table-row>
          <table:table-row>
            <table:table-cell table:style-name="Table31_col1_row2">
              <text:p text:style-name="P12">Actores</text:p>
            </table:table-cell>
            <table:table-cell table:style-name="Table31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3">
              <text:p text:style-name="P12">Tipo</text:p>
            </table:table-cell>
            <table:table-cell table:style-name="Table31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4">
              <text:p text:style-name="P12">Referencias</text:p>
            </table:table-cell>
            <table:table-cell table:style-name="Table31_col2_row4" table:number-columns-spanned="2">
              <text:p text:style-name="P12"/>
            </table:table-cell>
            <table:covered-table-cell/>
            <table:table-cell table:style-name="Table31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5">
              <text:p text:style-name="P12">Precondición</text:p>
            </table:table-cell>
            <table:table-cell table:style-name="Table31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6">
              <text:p text:style-name="P12">Postcondición</text:p>
            </table:table-cell>
            <table:table-cell table:style-name="Table31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7">
              <text:p text:style-name="P12">Autor</text:p>
            </table:table-cell>
            <table:table-cell table:style-name="Table31_col2_row7">
              <text:p text:style-name="P12"/>
            </table:table-cell>
            <table:table-cell table:style-name="Table31_col3_row7" table:number-columns-spanned="2">
              <text:h text:style-name="P18" text:outline-level="1">Fecha</text:h>
            </table:table-cell>
            <table:covered-table-cell/>
            <table:table-cell table:style-name="Table31_col5_row7" table:number-columns-spanned="2">
              <text:p text:style-name="P15">25/03/2018</text:p>
            </table:table-cell>
            <table:covered-table-cell/>
            <table:table-cell table:style-name="Table31_col7_row7">
              <text:h text:style-name="P18" text:outline-level="1">Versión</text:h>
            </table:table-cell>
            <table:table-cell table:style-name="Table31_col8_row7">
              <text:p text:style-name="P15"/>
            </table:table-cell>
          </table:table-row>
        </table:table>
        <text:p text:style-name="P16"/>
        <table:table table:name="Table32" table:style-name="Table32">
          <table:table-column/>
          <table:table-row>
            <table:table-cell table:style-name="Table32_col1_row1">
              <text:p text:style-name="P21">Propósito</text:p>
            </table:table-cell>
          </table:table-row>
          <table:table-row>
            <table:table-cell table:style-name="Table32_col1_row2">
              <text:p text:style-name="P32"/>
            </table:table-cell>
          </table:table-row>
        </table:table>
        <text:p text:style-name="P16"/>
        <table:table table:name="Table33" table:style-name="Table33">
          <table:table-column/>
          <table:table-row>
            <table:table-cell table:style-name="Table33_col1_row1">
              <text:p text:style-name="P21">Resumen</text:p>
            </table:table-cell>
          </table:table-row>
          <table:table-row>
            <table:table-cell table:style-name="Table33_col1_row2">
              <text:p text:style-name="P32"/>
            </table:table-cell>
          </table:table-row>
        </table:table>
        <text:p text:style-name="P16"/>
        <table:table table:name="Table34" table:style-name="Table3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4_col1_row1">
              <text:h text:style-name="P18" text:outline-level="1">Caso de Uso</text:h>
            </table:table-cell>
            <table:table-cell table:style-name="Table34_col2_row1" table:number-columns-spanned="4">
              <text:p text:style-name="P15">Modificar Datos</text:p>
            </table:table-cell>
            <table:covered-table-cell/>
            <table:covered-table-cell/>
            <table:covered-table-cell/>
            <table:table-cell table:style-name="Table34_col6_row1" table:number-columns-spanned="3">
              <text:p text:style-name="P15">CU_4</text:p>
            </table:table-cell>
            <table:covered-table-cell/>
            <table:covered-table-cell/>
          </table:table-row>
          <table:table-row>
            <table:table-cell table:style-name="Table34_col1_row2">
              <text:p text:style-name="P12">Actores</text:p>
            </table:table-cell>
            <table:table-cell table:style-name="Table34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3">
              <text:p text:style-name="P12">Tipo</text:p>
            </table:table-cell>
            <table:table-cell table:style-name="Table34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4">
              <text:p text:style-name="P12">Referencias</text:p>
            </table:table-cell>
            <table:table-cell table:style-name="Table34_col2_row4" table:number-columns-spanned="2">
              <text:p text:style-name="P12"/>
            </table:table-cell>
            <table:covered-table-cell/>
            <table:table-cell table:style-name="Table34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5">
              <text:p text:style-name="P12">Precondición</text:p>
            </table:table-cell>
            <table:table-cell table:style-name="Table34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6">
              <text:p text:style-name="P12">Postcondición</text:p>
            </table:table-cell>
            <table:table-cell table:style-name="Table34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7">
              <text:p text:style-name="P12">Autor</text:p>
            </table:table-cell>
            <table:table-cell table:style-name="Table34_col2_row7">
              <text:p text:style-name="P12"/>
            </table:table-cell>
            <table:table-cell table:style-name="Table34_col3_row7" table:number-columns-spanned="2">
              <text:h text:style-name="P18" text:outline-level="1">Fecha</text:h>
            </table:table-cell>
            <table:covered-table-cell/>
            <table:table-cell table:style-name="Table34_col5_row7" table:number-columns-spanned="2">
              <text:p text:style-name="P15">25/03/2018</text:p>
            </table:table-cell>
            <table:covered-table-cell/>
            <table:table-cell table:style-name="Table34_col7_row7">
              <text:h text:style-name="P18" text:outline-level="1">Versión</text:h>
            </table:table-cell>
            <table:table-cell table:style-name="Table34_col8_row7">
              <text:p text:style-name="P15"/>
            </table:table-cell>
          </table:table-row>
        </table:table>
        <text:p text:style-name="P16"/>
        <table:table table:name="Table35" table:style-name="Table35">
          <table:table-column/>
          <table:table-row>
            <table:table-cell table:style-name="Table35_col1_row1">
              <text:p text:style-name="P21">Propósito</text:p>
            </table:table-cell>
          </table:table-row>
          <table:table-row>
            <table:table-cell table:style-name="Table35_col1_row2">
              <text:p text:style-name="P32"/>
            </table:table-cell>
          </table:table-row>
        </table:table>
        <text:p text:style-name="P16"/>
        <table:table table:name="Table36" table:style-name="Table36">
          <table:table-column/>
          <table:table-row>
            <table:table-cell table:style-name="Table36_col1_row1">
              <text:p text:style-name="P21">Resumen</text:p>
            </table:table-cell>
          </table:table-row>
          <table:table-row>
            <table:table-cell table:style-name="Table36_col1_row2">
              <text:p text:style-name="P32"/>
            </table:table-cell>
          </table:table-row>
        </table:table>
        <text:p text:style-name="P31"/>
        <text:p text:style-name="P31">4.2 Gestión de clientes</text:p>
        <table:table table:name="Table37" table:style-name="Table3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7_col1_row1">
              <text:h text:style-name="P18" text:outline-level="1">Caso de Uso</text:h>
            </table:table-cell>
            <table:table-cell table:style-name="Table37_col2_row1" table:number-columns-spanned="4">
              <text:p text:style-name="P15">Dar de Alta</text:p>
            </table:table-cell>
            <table:covered-table-cell/>
            <table:covered-table-cell/>
            <table:covered-table-cell/>
            <table:table-cell table:style-name="Table37_col6_row1" table:number-columns-spanned="3">
              <text:p text:style-name="P15">CU_5</text:p>
            </table:table-cell>
            <table:covered-table-cell/>
            <table:covered-table-cell/>
          </table:table-row>
          <table:table-row>
            <table:table-cell table:style-name="Table37_col1_row2">
              <text:p text:style-name="P12">Actores</text:p>
            </table:table-cell>
            <table:table-cell table:style-name="Table37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3">
              <text:p text:style-name="P12">Tipo</text:p>
            </table:table-cell>
            <table:table-cell table:style-name="Table37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4">
              <text:p text:style-name="P12">Referencias</text:p>
            </table:table-cell>
            <table:table-cell table:style-name="Table37_col2_row4" table:number-columns-spanned="2">
              <text:p text:style-name="P12"/>
            </table:table-cell>
            <table:covered-table-cell/>
            <table:table-cell table:style-name="Table37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5">
              <text:p text:style-name="P12">Precondición</text:p>
            </table:table-cell>
            <table:table-cell table:style-name="Table37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6">
              <text:p text:style-name="P12">Postcondición</text:p>
            </table:table-cell>
            <table:table-cell table:style-name="Table37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7">
              <text:p text:style-name="P12">Autor</text:p>
            </table:table-cell>
            <table:table-cell table:style-name="Table37_col2_row7">
              <text:p text:style-name="P12"/>
            </table:table-cell>
            <table:table-cell table:style-name="Table37_col3_row7" table:number-columns-spanned="2">
              <text:h text:style-name="P18" text:outline-level="1">Fecha</text:h>
            </table:table-cell>
            <table:covered-table-cell/>
            <table:table-cell table:style-name="Table37_col5_row7" table:number-columns-spanned="2">
              <text:p text:style-name="P15">25/03/2018</text:p>
            </table:table-cell>
            <table:covered-table-cell/>
            <table:table-cell table:style-name="Table37_col7_row7">
              <text:h text:style-name="P18" text:outline-level="1">Versión</text:h>
            </table:table-cell>
            <table:table-cell table:style-name="Table37_col8_row7">
              <text:p text:style-name="P15"/>
            </table:table-cell>
          </table:table-row>
        </table:table>
        <text:p text:style-name="P16"/>
        <table:table table:name="Table38" table:style-name="Table38">
          <table:table-column/>
          <table:table-row>
            <table:table-cell table:style-name="Table38_col1_row1">
              <text:p text:style-name="P21">Propósito</text:p>
            </table:table-cell>
          </table:table-row>
          <table:table-row>
            <table:table-cell table:style-name="Table38_col1_row2">
              <text:p text:style-name="P32"/>
            </table:table-cell>
          </table:table-row>
        </table:table>
        <text:p text:style-name="P16"/>
        <table:table table:name="Table39" table:style-name="Table39">
          <table:table-column/>
          <table:table-row>
            <table:table-cell table:style-name="Table39_col1_row1">
              <text:p text:style-name="P21">Resumen</text:p>
            </table:table-cell>
          </table:table-row>
          <table:table-row>
            <table:table-cell table:style-name="Table39_col1_row2">
              <text:p text:style-name="P32"/>
            </table:table-cell>
          </table:table-row>
        </table:table>
        <text:p text:style-name="P16"/>
        <table:table table:name="Table40" table:style-name="Table4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0_col1_row1">
              <text:h text:style-name="P18" text:outline-level="1">Caso de Uso</text:h>
            </table:table-cell>
            <table:table-cell table:style-name="Table40_col2_row1" table:number-columns-spanned="4">
              <text:p text:style-name="P15">Dar de Baja</text:p>
            </table:table-cell>
            <table:covered-table-cell/>
            <table:covered-table-cell/>
            <table:covered-table-cell/>
            <table:table-cell table:style-name="Table40_col6_row1" table:number-columns-spanned="3">
              <text:p text:style-name="P15">CU_6</text:p>
            </table:table-cell>
            <table:covered-table-cell/>
            <table:covered-table-cell/>
          </table:table-row>
          <table:table-row>
            <table:table-cell table:style-name="Table40_col1_row2">
              <text:p text:style-name="P12">Actores</text:p>
            </table:table-cell>
            <table:table-cell table:style-name="Table40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3">
              <text:p text:style-name="P12">Tipo</text:p>
            </table:table-cell>
            <table:table-cell table:style-name="Table40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4">
              <text:p text:style-name="P12">Referencias</text:p>
            </table:table-cell>
            <table:table-cell table:style-name="Table40_col2_row4" table:number-columns-spanned="2">
              <text:p text:style-name="P12"/>
            </table:table-cell>
            <table:covered-table-cell/>
            <table:table-cell table:style-name="Table40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5">
              <text:p text:style-name="P12">Precondición</text:p>
            </table:table-cell>
            <table:table-cell table:style-name="Table40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6">
              <text:p text:style-name="P12">Postcondición</text:p>
            </table:table-cell>
            <table:table-cell table:style-name="Table40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7">
              <text:p text:style-name="P12">Autor</text:p>
            </table:table-cell>
            <table:table-cell table:style-name="Table40_col2_row7">
              <text:p text:style-name="P12"/>
            </table:table-cell>
            <table:table-cell table:style-name="Table40_col3_row7" table:number-columns-spanned="2">
              <text:h text:style-name="P18" text:outline-level="1">Fecha</text:h>
            </table:table-cell>
            <table:covered-table-cell/>
            <table:table-cell table:style-name="Table40_col5_row7" table:number-columns-spanned="2">
              <text:p text:style-name="P15">25/03/2018</text:p>
            </table:table-cell>
            <table:covered-table-cell/>
            <table:table-cell table:style-name="Table40_col7_row7">
              <text:h text:style-name="P18" text:outline-level="1">Versión</text:h>
            </table:table-cell>
            <table:table-cell table:style-name="Table40_col8_row7">
              <text:p text:style-name="P15"/>
            </table:table-cell>
          </table:table-row>
        </table:table>
        <text:p text:style-name="P16"/>
        <table:table table:name="Table41" table:style-name="Table41">
          <table:table-column/>
          <table:table-row>
            <table:table-cell table:style-name="Table41_col1_row1">
              <text:p text:style-name="P21">Propósito</text:p>
            </table:table-cell>
          </table:table-row>
          <table:table-row>
            <table:table-cell table:style-name="Table41_col1_row2">
              <text:p text:style-name="P32"/>
            </table:table-cell>
          </table:table-row>
        </table:table>
        <text:p text:style-name="P16"/>
        <table:table table:name="Table42" table:style-name="Table42">
          <table:table-column/>
          <table:table-row>
            <table:table-cell table:style-name="Table42_col1_row1">
              <text:p text:style-name="P21">Resumen</text:p>
            </table:table-cell>
          </table:table-row>
          <table:table-row>
            <table:table-cell table:style-name="Table42_col1_row2">
              <text:p text:style-name="P32"/>
            </table:table-cell>
          </table:table-row>
        </table:table>
        <text:p text:style-name="P16"/>
        <table:table table:name="Table43" table:style-name="Table4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3_col1_row1">
              <text:h text:style-name="P18" text:outline-level="1">Caso de Uso</text:h>
            </table:table-cell>
            <table:table-cell table:style-name="Table43_col2_row1" table:number-columns-spanned="4">
              <text:p text:style-name="P15">Consultar Datos</text:p>
            </table:table-cell>
            <table:covered-table-cell/>
            <table:covered-table-cell/>
            <table:covered-table-cell/>
            <table:table-cell table:style-name="Table43_col6_row1" table:number-columns-spanned="3">
              <text:p text:style-name="P15">CU_7</text:p>
            </table:table-cell>
            <table:covered-table-cell/>
            <table:covered-table-cell/>
          </table:table-row>
          <table:table-row>
            <table:table-cell table:style-name="Table43_col1_row2">
              <text:p text:style-name="P12">Actores</text:p>
            </table:table-cell>
            <table:table-cell table:style-name="Table43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3">
              <text:p text:style-name="P12">Tipo</text:p>
            </table:table-cell>
            <table:table-cell table:style-name="Table43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4">
              <text:p text:style-name="P12">Referencias</text:p>
            </table:table-cell>
            <table:table-cell table:style-name="Table43_col2_row4" table:number-columns-spanned="2">
              <text:p text:style-name="P12"/>
            </table:table-cell>
            <table:covered-table-cell/>
            <table:table-cell table:style-name="Table43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5">
              <text:p text:style-name="P12">Precondición</text:p>
            </table:table-cell>
            <table:table-cell table:style-name="Table43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6">
              <text:p text:style-name="P12">Postcondición</text:p>
            </table:table-cell>
            <table:table-cell table:style-name="Table43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7">
              <text:p text:style-name="P12">Autor</text:p>
            </table:table-cell>
            <table:table-cell table:style-name="Table43_col2_row7">
              <text:p text:style-name="P12"/>
            </table:table-cell>
            <table:table-cell table:style-name="Table43_col3_row7" table:number-columns-spanned="2">
              <text:h text:style-name="P18" text:outline-level="1">Fecha</text:h>
            </table:table-cell>
            <table:covered-table-cell/>
            <table:table-cell table:style-name="Table43_col5_row7" table:number-columns-spanned="2">
              <text:p text:style-name="P15">25/03/2018</text:p>
            </table:table-cell>
            <table:covered-table-cell/>
            <table:table-cell table:style-name="Table43_col7_row7">
              <text:h text:style-name="P18" text:outline-level="1">Versión</text:h>
            </table:table-cell>
            <table:table-cell table:style-name="Table43_col8_row7">
              <text:p text:style-name="P15"/>
            </table:table-cell>
          </table:table-row>
        </table:table>
        <text:p text:style-name="P16"/>
        <table:table table:name="Table44" table:style-name="Table44">
          <table:table-column/>
          <table:table-row>
            <table:table-cell table:style-name="Table44_col1_row1">
              <text:p text:style-name="P21">Propósito</text:p>
            </table:table-cell>
          </table:table-row>
          <table:table-row>
            <table:table-cell table:style-name="Table44_col1_row2">
              <text:p text:style-name="P32"/>
            </table:table-cell>
          </table:table-row>
        </table:table>
        <text:p text:style-name="P16"/>
        <table:table table:name="Table45" table:style-name="Table45">
          <table:table-column/>
          <table:table-row>
            <table:table-cell table:style-name="Table45_col1_row1">
              <text:p text:style-name="P21">Resumen</text:p>
            </table:table-cell>
          </table:table-row>
          <table:table-row>
            <table:table-cell table:style-name="Table45_col1_row2">
              <text:p text:style-name="P32"/>
            </table:table-cell>
          </table:table-row>
        </table:table>
        <text:p text:style-name="P16"/>
        <table:table table:name="Table46" table:style-name="Table4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6_col1_row1">
              <text:h text:style-name="P18" text:outline-level="1">Caso de Uso</text:h>
            </table:table-cell>
            <table:table-cell table:style-name="Table46_col2_row1" table:number-columns-spanned="4">
              <text:p text:style-name="P15">Modificar Datos</text:p>
            </table:table-cell>
            <table:covered-table-cell/>
            <table:covered-table-cell/>
            <table:covered-table-cell/>
            <table:table-cell table:style-name="Table46_col6_row1" table:number-columns-spanned="3">
              <text:p text:style-name="P15">CU_8</text:p>
            </table:table-cell>
            <table:covered-table-cell/>
            <table:covered-table-cell/>
          </table:table-row>
          <table:table-row>
            <table:table-cell table:style-name="Table46_col1_row2">
              <text:p text:style-name="P12">Actores</text:p>
            </table:table-cell>
            <table:table-cell table:style-name="Table46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3">
              <text:p text:style-name="P12">Tipo</text:p>
            </table:table-cell>
            <table:table-cell table:style-name="Table46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4">
              <text:p text:style-name="P12">Referencias</text:p>
            </table:table-cell>
            <table:table-cell table:style-name="Table46_col2_row4" table:number-columns-spanned="2">
              <text:p text:style-name="P12"/>
            </table:table-cell>
            <table:covered-table-cell/>
            <table:table-cell table:style-name="Table46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5">
              <text:p text:style-name="P12">Precondición</text:p>
            </table:table-cell>
            <table:table-cell table:style-name="Table46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6">
              <text:p text:style-name="P12">Postcondición</text:p>
            </table:table-cell>
            <table:table-cell table:style-name="Table46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7">
              <text:p text:style-name="P12">Autor</text:p>
            </table:table-cell>
            <table:table-cell table:style-name="Table46_col2_row7">
              <text:p text:style-name="P12"/>
            </table:table-cell>
            <table:table-cell table:style-name="Table46_col3_row7" table:number-columns-spanned="2">
              <text:h text:style-name="P18" text:outline-level="1">Fecha</text:h>
            </table:table-cell>
            <table:covered-table-cell/>
            <table:table-cell table:style-name="Table46_col5_row7" table:number-columns-spanned="2">
              <text:p text:style-name="P15">25/03/2018</text:p>
            </table:table-cell>
            <table:covered-table-cell/>
            <table:table-cell table:style-name="Table46_col7_row7">
              <text:h text:style-name="P18" text:outline-level="1">Versión</text:h>
            </table:table-cell>
            <table:table-cell table:style-name="Table46_col8_row7">
              <text:p text:style-name="P15"/>
            </table:table-cell>
          </table:table-row>
        </table:table>
        <text:p text:style-name="P16"/>
        <table:table table:name="Table47" table:style-name="Table47">
          <table:table-column/>
          <table:table-row>
            <table:table-cell table:style-name="Table47_col1_row1">
              <text:p text:style-name="P21">Propósito</text:p>
            </table:table-cell>
          </table:table-row>
          <table:table-row>
            <table:table-cell table:style-name="Table47_col1_row2">
              <text:p text:style-name="P32"/>
            </table:table-cell>
          </table:table-row>
        </table:table>
        <text:p text:style-name="P16"/>
        <table:table table:name="Table48" table:style-name="Table48">
          <table:table-column/>
          <table:table-row>
            <table:table-cell table:style-name="Table48_col1_row1">
              <text:p text:style-name="P21">Resumen</text:p>
            </table:table-cell>
          </table:table-row>
          <table:table-row>
            <table:table-cell table:style-name="Table48_col1_row2">
              <text:p text:style-name="P32"/>
            </table:table-cell>
          </table:table-row>
        </table:table>
        <text:p text:style-name="P16"/>
        <table:table table:name="Table49" table:style-name="Table4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9_col1_row1">
              <text:h text:style-name="P18" text:outline-level="1">Caso de Uso</text:h>
            </table:table-cell>
            <table:table-cell table:style-name="Table49_col2_row1" table:number-columns-spanned="4">
              <text:p text:style-name="P15">Enviar Paquete</text:p>
            </table:table-cell>
            <table:covered-table-cell/>
            <table:covered-table-cell/>
            <table:covered-table-cell/>
            <table:table-cell table:style-name="Table49_col6_row1" table:number-columns-spanned="3">
              <text:p text:style-name="P15">CU_9</text:p>
            </table:table-cell>
            <table:covered-table-cell/>
            <table:covered-table-cell/>
          </table:table-row>
          <table:table-row>
            <table:table-cell table:style-name="Table49_col1_row2">
              <text:p text:style-name="P12">Actores</text:p>
            </table:table-cell>
            <table:table-cell table:style-name="Table49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3">
              <text:p text:style-name="P12">Tipo</text:p>
            </table:table-cell>
            <table:table-cell table:style-name="Table49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4">
              <text:p text:style-name="P12">Referencias</text:p>
            </table:table-cell>
            <table:table-cell table:style-name="Table49_col2_row4" table:number-columns-spanned="2">
              <text:p text:style-name="P12"/>
            </table:table-cell>
            <table:covered-table-cell/>
            <table:table-cell table:style-name="Table49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5">
              <text:p text:style-name="P12">Precondición</text:p>
            </table:table-cell>
            <table:table-cell table:style-name="Table49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6">
              <text:p text:style-name="P12">Postcondición</text:p>
            </table:table-cell>
            <table:table-cell table:style-name="Table49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7">
              <text:p text:style-name="P12">Autor</text:p>
            </table:table-cell>
            <table:table-cell table:style-name="Table49_col2_row7">
              <text:p text:style-name="P12"/>
            </table:table-cell>
            <table:table-cell table:style-name="Table49_col3_row7" table:number-columns-spanned="2">
              <text:h text:style-name="P18" text:outline-level="1">Fecha</text:h>
            </table:table-cell>
            <table:covered-table-cell/>
            <table:table-cell table:style-name="Table49_col5_row7" table:number-columns-spanned="2">
              <text:p text:style-name="P15">25/03/2018</text:p>
            </table:table-cell>
            <table:covered-table-cell/>
            <table:table-cell table:style-name="Table49_col7_row7">
              <text:h text:style-name="P18" text:outline-level="1">Versión</text:h>
            </table:table-cell>
            <table:table-cell table:style-name="Table49_col8_row7">
              <text:p text:style-name="P15"/>
            </table:table-cell>
          </table:table-row>
        </table:table>
        <text:p text:style-name="P16"/>
        <table:table table:name="Table50" table:style-name="Table50">
          <table:table-column/>
          <table:table-row>
            <table:table-cell table:style-name="Table50_col1_row1">
              <text:p text:style-name="P21">Propósito</text:p>
            </table:table-cell>
          </table:table-row>
          <table:table-row>
            <table:table-cell table:style-name="Table50_col1_row2">
              <text:p text:style-name="P32"/>
            </table:table-cell>
          </table:table-row>
        </table:table>
        <text:p text:style-name="P16"/>
        <table:table table:name="Table51" table:style-name="Table51">
          <table:table-column/>
          <table:table-row>
            <table:table-cell table:style-name="Table51_col1_row1">
              <text:p text:style-name="P21">Resumen</text:p>
            </table:table-cell>
          </table:table-row>
          <table:table-row>
            <table:table-cell table:style-name="Table51_col1_row2">
              <text:p text:style-name="P32"/>
            </table:table-cell>
          </table:table-row>
        </table:table>
        <text:p text:style-name="P16"/>
        <table:table table:name="Table52" table:style-name="Table5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2_col1_row1">
              <text:h text:style-name="P18" text:outline-level="1">Caso de Uso</text:h>
            </table:table-cell>
            <table:table-cell table:style-name="Table52_col2_row1" table:number-columns-spanned="4">
              <text:p text:style-name="P15">Registrar</text:p>
            </table:table-cell>
            <table:covered-table-cell/>
            <table:covered-table-cell/>
            <table:covered-table-cell/>
            <table:table-cell table:style-name="Table52_col6_row1" table:number-columns-spanned="3">
              <text:p text:style-name="P15">CU_10</text:p>
            </table:table-cell>
            <table:covered-table-cell/>
            <table:covered-table-cell/>
          </table:table-row>
          <table:table-row>
            <table:table-cell table:style-name="Table52_col1_row2">
              <text:p text:style-name="P12">Actores</text:p>
            </table:table-cell>
            <table:table-cell table:style-name="Table52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3">
              <text:p text:style-name="P12">Tipo</text:p>
            </table:table-cell>
            <table:table-cell table:style-name="Table52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4">
              <text:p text:style-name="P12">Referencias</text:p>
            </table:table-cell>
            <table:table-cell table:style-name="Table52_col2_row4" table:number-columns-spanned="2">
              <text:p text:style-name="P12"/>
            </table:table-cell>
            <table:covered-table-cell/>
            <table:table-cell table:style-name="Table52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5">
              <text:p text:style-name="P12">Precondición</text:p>
            </table:table-cell>
            <table:table-cell table:style-name="Table52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6">
              <text:p text:style-name="P12">Postcondición</text:p>
            </table:table-cell>
            <table:table-cell table:style-name="Table52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7">
              <text:p text:style-name="P12">Autor</text:p>
            </table:table-cell>
            <table:table-cell table:style-name="Table52_col2_row7">
              <text:p text:style-name="P12"/>
            </table:table-cell>
            <table:table-cell table:style-name="Table52_col3_row7" table:number-columns-spanned="2">
              <text:h text:style-name="P18" text:outline-level="1">Fecha</text:h>
            </table:table-cell>
            <table:covered-table-cell/>
            <table:table-cell table:style-name="Table52_col5_row7" table:number-columns-spanned="2">
              <text:p text:style-name="P15">25/03/2018</text:p>
            </table:table-cell>
            <table:covered-table-cell/>
            <table:table-cell table:style-name="Table52_col7_row7">
              <text:h text:style-name="P18" text:outline-level="1">Versión</text:h>
            </table:table-cell>
            <table:table-cell table:style-name="Table52_col8_row7">
              <text:p text:style-name="P15"/>
            </table:table-cell>
          </table:table-row>
        </table:table>
        <text:p text:style-name="P16"/>
        <table:table table:name="Table53" table:style-name="Table53">
          <table:table-column/>
          <table:table-row>
            <table:table-cell table:style-name="Table53_col1_row1">
              <text:p text:style-name="P21">Propósito</text:p>
            </table:table-cell>
          </table:table-row>
          <table:table-row>
            <table:table-cell table:style-name="Table53_col1_row2">
              <text:p text:style-name="P32"/>
            </table:table-cell>
          </table:table-row>
        </table:table>
        <text:p text:style-name="P16"/>
        <table:table table:name="Table54" table:style-name="Table54">
          <table:table-column/>
          <table:table-row>
            <table:table-cell table:style-name="Table54_col1_row1">
              <text:p text:style-name="P21">Resumen</text:p>
            </table:table-cell>
          </table:table-row>
          <table:table-row>
            <table:table-cell table:style-name="Table54_col1_row2">
              <text:p text:style-name="P32"/>
            </table:table-cell>
          </table:table-row>
        </table:table>
        <text:p text:style-name="P16"/>
        <table:table table:name="Table55" table:style-name="Table5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5_col1_row1">
              <text:h text:style-name="P18" text:outline-level="1">Caso de Uso</text:h>
            </table:table-cell>
            <table:table-cell table:style-name="Table55_col2_row1" table:number-columns-spanned="4">
              <text:p text:style-name="P15">Por Web</text:p>
            </table:table-cell>
            <table:covered-table-cell/>
            <table:covered-table-cell/>
            <table:covered-table-cell/>
            <table:table-cell table:style-name="Table55_col6_row1" table:number-columns-spanned="3">
              <text:p text:style-name="P15">CU_11</text:p>
            </table:table-cell>
            <table:covered-table-cell/>
            <table:covered-table-cell/>
          </table:table-row>
          <table:table-row>
            <table:table-cell table:style-name="Table55_col1_row2">
              <text:p text:style-name="P12">Actores</text:p>
            </table:table-cell>
            <table:table-cell table:style-name="Table55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3">
              <text:p text:style-name="P12">Tipo</text:p>
            </table:table-cell>
            <table:table-cell table:style-name="Table55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4">
              <text:p text:style-name="P12">Referencias</text:p>
            </table:table-cell>
            <table:table-cell table:style-name="Table55_col2_row4" table:number-columns-spanned="2">
              <text:p text:style-name="P12"/>
            </table:table-cell>
            <table:covered-table-cell/>
            <table:table-cell table:style-name="Table55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5">
              <text:p text:style-name="P12">Precondición</text:p>
            </table:table-cell>
            <table:table-cell table:style-name="Table55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6">
              <text:p text:style-name="P12">Postcondición</text:p>
            </table:table-cell>
            <table:table-cell table:style-name="Table55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7">
              <text:p text:style-name="P12">Autor</text:p>
            </table:table-cell>
            <table:table-cell table:style-name="Table55_col2_row7">
              <text:p text:style-name="P12"/>
            </table:table-cell>
            <table:table-cell table:style-name="Table55_col3_row7" table:number-columns-spanned="2">
              <text:h text:style-name="P18" text:outline-level="1">Fecha</text:h>
            </table:table-cell>
            <table:covered-table-cell/>
            <table:table-cell table:style-name="Table55_col5_row7" table:number-columns-spanned="2">
              <text:p text:style-name="P15">25/03/2018</text:p>
            </table:table-cell>
            <table:covered-table-cell/>
            <table:table-cell table:style-name="Table55_col7_row7">
              <text:h text:style-name="P18" text:outline-level="1">Versión</text:h>
            </table:table-cell>
            <table:table-cell table:style-name="Table55_col8_row7">
              <text:p text:style-name="P15"/>
            </table:table-cell>
          </table:table-row>
        </table:table>
        <text:p text:style-name="P16"/>
        <table:table table:name="Table56" table:style-name="Table56">
          <table:table-column/>
          <table:table-row>
            <table:table-cell table:style-name="Table56_col1_row1">
              <text:p text:style-name="P21">Propósito</text:p>
            </table:table-cell>
          </table:table-row>
          <table:table-row>
            <table:table-cell table:style-name="Table56_col1_row2">
              <text:p text:style-name="P32"/>
            </table:table-cell>
          </table:table-row>
        </table:table>
        <text:p text:style-name="P16"/>
        <table:table table:name="Table57" table:style-name="Table57">
          <table:table-column/>
          <table:table-row>
            <table:table-cell table:style-name="Table57_col1_row1">
              <text:p text:style-name="P21">Resumen</text:p>
            </table:table-cell>
          </table:table-row>
          <table:table-row>
            <table:table-cell table:style-name="Table57_col1_row2">
              <text:p text:style-name="P32"/>
            </table:table-cell>
          </table:table-row>
        </table:table>
        <text:p text:style-name="P16"/>
        <table:table table:name="Table58" table:style-name="Table5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8_col1_row1">
              <text:h text:style-name="P18" text:outline-level="1">Caso de Uso</text:h>
            </table:table-cell>
            <table:table-cell table:style-name="Table58_col2_row1" table:number-columns-spanned="4">
              <text:p text:style-name="P15">Por Mostrador</text:p>
            </table:table-cell>
            <table:covered-table-cell/>
            <table:covered-table-cell/>
            <table:covered-table-cell/>
            <table:table-cell table:style-name="Table58_col6_row1" table:number-columns-spanned="3">
              <text:p text:style-name="P15">CU_12</text:p>
            </table:table-cell>
            <table:covered-table-cell/>
            <table:covered-table-cell/>
          </table:table-row>
          <table:table-row>
            <table:table-cell table:style-name="Table58_col1_row2">
              <text:p text:style-name="P12">Actores</text:p>
            </table:table-cell>
            <table:table-cell table:style-name="Table58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3">
              <text:p text:style-name="P12">Tipo</text:p>
            </table:table-cell>
            <table:table-cell table:style-name="Table58_col2_row3" table:number-columns-spanned="7">
              <text:p text:style-name="P3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4">
              <text:p text:style-name="P12">Referencias</text:p>
            </table:table-cell>
            <table:table-cell table:style-name="Table58_col2_row4" table:number-columns-spanned="2">
              <text:p text:style-name="P12"/>
            </table:table-cell>
            <table:covered-table-cell/>
            <table:table-cell table:style-name="Table58_col4_row4" table:number-columns-spanned="5">
              <text:p text:style-name="P3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5">
              <text:p text:style-name="P33">Precondición</text:p>
            </table:table-cell>
            <table:table-cell table:style-name="Table58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6">
              <text:p text:style-name="P12">Postcondición</text:p>
            </table:table-cell>
            <table:table-cell table:style-name="Table58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7">
              <text:p text:style-name="P12">Autor</text:p>
            </table:table-cell>
            <table:table-cell table:style-name="Table58_col2_row7">
              <text:p text:style-name="P33"/>
            </table:table-cell>
            <table:table-cell table:style-name="Table58_col3_row7" table:number-columns-spanned="2">
              <text:h text:style-name="P18" text:outline-level="1">Fecha</text:h>
            </table:table-cell>
            <table:covered-table-cell/>
            <table:table-cell table:style-name="Table58_col5_row7" table:number-columns-spanned="2">
              <text:p text:style-name="P15">25/03/2018</text:p>
            </table:table-cell>
            <table:covered-table-cell/>
            <table:table-cell table:style-name="Table58_col7_row7">
              <text:h text:style-name="P18" text:outline-level="1">Versión</text:h>
            </table:table-cell>
            <table:table-cell table:style-name="Table58_col8_row7">
              <text:p text:style-name="P15"/>
            </table:table-cell>
          </table:table-row>
        </table:table>
        <text:p text:style-name="P16"/>
        <table:table table:name="Table59" table:style-name="Table59">
          <table:table-column/>
          <table:table-row>
            <table:table-cell table:style-name="Table59_col1_row1">
              <text:p text:style-name="P21">Propósito</text:p>
            </table:table-cell>
          </table:table-row>
          <table:table-row>
            <table:table-cell table:style-name="Table59_col1_row2">
              <text:p text:style-name="P32"/>
            </table:table-cell>
          </table:table-row>
        </table:table>
        <text:p text:style-name="P16"/>
        <table:table table:name="Table60" table:style-name="Table60">
          <table:table-column/>
          <table:table-row>
            <table:table-cell table:style-name="Table60_col1_row1">
              <text:p text:style-name="P21">Resumen</text:p>
            </table:table-cell>
          </table:table-row>
          <table:table-row>
            <table:table-cell table:style-name="Table60_col1_row2">
              <text:p text:style-name="P32"/>
            </table:table-cell>
          </table:table-row>
        </table:table>
        <text:p text:style-name="P16"/>
        <table:table table:name="Table61" table:style-name="Table6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1_col1_row1">
              <text:h text:style-name="P18" text:outline-level="1">Caso de Uso</text:h>
            </table:table-cell>
            <table:table-cell table:style-name="Table61_col2_row1" table:number-columns-spanned="4">
              <text:p text:style-name="P15">Pago</text:p>
            </table:table-cell>
            <table:covered-table-cell/>
            <table:covered-table-cell/>
            <table:covered-table-cell/>
            <table:table-cell table:style-name="Table61_col6_row1" table:number-columns-spanned="3">
              <text:p text:style-name="P15">CU_13</text:p>
            </table:table-cell>
            <table:covered-table-cell/>
            <table:covered-table-cell/>
          </table:table-row>
          <table:table-row>
            <table:table-cell table:style-name="Table61_col1_row2">
              <text:p text:style-name="P12">Actores</text:p>
            </table:table-cell>
            <table:table-cell table:style-name="Table61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3">
              <text:p text:style-name="P12">Tipo</text:p>
            </table:table-cell>
            <table:table-cell table:style-name="Table61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4">
              <text:p text:style-name="P12">Referencias</text:p>
            </table:table-cell>
            <table:table-cell table:style-name="Table61_col2_row4" table:number-columns-spanned="2">
              <text:p text:style-name="P12"/>
            </table:table-cell>
            <table:covered-table-cell/>
            <table:table-cell table:style-name="Table61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5">
              <text:p text:style-name="P12">Precondición</text:p>
            </table:table-cell>
            <table:table-cell table:style-name="Table61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6">
              <text:p text:style-name="P12">Postcondición</text:p>
            </table:table-cell>
            <table:table-cell table:style-name="Table61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7">
              <text:p text:style-name="P12">Autor</text:p>
            </table:table-cell>
            <table:table-cell table:style-name="Table61_col2_row7">
              <text:p text:style-name="P12"/>
            </table:table-cell>
            <table:table-cell table:style-name="Table61_col3_row7" table:number-columns-spanned="2">
              <text:h text:style-name="P18" text:outline-level="1">Fecha</text:h>
            </table:table-cell>
            <table:covered-table-cell/>
            <table:table-cell table:style-name="Table61_col5_row7" table:number-columns-spanned="2">
              <text:p text:style-name="P15">25/03/2018</text:p>
            </table:table-cell>
            <table:covered-table-cell/>
            <table:table-cell table:style-name="Table61_col7_row7">
              <text:h text:style-name="P18" text:outline-level="1">Versión</text:h>
            </table:table-cell>
            <table:table-cell table:style-name="Table61_col8_row7">
              <text:p text:style-name="P15"/>
            </table:table-cell>
          </table:table-row>
        </table:table>
        <text:p text:style-name="P16"/>
        <table:table table:name="Table62" table:style-name="Table62">
          <table:table-column/>
          <table:table-row>
            <table:table-cell table:style-name="Table62_col1_row1">
              <text:p text:style-name="P21">Propósito</text:p>
            </table:table-cell>
          </table:table-row>
          <table:table-row>
            <table:table-cell table:style-name="Table62_col1_row2">
              <text:p text:style-name="P32"/>
            </table:table-cell>
          </table:table-row>
        </table:table>
        <text:p text:style-name="P16"/>
        <table:table table:name="Table63" table:style-name="Table63">
          <table:table-column/>
          <table:table-row>
            <table:table-cell table:style-name="Table63_col1_row1">
              <text:p text:style-name="P21">Resumen</text:p>
            </table:table-cell>
          </table:table-row>
          <table:table-row>
            <table:table-cell table:style-name="Table63_col1_row2">
              <text:p text:style-name="P32"/>
            </table:table-cell>
          </table:table-row>
        </table:table>
        <text:p text:style-name="P16"/>
        <table:table table:name="Table64" table:style-name="Table6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4_col1_row1">
              <text:h text:style-name="P18" text:outline-level="1">Caso de Uso</text:h>
            </table:table-cell>
            <table:table-cell table:style-name="Table64_col2_row1" table:number-columns-spanned="4">
              <text:p text:style-name="P15">Tarjeta</text:p>
            </table:table-cell>
            <table:covered-table-cell/>
            <table:covered-table-cell/>
            <table:covered-table-cell/>
            <table:table-cell table:style-name="Table64_col6_row1" table:number-columns-spanned="3">
              <text:p text:style-name="P15">CU_14</text:p>
            </table:table-cell>
            <table:covered-table-cell/>
            <table:covered-table-cell/>
          </table:table-row>
          <table:table-row>
            <table:table-cell table:style-name="Table64_col1_row2">
              <text:p text:style-name="P12">Actores</text:p>
            </table:table-cell>
            <table:table-cell table:style-name="Table64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3">
              <text:p text:style-name="P12">Tipo</text:p>
            </table:table-cell>
            <table:table-cell table:style-name="Table64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4">
              <text:p text:style-name="P12">Referencias</text:p>
            </table:table-cell>
            <table:table-cell table:style-name="Table64_col2_row4" table:number-columns-spanned="2">
              <text:p text:style-name="P12"/>
            </table:table-cell>
            <table:covered-table-cell/>
            <table:table-cell table:style-name="Table64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5">
              <text:p text:style-name="P12">Precondición</text:p>
            </table:table-cell>
            <table:table-cell table:style-name="Table64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6">
              <text:p text:style-name="P12">Postcondición</text:p>
            </table:table-cell>
            <table:table-cell table:style-name="Table64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7">
              <text:p text:style-name="P12">Autor</text:p>
            </table:table-cell>
            <table:table-cell table:style-name="Table64_col2_row7">
              <text:p text:style-name="P12"/>
            </table:table-cell>
            <table:table-cell table:style-name="Table64_col3_row7" table:number-columns-spanned="2">
              <text:h text:style-name="P18" text:outline-level="1">Fecha</text:h>
            </table:table-cell>
            <table:covered-table-cell/>
            <table:table-cell table:style-name="Table64_col5_row7" table:number-columns-spanned="2">
              <text:p text:style-name="P15">25/03/2018</text:p>
            </table:table-cell>
            <table:covered-table-cell/>
            <table:table-cell table:style-name="Table64_col7_row7">
              <text:h text:style-name="P18" text:outline-level="1">Versión</text:h>
            </table:table-cell>
            <table:table-cell table:style-name="Table64_col8_row7">
              <text:p text:style-name="P15"/>
            </table:table-cell>
          </table:table-row>
        </table:table>
        <text:p text:style-name="P16"/>
        <table:table table:name="Table65" table:style-name="Table65">
          <table:table-column/>
          <table:table-row>
            <table:table-cell table:style-name="Table65_col1_row1">
              <text:p text:style-name="P21">Propósito</text:p>
            </table:table-cell>
          </table:table-row>
          <table:table-row>
            <table:table-cell table:style-name="Table65_col1_row2">
              <text:p text:style-name="P32"/>
            </table:table-cell>
          </table:table-row>
        </table:table>
        <text:p text:style-name="P16"/>
        <table:table table:name="Table66" table:style-name="Table66">
          <table:table-column/>
          <table:table-row>
            <table:table-cell table:style-name="Table66_col1_row1">
              <text:p text:style-name="P21">Resumen</text:p>
            </table:table-cell>
          </table:table-row>
          <table:table-row>
            <table:table-cell table:style-name="Table66_col1_row2">
              <text:p text:style-name="P32"/>
            </table:table-cell>
          </table:table-row>
        </table:table>
        <text:p text:style-name="P16"/>
        <table:table table:name="Table67" table:style-name="Table6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7_col1_row1">
              <text:h text:style-name="P18" text:outline-level="1">Caso de Uso</text:h>
            </table:table-cell>
            <table:table-cell table:style-name="Table67_col2_row1" table:number-columns-spanned="4">
              <text:p text:style-name="P15">Efectivo</text:p>
            </table:table-cell>
            <table:covered-table-cell/>
            <table:covered-table-cell/>
            <table:covered-table-cell/>
            <table:table-cell table:style-name="Table67_col6_row1" table:number-columns-spanned="3">
              <text:p text:style-name="P15">CU_15</text:p>
            </table:table-cell>
            <table:covered-table-cell/>
            <table:covered-table-cell/>
          </table:table-row>
          <table:table-row>
            <table:table-cell table:style-name="Table67_col1_row2">
              <text:p text:style-name="P12">Actores</text:p>
            </table:table-cell>
            <table:table-cell table:style-name="Table67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3">
              <text:p text:style-name="P12">Tipo</text:p>
            </table:table-cell>
            <table:table-cell table:style-name="Table67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4">
              <text:p text:style-name="P12">Referencias</text:p>
            </table:table-cell>
            <table:table-cell table:style-name="Table67_col2_row4" table:number-columns-spanned="2">
              <text:p text:style-name="P12"/>
            </table:table-cell>
            <table:covered-table-cell/>
            <table:table-cell table:style-name="Table67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5">
              <text:p text:style-name="P12">Precondición</text:p>
            </table:table-cell>
            <table:table-cell table:style-name="Table67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6">
              <text:p text:style-name="P12">Postcondición</text:p>
            </table:table-cell>
            <table:table-cell table:style-name="Table67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7">
              <text:p text:style-name="P12">Autor</text:p>
            </table:table-cell>
            <table:table-cell table:style-name="Table67_col2_row7">
              <text:p text:style-name="P12"/>
            </table:table-cell>
            <table:table-cell table:style-name="Table67_col3_row7" table:number-columns-spanned="2">
              <text:h text:style-name="P18" text:outline-level="1">Fecha</text:h>
            </table:table-cell>
            <table:covered-table-cell/>
            <table:table-cell table:style-name="Table67_col5_row7" table:number-columns-spanned="2">
              <text:p text:style-name="P15">25/03/2018</text:p>
            </table:table-cell>
            <table:covered-table-cell/>
            <table:table-cell table:style-name="Table67_col7_row7">
              <text:h text:style-name="P18" text:outline-level="1">Versión</text:h>
            </table:table-cell>
            <table:table-cell table:style-name="Table67_col8_row7">
              <text:p text:style-name="P15"/>
            </table:table-cell>
          </table:table-row>
        </table:table>
        <text:p text:style-name="P16"/>
        <table:table table:name="Table68" table:style-name="Table68">
          <table:table-column/>
          <table:table-row>
            <table:table-cell table:style-name="Table68_col1_row1">
              <text:p text:style-name="P21">Propósito</text:p>
            </table:table-cell>
          </table:table-row>
          <table:table-row>
            <table:table-cell table:style-name="Table68_col1_row2">
              <text:p text:style-name="P32"/>
            </table:table-cell>
          </table:table-row>
        </table:table>
        <text:p text:style-name="P16"/>
        <table:table table:name="Table69" table:style-name="Table69">
          <table:table-column/>
          <table:table-row>
            <table:table-cell table:style-name="Table69_col1_row1">
              <text:p text:style-name="P21">Resumen</text:p>
            </table:table-cell>
          </table:table-row>
          <table:table-row>
            <table:table-cell table:style-name="Table69_col1_row2">
              <text:p text:style-name="P32"/>
            </table:table-cell>
          </table:table-row>
        </table:table>
        <text:p text:style-name="P16"/>
        <table:table table:name="Table70" table:style-name="Table7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0_col1_row1">
              <text:h text:style-name="P18" text:outline-level="1">Caso de Uso</text:h>
            </table:table-cell>
            <table:table-cell table:style-name="Table70_col2_row1" table:number-columns-spanned="4">
              <text:p text:style-name="P15">Enviar Paquetes</text:p>
            </table:table-cell>
            <table:covered-table-cell/>
            <table:covered-table-cell/>
            <table:covered-table-cell/>
            <table:table-cell table:style-name="Table70_col6_row1" table:number-columns-spanned="3">
              <text:p text:style-name="P15">CU_16</text:p>
            </table:table-cell>
            <table:covered-table-cell/>
            <table:covered-table-cell/>
          </table:table-row>
          <table:table-row>
            <table:table-cell table:style-name="Table70_col1_row2">
              <text:p text:style-name="P12">Actores</text:p>
            </table:table-cell>
            <table:table-cell table:style-name="Table70_col2_row2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3">
              <text:p text:style-name="P12">Tipo</text:p>
            </table:table-cell>
            <table:table-cell table:style-name="Table70_col2_row3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4">
              <text:p text:style-name="P12">Referencias</text:p>
            </table:table-cell>
            <table:table-cell table:style-name="Table70_col2_row4" table:number-columns-spanned="2">
              <text:p text:style-name="P12"/>
            </table:table-cell>
            <table:covered-table-cell/>
            <table:table-cell table:style-name="Table70_col4_row4" table:number-columns-spanned="5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5">
              <text:p text:style-name="P12">Precondición</text:p>
            </table:table-cell>
            <table:table-cell table:style-name="Table70_col2_row5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6">
              <text:p text:style-name="P12">Postcondición</text:p>
            </table:table-cell>
            <table:table-cell table:style-name="Table70_col2_row6" table:number-columns-spanned="7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7">
              <text:p text:style-name="P12">Autor</text:p>
            </table:table-cell>
            <table:table-cell table:style-name="Table70_col2_row7">
              <text:p text:style-name="P12"/>
            </table:table-cell>
            <table:table-cell table:style-name="Table70_col3_row7" table:number-columns-spanned="2">
              <text:h text:style-name="P18" text:outline-level="1">Fecha</text:h>
            </table:table-cell>
            <table:covered-table-cell/>
            <table:table-cell table:style-name="Table70_col5_row7" table:number-columns-spanned="2">
              <text:p text:style-name="P15">25/03/2018</text:p>
            </table:table-cell>
            <table:covered-table-cell/>
            <table:table-cell table:style-name="Table70_col7_row7">
              <text:h text:style-name="P18" text:outline-level="1">Versión</text:h>
            </table:table-cell>
            <table:table-cell table:style-name="Table70_col8_row7">
              <text:p text:style-name="P15"/>
            </table:table-cell>
          </table:table-row>
        </table:table>
        <text:p text:style-name="P16"/>
        <table:table table:name="Table71" table:style-name="Table71">
          <table:table-column/>
          <table:table-row>
            <table:table-cell table:style-name="Table71_col1_row1">
              <text:p text:style-name="P21">Propósito</text:p>
            </table:table-cell>
          </table:table-row>
          <table:table-row>
            <table:table-cell table:style-name="Table71_col1_row2">
              <text:p text:style-name="P32"/>
            </table:table-cell>
          </table:table-row>
        </table:table>
        <text:p text:style-name="P16"/>
        <table:table table:name="Table72" table:style-name="Table72">
          <table:table-column/>
          <table:table-row>
            <table:table-cell table:style-name="Table72_col1_row1">
              <text:p text:style-name="P21">Resumen</text:p>
            </table:table-cell>
          </table:table-row>
          <table:table-row>
            <table:table-cell table:style-name="Table72_col1_row2">
              <text:p text:style-name="P32"/>
            </table:table-cell>
          </table:table-row>
        </table:table>
        <text:p text:style-name="P16"/>
        <text:p text:style-name="P31">4.3 Gestión de envíos</text:p>
        <table:table table:name="Table73" table:style-name="Table7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3_col1_row1">
              <text:h text:style-name="P18" text:outline-level="1">Caso de Uso</text:h>
            </table:table-cell>
            <table:table-cell table:style-name="Table73_col2_row1" table:number-columns-spanned="4">
              <text:p text:style-name="P15">Enviar paquete</text:p>
            </table:table-cell>
            <table:covered-table-cell/>
            <table:covered-table-cell/>
            <table:covered-table-cell/>
            <table:table-cell table:style-name="Table73_col6_row1" table:number-columns-spanned="3">
              <text:p text:style-name="P15">CU_17</text:p>
            </table:table-cell>
            <table:covered-table-cell/>
            <table:covered-table-cell/>
          </table:table-row>
          <table:table-row>
            <table:table-cell table:style-name="Table73_col1_row2">
              <text:p text:style-name="P12">Actores</text:p>
            </table:table-cell>
            <table:table-cell table:style-name="Table73_col2_row2" table:number-columns-spanned="7">
              <text:p text:style-name="P19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3">
              <text:p text:style-name="P12">Tipo</text:p>
            </table:table-cell>
            <table:table-cell table:style-name="Table73_col2_row3" table:number-columns-spanned="7">
              <text:p text:style-name="P1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4">
              <text:p text:style-name="P12">Referencias</text:p>
            </table:table-cell>
            <table:table-cell table:style-name="Table73_col2_row4" table:number-columns-spanned="2">
              <text:p text:style-name="P19">RF_2.1</text:p>
            </table:table-cell>
            <table:covered-table-cell/>
            <table:table-cell table:style-name="Table73_col4_row4" table:number-columns-spanned="5">
              <text:p text:style-name="P15">CU_18, CU_1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5">
              <text:p text:style-name="P12">Precondición</text:p>
            </table:table-cell>
            <table:table-cell table:style-name="Table73_col2_row5" table:number-columns-spanned="7">
              <text:p text:style-name="P19">El cliente debe estar registrad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6">
              <text:p text:style-name="P12">Postcondición</text:p>
            </table:table-cell>
            <table:table-cell table:style-name="Table73_col2_row6" table:number-columns-spanned="7">
              <text:p text:style-name="P19">El cliente tendrá un paquete en estado de envío en su información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7">
              <text:p text:style-name="P12">Autor</text:p>
            </table:table-cell>
            <table:table-cell table:style-name="Table73_col2_row7">
              <text:p text:style-name="P19">Alba Aurora Moreno Peinado</text:p>
            </table:table-cell>
            <table:table-cell table:style-name="Table73_col3_row7" table:number-columns-spanned="2">
              <text:h text:style-name="P18" text:outline-level="1">Fecha</text:h>
            </table:table-cell>
            <table:covered-table-cell/>
            <table:table-cell table:style-name="Table73_col5_row7" table:number-columns-spanned="2">
              <text:p text:style-name="P15">25/03/2018</text:p>
            </table:table-cell>
            <table:covered-table-cell/>
            <table:table-cell table:style-name="Table73_col7_row7">
              <text:h text:style-name="P18" text:outline-level="1">Versión</text:h>
            </table:table-cell>
            <table:table-cell table:style-name="Table73_col8_row7">
              <text:p text:style-name="P15">1.0</text:p>
            </table:table-cell>
          </table:table-row>
        </table:table>
        <text:p text:style-name="P35"/>
        <table:table table:name="Table74" table:style-name="Table74">
          <table:table-column/>
          <table:table-row>
            <table:table-cell table:style-name="Table74_col1_row1">
              <text:p text:style-name="P21">Propósito</text:p>
            </table:table-cell>
          </table:table-row>
          <table:table-row>
            <table:table-cell table:style-name="Table74_col1_row2">
              <text:p text:style-name="P32">Permitir que el cliente pueda enviar un paquete desde la web o desde el mostrador.</text:p>
            </table:table-cell>
          </table:table-row>
        </table:table>
        <text:p text:style-name="P35"/>
        <table:table table:name="Table75" table:style-name="Table75">
          <table:table-column/>
          <table:table-row>
            <table:table-cell table:style-name="Table75_col1_row1">
              <text:p text:style-name="P21">Resumen</text:p>
            </table:table-cell>
          </table:table-row>
          <table:table-row>
            <table:table-cell table:style-name="Table75_col1_row2">
              <text:p text:style-name="P32">El cliente quiere enviar un paquete, indica la prioridad de urgencia y así obtendrá un nuevo envío en su lista de registro.</text:p>
            </table:table-cell>
          </table:table-row>
        </table:table>
        <text:p text:style-name="P16"/>
        <table:table table:name="Table76" table:style-name="Table7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6_col1_row1">
              <text:h text:style-name="P18" text:outline-level="1">Caso de Uso</text:h>
            </table:table-cell>
            <table:table-cell table:style-name="Table76_col2_row1" table:number-columns-spanned="4">
              <text:p text:style-name="P15">Almacenar información</text:p>
            </table:table-cell>
            <table:covered-table-cell/>
            <table:covered-table-cell/>
            <table:covered-table-cell/>
            <table:table-cell table:style-name="Table76_col6_row1" table:number-columns-spanned="3">
              <text:p text:style-name="P15">CU_18</text:p>
            </table:table-cell>
            <table:covered-table-cell/>
            <table:covered-table-cell/>
          </table:table-row>
          <table:table-row>
            <table:table-cell table:style-name="Table76_col1_row2">
              <text:p text:style-name="P12">Actores</text:p>
            </table:table-cell>
            <table:table-cell table:style-name="Table76_col2_row2" table:number-columns-spanned="7">
              <text:p text:style-name="P19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3">
              <text:p text:style-name="P12">Tipo</text:p>
            </table:table-cell>
            <table:table-cell table:style-name="Table76_col2_row3" table:number-columns-spanned="7">
              <text:p text:style-name="P1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4">
              <text:p text:style-name="P12">Referencias</text:p>
            </table:table-cell>
            <table:table-cell table:style-name="Table76_col2_row4" table:number-columns-spanned="2">
              <text:p text:style-name="P19">RF_2.1</text:p>
            </table:table-cell>
            <table:covered-table-cell/>
            <table:table-cell table:style-name="Table76_col4_row4" table:number-columns-spanned="5">
              <text:p text:style-name="P15">CU_17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5">
              <text:p text:style-name="P12">Precondición</text:p>
            </table:table-cell>
            <table:table-cell table:style-name="Table76_col2_row5" table:number-columns-spanned="7">
              <text:p text:style-name="P19">El cliente debe proporcionar los datos referentes a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6">
              <text:p text:style-name="P12">Postcondición</text:p>
            </table:table-cell>
            <table:table-cell table:style-name="Table76_col2_row6" table:number-columns-spanned="7">
              <text:p text:style-name="P19">Los datos quedarán almacenados en el sistem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7">
              <text:p text:style-name="P12">Autor</text:p>
            </table:table-cell>
            <table:table-cell table:style-name="Table76_col2_row7">
              <text:p text:style-name="P19">Alba Aurora Moreno Peinado</text:p>
            </table:table-cell>
            <table:table-cell table:style-name="Table76_col3_row7" table:number-columns-spanned="2">
              <text:h text:style-name="P18" text:outline-level="1">Fecha</text:h>
            </table:table-cell>
            <table:covered-table-cell/>
            <table:table-cell table:style-name="Table76_col5_row7" table:number-columns-spanned="2">
              <text:p text:style-name="P15">25/03/2018</text:p>
            </table:table-cell>
            <table:covered-table-cell/>
            <table:table-cell table:style-name="Table76_col7_row7">
              <text:h text:style-name="P18" text:outline-level="1">Versión</text:h>
            </table:table-cell>
            <table:table-cell table:style-name="Table76_col8_row7">
              <text:p text:style-name="P15">1.0</text:p>
            </table:table-cell>
          </table:table-row>
        </table:table>
        <text:p text:style-name="P35"/>
        <table:table table:name="Table77" table:style-name="Table77">
          <table:table-column/>
          <table:table-row>
            <table:table-cell table:style-name="Table77_col1_row1">
              <text:p text:style-name="P21">Propósito</text:p>
            </table:table-cell>
          </table:table-row>
          <table:table-row>
            <table:table-cell table:style-name="Table77_col1_row2">
              <text:p text:style-name="P32">Registrar los datos referentes al envío que se desea realizar.</text:p>
            </table:table-cell>
          </table:table-row>
        </table:table>
        <text:p text:style-name="P35"/>
        <table:table table:name="Table78" table:style-name="Table78">
          <table:table-column/>
          <table:table-row>
            <table:table-cell table:style-name="Table78_col1_row1">
              <text:p text:style-name="P21">Resumen</text:p>
            </table:table-cell>
          </table:table-row>
          <table:table-row>
            <table:table-cell table:style-name="Table78_col1_row2">
              <text:p text:style-name="P32">El cliente proporciona los datos del paquete que desea enviar para que se tenga constancia de su urgencia, dirección, coste...</text:p>
            </table:table-cell>
          </table:table-row>
        </table:table>
        <text:p text:style-name="P16"/>
        <table:table table:name="Table79" table:style-name="Table7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9_col1_row1">
              <text:h text:style-name="P18" text:outline-level="1">Caso de Uso</text:h>
            </table:table-cell>
            <table:table-cell table:style-name="Table79_col2_row1" table:number-columns-spanned="4">
              <text:p text:style-name="P15">Pagar</text:p>
            </table:table-cell>
            <table:covered-table-cell/>
            <table:covered-table-cell/>
            <table:covered-table-cell/>
            <table:table-cell table:style-name="Table79_col6_row1" table:number-columns-spanned="3">
              <text:p text:style-name="P15">CU_19</text:p>
            </table:table-cell>
            <table:covered-table-cell/>
            <table:covered-table-cell/>
          </table:table-row>
          <table:table-row>
            <table:table-cell table:style-name="Table79_col1_row2">
              <text:p text:style-name="P12">Actores</text:p>
            </table:table-cell>
            <table:table-cell table:style-name="Table79_col2_row2" table:number-columns-spanned="7">
              <text:p text:style-name="P19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3">
              <text:p text:style-name="P12">Tipo</text:p>
            </table:table-cell>
            <table:table-cell table:style-name="Table79_col2_row3" table:number-columns-spanned="7">
              <text:p text:style-name="P1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4">
              <text:p text:style-name="P12">Referencias</text:p>
            </table:table-cell>
            <table:table-cell table:style-name="Table79_col2_row4" table:number-columns-spanned="2">
              <text:p text:style-name="P19">RF_2.1</text:p>
            </table:table-cell>
            <table:covered-table-cell/>
            <table:table-cell table:style-name="Table79_col4_row4" table:number-columns-spanned="5">
              <text:p text:style-name="P15">CU_17, CU_20(hijo), CU_21(hijo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5">
              <text:p text:style-name="P12">Precondición</text:p>
            </table:table-cell>
            <table:table-cell table:style-name="Table79_col2_row5" table:number-columns-spanned="7">
              <text:p text:style-name="P19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6">
              <text:p text:style-name="P12">Postcondición</text:p>
            </table:table-cell>
            <table:table-cell table:style-name="Table79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7">
              <text:p text:style-name="P12">Autor</text:p>
            </table:table-cell>
            <table:table-cell table:style-name="Table79_col2_row7">
              <text:p text:style-name="P19">Alba Aurora Moreno Peinado</text:p>
            </table:table-cell>
            <table:table-cell table:style-name="Table79_col3_row7" table:number-columns-spanned="2">
              <text:h text:style-name="P18" text:outline-level="1">Fecha</text:h>
            </table:table-cell>
            <table:covered-table-cell/>
            <table:table-cell table:style-name="Table79_col5_row7" table:number-columns-spanned="2">
              <text:p text:style-name="P15">25/03/2018</text:p>
            </table:table-cell>
            <table:covered-table-cell/>
            <table:table-cell table:style-name="Table79_col7_row7">
              <text:h text:style-name="P18" text:outline-level="1">Versión</text:h>
            </table:table-cell>
            <table:table-cell table:style-name="Table79_col8_row7">
              <text:p text:style-name="P15">1.0</text:p>
            </table:table-cell>
          </table:table-row>
        </table:table>
        <text:p text:style-name="P35"/>
        <table:table table:name="Table80" table:style-name="Table80">
          <table:table-column/>
          <table:table-row>
            <table:table-cell table:style-name="Table80_col1_row1">
              <text:p text:style-name="P21">Propósito</text:p>
            </table:table-cell>
          </table:table-row>
          <table:table-row>
            <table:table-cell table:style-name="Table80_col1_row2">
              <text:p text:style-name="P37">Realización de los trámites de envío.</text:p>
            </table:table-cell>
          </table:table-row>
        </table:table>
        <text:p text:style-name="P35"/>
        <table:table table:name="Table81" table:style-name="Table81">
          <table:table-column/>
          <table:table-row>
            <table:table-cell table:style-name="Table81_col1_row1">
              <text:p text:style-name="P21">Resumen</text:p>
            </table:table-cell>
          </table:table-row>
          <table:table-row>
            <table:table-cell table:style-name="Table81_col1_row2">
              <text:p text:style-name="P32">El cliente realiza el pago del envío para poder obtener el código de seguimiento y que comience el así el desplazamiento del paquete al lugar objetivo.</text:p>
            </table:table-cell>
          </table:table-row>
        </table:table>
        <text:p text:style-name="P16"/>
        <table:table table:name="Table82" table:style-name="Table8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2_col1_row1">
              <text:h text:style-name="P18" text:outline-level="1">Caso de Uso</text:h>
            </table:table-cell>
            <table:table-cell table:style-name="Table82_col2_row1" table:number-columns-spanned="4">
              <text:p text:style-name="P15">Tarjeta</text:p>
            </table:table-cell>
            <table:covered-table-cell/>
            <table:covered-table-cell/>
            <table:covered-table-cell/>
            <table:table-cell table:style-name="Table82_col6_row1" table:number-columns-spanned="3">
              <text:p text:style-name="P15">CU_21</text:p>
            </table:table-cell>
            <table:covered-table-cell/>
            <table:covered-table-cell/>
          </table:table-row>
          <table:table-row>
            <table:table-cell table:style-name="Table82_col1_row2">
              <text:p text:style-name="P12">Actores</text:p>
            </table:table-cell>
            <table:table-cell table:style-name="Table82_col2_row2" table:number-columns-spanned="7">
              <text:p text:style-name="P19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3">
              <text:p text:style-name="P12">Tipo</text:p>
            </table:table-cell>
            <table:table-cell table:style-name="Table82_col2_row3" table:number-columns-spanned="7">
              <text:p text:style-name="P19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4">
              <text:p text:style-name="P12">Referencias</text:p>
            </table:table-cell>
            <table:table-cell table:style-name="Table82_col2_row4" table:number-columns-spanned="2">
              <text:p text:style-name="P19">RF_2.1</text:p>
            </table:table-cell>
            <table:covered-table-cell/>
            <table:table-cell table:style-name="Table82_col4_row4" table:number-columns-spanned="5">
              <text:p text:style-name="P15">CU_17, CU_19(padr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5">
              <text:p text:style-name="P12">Precondición</text:p>
            </table:table-cell>
            <table:table-cell table:style-name="Table82_col2_row5" table:number-columns-spanned="7">
              <text:p text:style-name="P19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6">
              <text:p text:style-name="P12">Postcondición</text:p>
            </table:table-cell>
            <table:table-cell table:style-name="Table82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7">
              <text:p text:style-name="P12">Autor</text:p>
            </table:table-cell>
            <table:table-cell table:style-name="Table82_col2_row7">
              <text:p text:style-name="P19">Alba Aurora Moreno Peinado</text:p>
            </table:table-cell>
            <table:table-cell table:style-name="Table82_col3_row7" table:number-columns-spanned="2">
              <text:h text:style-name="P18" text:outline-level="1">Fecha</text:h>
            </table:table-cell>
            <table:covered-table-cell/>
            <table:table-cell table:style-name="Table82_col5_row7" table:number-columns-spanned="2">
              <text:p text:style-name="P15">25/03/2018</text:p>
            </table:table-cell>
            <table:covered-table-cell/>
            <table:table-cell table:style-name="Table82_col7_row7">
              <text:h text:style-name="P18" text:outline-level="1">Versión</text:h>
            </table:table-cell>
            <table:table-cell table:style-name="Table82_col8_row7">
              <text:p text:style-name="P15">1.0</text:p>
            </table:table-cell>
          </table:table-row>
        </table:table>
        <text:p text:style-name="P35"/>
        <table:table table:name="Table83" table:style-name="Table83">
          <table:table-column/>
          <table:table-row>
            <table:table-cell table:style-name="Table83_col1_row1">
              <text:p text:style-name="P21">Propósito</text:p>
            </table:table-cell>
          </table:table-row>
          <table:table-row>
            <table:table-cell table:style-name="Table83_col1_row2">
              <text:p text:style-name="P32">Realización de los trámites de envío.</text:p>
            </table:table-cell>
          </table:table-row>
        </table:table>
        <text:p text:style-name="P35"/>
        <table:table table:name="Table84" table:style-name="Table84">
          <table:table-column/>
          <table:table-row>
            <table:table-cell table:style-name="Table84_col1_row1">
              <text:p text:style-name="P21">Resumen</text:p>
            </table:table-cell>
          </table:table-row>
          <table:table-row>
            <table:table-cell table:style-name="Table84_col1_row2">
              <text:p text:style-name="P32">El cliente realiza el pago (en la web) del envío para poder obtener el código de seguimiento y que comience el así el desplazamiento del paquete al lugar objetivo.</text:p>
            </table:table-cell>
          </table:table-row>
        </table:table>
        <text:p text:style-name="P16"/>
        <table:table table:name="Table85" table:style-name="Table8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5_col1_row1">
              <text:h text:style-name="P18" text:outline-level="1">Caso de Uso</text:h>
            </table:table-cell>
            <table:table-cell table:style-name="Table85_col2_row1" table:number-columns-spanned="4">
              <text:p text:style-name="P15">Consultar datos</text:p>
            </table:table-cell>
            <table:covered-table-cell/>
            <table:covered-table-cell/>
            <table:covered-table-cell/>
            <table:table-cell table:style-name="Table85_col6_row1" table:number-columns-spanned="3">
              <text:p text:style-name="P15">CU_22</text:p>
            </table:table-cell>
            <table:covered-table-cell/>
            <table:covered-table-cell/>
          </table:table-row>
          <table:table-row>
            <table:table-cell table:style-name="Table85_col1_row2">
              <text:p text:style-name="P12">Actores</text:p>
            </table:table-cell>
            <table:table-cell table:style-name="Table85_col2_row2" table:number-columns-spanned="7">
              <text:p text:style-name="P19">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3">
              <text:p text:style-name="P12">Tipo</text:p>
            </table:table-cell>
            <table:table-cell table:style-name="Table85_col2_row3" table:number-columns-spanned="7">
              <text:p text:style-name="P19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4">
              <text:p text:style-name="P12">Referencias</text:p>
            </table:table-cell>
            <table:table-cell table:style-name="Table85_col2_row4" table:number-columns-spanned="2">
              <text:p text:style-name="P19">RF_2.2</text:p>
            </table:table-cell>
            <table:covered-table-cell/>
            <table:table-cell table:style-name="Table85_col4_row4" table:number-columns-spanned="5">
              <text:p text:style-name="P15">CU_18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5">
              <text:p text:style-name="P12">Precondición</text:p>
            </table:table-cell>
            <table:table-cell table:style-name="Table85_col2_row5" table:number-columns-spanned="7">
              <text:p text:style-name="P19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6">
              <text:p text:style-name="P12">Postcondición</text:p>
            </table:table-cell>
            <table:table-cell table:style-name="Table85_col2_row6" table:number-columns-spanned="7">
              <text:p text:style-name="P19">Ver los datos proporcionados para realizar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7">
              <text:p text:style-name="P12">Autor</text:p>
            </table:table-cell>
            <table:table-cell table:style-name="Table85_col2_row7">
              <text:p text:style-name="P19">Alba Aurora Moreno Peinado</text:p>
            </table:table-cell>
            <table:table-cell table:style-name="Table85_col3_row7" table:number-columns-spanned="2">
              <text:h text:style-name="P18" text:outline-level="1">Fecha</text:h>
            </table:table-cell>
            <table:covered-table-cell/>
            <table:table-cell table:style-name="Table85_col5_row7" table:number-columns-spanned="2">
              <text:p text:style-name="P15">25/03/2018</text:p>
            </table:table-cell>
            <table:covered-table-cell/>
            <table:table-cell table:style-name="Table85_col7_row7">
              <text:h text:style-name="P18" text:outline-level="1">Versión</text:h>
            </table:table-cell>
            <table:table-cell table:style-name="Table85_col8_row7">
              <text:p text:style-name="P15">1.0</text:p>
            </table:table-cell>
          </table:table-row>
        </table:table>
        <text:p text:style-name="P35"/>
        <table:table table:name="Table86" table:style-name="Table86">
          <table:table-column/>
          <table:table-row>
            <table:table-cell table:style-name="Table86_col1_row1">
              <text:p text:style-name="P21">Propósito</text:p>
            </table:table-cell>
          </table:table-row>
          <table:table-row>
            <table:table-cell table:style-name="Table86_col1_row2">
              <text:p text:style-name="P32">Realización de los trámites de envío.</text:p>
            </table:table-cell>
          </table:table-row>
        </table:table>
        <text:p text:style-name="P35"/>
        <table:table table:name="Table87" table:style-name="Table87">
          <table:table-column/>
          <table:table-row>
            <table:table-cell table:style-name="Table87_col1_row1">
              <text:p text:style-name="P21">Resumen</text:p>
            </table:table-cell>
          </table:table-row>
          <table:table-row>
            <table:table-cell table:style-name="Table87_col1_row2">
              <text:p text:style-name="P32">El cliente podrá ver el seguimiento del paquete y los datos proporcionados.</text:p>
            </table:table-cell>
          </table:table-row>
        </table:table>
        <text:p text:style-name="P16"/>
        <table:table table:name="Table88" table:style-name="Table8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8_col1_row1">
              <text:h text:style-name="P18" text:outline-level="1">Caso de Uso</text:h>
            </table:table-cell>
            <table:table-cell table:style-name="Table88_col2_row1" table:number-columns-spanned="4">
              <text:p text:style-name="P15">Modificar envíos</text:p>
            </table:table-cell>
            <table:covered-table-cell/>
            <table:covered-table-cell/>
            <table:covered-table-cell/>
            <table:table-cell table:style-name="Table88_col6_row1" table:number-columns-spanned="3">
              <text:p text:style-name="P15">CU_23</text:p>
            </table:table-cell>
            <table:covered-table-cell/>
            <table:covered-table-cell/>
          </table:table-row>
          <table:table-row>
            <table:table-cell table:style-name="Table88_col1_row2">
              <text:p text:style-name="P12">Actores</text:p>
            </table:table-cell>
            <table:table-cell table:style-name="Table88_col2_row2" table:number-columns-spanned="7">
              <text:p text:style-name="P19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3">
              <text:p text:style-name="P12">Tipo</text:p>
            </table:table-cell>
            <table:table-cell table:style-name="Table88_col2_row3" table:number-columns-spanned="7">
              <text:p text:style-name="P19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4">
              <text:p text:style-name="P12">Referencias</text:p>
            </table:table-cell>
            <table:table-cell table:style-name="Table88_col2_row4" table:number-columns-spanned="2">
              <text:p text:style-name="P19">RF_2.3</text:p>
            </table:table-cell>
            <table:covered-table-cell/>
            <table:table-cell table:style-name="Table88_col4_row4" table:number-columns-spanned="5">
              <text:p text:style-name="P15">CU_24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5">
              <text:p text:style-name="P12">Precondición</text:p>
            </table:table-cell>
            <table:table-cell table:style-name="Table88_col2_row5" table:number-columns-spanned="7">
              <text:p text:style-name="P19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6">
              <text:p text:style-name="P12">Postcondición</text:p>
            </table:table-cell>
            <table:table-cell table:style-name="Table88_col2_row6" table:number-columns-spanned="7">
              <text:p text:style-name="P19">Los datos proporcionados serán modificados, se añadirá otro envío o se eliminará algún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7">
              <text:p text:style-name="P12">Autor</text:p>
            </table:table-cell>
            <table:table-cell table:style-name="Table88_col2_row7">
              <text:p text:style-name="P19">Alba Aurora Moreno Peinado</text:p>
            </table:table-cell>
            <table:table-cell table:style-name="Table88_col3_row7" table:number-columns-spanned="2">
              <text:h text:style-name="P18" text:outline-level="1">Fecha</text:h>
            </table:table-cell>
            <table:covered-table-cell/>
            <table:table-cell table:style-name="Table88_col5_row7" table:number-columns-spanned="2">
              <text:p text:style-name="P15">25/03/2018</text:p>
            </table:table-cell>
            <table:covered-table-cell/>
            <table:table-cell table:style-name="Table88_col7_row7">
              <text:h text:style-name="P18" text:outline-level="1">Versión</text:h>
            </table:table-cell>
            <table:table-cell table:style-name="Table88_col8_row7">
              <text:p text:style-name="P15">1.0</text:p>
            </table:table-cell>
          </table:table-row>
        </table:table>
        <text:p text:style-name="P35"/>
        <table:table table:name="Table89" table:style-name="Table89">
          <table:table-column/>
          <table:table-row>
            <table:table-cell table:style-name="Table89_col1_row1">
              <text:p text:style-name="P21">Propósito</text:p>
            </table:table-cell>
          </table:table-row>
          <table:table-row>
            <table:table-cell table:style-name="Table89_col1_row2">
              <text:p text:style-name="P32">Modificar datos y/o añadir/eliminar envío.</text:p>
            </table:table-cell>
          </table:table-row>
        </table:table>
        <text:p text:style-name="P35"/>
        <table:table table:name="Table90" table:style-name="Table90">
          <table:table-column/>
          <table:table-row>
            <table:table-cell table:style-name="Table90_col1_row1">
              <text:p text:style-name="P21">Resumen</text:p>
            </table:table-cell>
          </table:table-row>
          <table:table-row>
            <table:table-cell table:style-name="Table90_col1_row2">
              <text:p text:style-name="P32">El cliente podrá modificar los datos de un envío ya realizado o incluir/borrar otro.</text:p>
            </table:table-cell>
          </table:table-row>
        </table:table>
        <text:p text:style-name="P16"/>
        <table:table table:name="Table91" table:style-name="Table9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1_col1_row1">
              <text:h text:style-name="P18" text:outline-level="1">Caso de Uso</text:h>
            </table:table-cell>
            <table:table-cell table:style-name="Table91_col2_row1" table:number-columns-spanned="4">
              <text:p text:style-name="P15">Ingresar coste adicional</text:p>
            </table:table-cell>
            <table:covered-table-cell/>
            <table:covered-table-cell/>
            <table:covered-table-cell/>
            <table:table-cell table:style-name="Table91_col6_row1" table:number-columns-spanned="3">
              <text:p text:style-name="P15">CU_24</text:p>
            </table:table-cell>
            <table:covered-table-cell/>
            <table:covered-table-cell/>
          </table:table-row>
          <table:table-row>
            <table:table-cell table:style-name="Table91_col1_row2">
              <text:p text:style-name="P12">Actores</text:p>
            </table:table-cell>
            <table:table-cell table:style-name="Table91_col2_row2" table:number-columns-spanned="7">
              <text:p text:style-name="P19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3">
              <text:p text:style-name="P12">Tipo</text:p>
            </table:table-cell>
            <table:table-cell table:style-name="Table91_col2_row3" table:number-columns-spanned="7">
              <text:p text:style-name="P19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4">
              <text:p text:style-name="P12">Referencias</text:p>
            </table:table-cell>
            <table:table-cell table:style-name="Table91_col2_row4" table:number-columns-spanned="2">
              <text:p text:style-name="P19">RF_2.3</text:p>
            </table:table-cell>
            <table:covered-table-cell/>
            <table:table-cell table:style-name="Table91_col4_row4" table:number-columns-spanned="5">
              <text:p text:style-name="P15">CU_23, CU_1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5">
              <text:p text:style-name="P12">Precondición</text:p>
            </table:table-cell>
            <table:table-cell table:style-name="Table91_col2_row5" table:number-columns-spanned="7">
              <text:p text:style-name="P19">Haber modific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6">
              <text:p text:style-name="P12">Postcondición</text:p>
            </table:table-cell>
            <table:table-cell table:style-name="Table91_col2_row6" table:number-columns-spanned="7">
              <text:p text:style-name="P19">El cliente habrá modificado su primer envío para realizar una nueva entreg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7">
              <text:p text:style-name="P12">Autor</text:p>
            </table:table-cell>
            <table:table-cell table:style-name="Table91_col2_row7">
              <text:p text:style-name="P19">Alba Aurora Moreno Peinado</text:p>
            </table:table-cell>
            <table:table-cell table:style-name="Table91_col3_row7" table:number-columns-spanned="2">
              <text:h text:style-name="P18" text:outline-level="1">Fecha</text:h>
            </table:table-cell>
            <table:covered-table-cell/>
            <table:table-cell table:style-name="Table91_col5_row7" table:number-columns-spanned="2">
              <text:p text:style-name="P15">25/03/2018</text:p>
            </table:table-cell>
            <table:covered-table-cell/>
            <table:table-cell table:style-name="Table91_col7_row7">
              <text:h text:style-name="P18" text:outline-level="1">Versión</text:h>
            </table:table-cell>
            <table:table-cell table:style-name="Table91_col8_row7">
              <text:p text:style-name="P15">1.0</text:p>
            </table:table-cell>
          </table:table-row>
        </table:table>
        <text:p text:style-name="P35"/>
        <table:table table:name="Table92" table:style-name="Table92">
          <table:table-column/>
          <table:table-row>
            <table:table-cell table:style-name="Table92_col1_row1">
              <text:p text:style-name="P21">Propósito</text:p>
            </table:table-cell>
          </table:table-row>
          <table:table-row>
            <table:table-cell table:style-name="Table92_col1_row2">
              <text:p text:style-name="P32">Realizar una nueva entrega.</text:p>
            </table:table-cell>
          </table:table-row>
        </table:table>
        <text:p text:style-name="P35"/>
        <table:table table:name="Table93" table:style-name="Table93">
          <table:table-column/>
          <table:table-row>
            <table:table-cell table:style-name="Table93_col1_row1">
              <text:p text:style-name="P21">Resumen</text:p>
            </table:table-cell>
          </table:table-row>
          <table:table-row>
            <table:table-cell table:style-name="Table93_col1_row2">
              <text:p text:style-name="P32">Ingresar un coste adicional para poder realizar una nueva entrega del paquete.</text:p>
            </table:table-cell>
          </table:table-row>
        </table:table>
        <text:p text:style-name="P16"/>
        <text:p text:style-name="P31">4.4. Gestión de transporte</text:p>
        <table:table table:name="Table94" table:style-name="Table9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4_col1_row1">
              <text:h text:style-name="P18" text:outline-level="1">Caso de Uso</text:h>
            </table:table-cell>
            <table:table-cell table:style-name="Table94_col2_row1" table:number-columns-spanned="4">
              <text:p text:style-name="P15">Seguir ruta</text:p>
            </table:table-cell>
            <table:covered-table-cell/>
            <table:covered-table-cell/>
            <table:covered-table-cell/>
            <table:table-cell table:style-name="Table94_col6_row1" table:number-columns-spanned="3">
              <text:p text:style-name="P15">CU_25</text:p>
            </table:table-cell>
            <table:covered-table-cell/>
            <table:covered-table-cell/>
          </table:table-row>
          <table:table-row>
            <table:table-cell table:style-name="Table94_col1_row2">
              <text:p text:style-name="P12">Actores</text:p>
            </table:table-cell>
            <table:table-cell table:style-name="Table94_col2_row2" table:number-columns-spanned="7">
              <text:p text:style-name="P19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3">
              <text:p text:style-name="P12">Tipo</text:p>
            </table:table-cell>
            <table:table-cell table:style-name="Table94_col2_row3" table:number-columns-spanned="7">
              <text:p text:style-name="P1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4">
              <text:p text:style-name="P12">Referencias</text:p>
            </table:table-cell>
            <table:table-cell table:style-name="Table94_col2_row4" table:number-columns-spanned="2">
              <text:p text:style-name="P19">RF_5.1</text:p>
            </table:table-cell>
            <table:covered-table-cell/>
            <table:table-cell table:style-name="Table94_col4_row4" table:number-columns-spanned="5">
              <text:p text:style-name="P15">CU_26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5">
              <text:p text:style-name="P12">Precondición</text:p>
            </table:table-cell>
            <table:table-cell table:style-name="Table94_col2_row5" table:number-columns-spanned="7">
              <text:p text:style-name="P19">La ruta debe estar registrada previamente en el GP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6">
              <text:p text:style-name="P12">Postcondición</text:p>
            </table:table-cell>
            <table:table-cell table:style-name="Table94_col2_row6" table:number-columns-spanned="7">
              <text:p text:style-name="P19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7">
              <text:p text:style-name="P12">Autor</text:p>
            </table:table-cell>
            <table:table-cell table:style-name="Table94_col2_row7">
              <text:p text:style-name="P19">Alba Aurora Moreno Peinado</text:p>
            </table:table-cell>
            <table:table-cell table:style-name="Table94_col3_row7" table:number-columns-spanned="2">
              <text:h text:style-name="P18" text:outline-level="1">Fecha</text:h>
            </table:table-cell>
            <table:covered-table-cell/>
            <table:table-cell table:style-name="Table94_col5_row7" table:number-columns-spanned="2">
              <text:p text:style-name="P15">25/03/2018</text:p>
            </table:table-cell>
            <table:covered-table-cell/>
            <table:table-cell table:style-name="Table94_col7_row7">
              <text:h text:style-name="P18" text:outline-level="1">Versión</text:h>
            </table:table-cell>
            <table:table-cell table:style-name="Table94_col8_row7">
              <text:p text:style-name="P15">1.0</text:p>
            </table:table-cell>
          </table:table-row>
        </table:table>
        <text:p text:style-name="P35"/>
        <table:table table:name="Table95" table:style-name="Table95">
          <table:table-column/>
          <table:table-row>
            <table:table-cell table:style-name="Table95_col1_row1">
              <text:p text:style-name="P21">Propósito</text:p>
            </table:table-cell>
          </table:table-row>
          <table:table-row>
            <table:table-cell table:style-name="Table95_col1_row2">
              <text:p text:style-name="P32">Llegar a un destino a través de una ruta.</text:p>
            </table:table-cell>
          </table:table-row>
        </table:table>
        <text:p text:style-name="P35"/>
        <table:table table:name="Table96" table:style-name="Table96">
          <table:table-column/>
          <table:table-row>
            <table:table-cell table:style-name="Table96_col1_row1">
              <text:p text:style-name="P21">Resumen</text:p>
            </table:table-cell>
          </table:table-row>
          <table:table-row>
            <table:table-cell table:style-name="Table96_col1_row2">
              <text:p text:style-name="P32">La furgoneta seguirá la ruta almacenada en el GPS para llegar al destino marcado.</text:p>
            </table:table-cell>
          </table:table-row>
        </table:table>
        <text:p text:style-name="P16"/>
        <table:table table:name="Table97" table:style-name="Table9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7_col1_row1">
              <text:h text:style-name="P18" text:outline-level="1">Caso de Uso</text:h>
            </table:table-cell>
            <table:table-cell table:style-name="Table97_col2_row1" table:number-columns-spanned="4">
              <text:p text:style-name="P15">Adaptarse al horario</text:p>
            </table:table-cell>
            <table:covered-table-cell/>
            <table:covered-table-cell/>
            <table:covered-table-cell/>
            <table:table-cell table:style-name="Table97_col6_row1" table:number-columns-spanned="3">
              <text:p text:style-name="P15">CU_26</text:p>
            </table:table-cell>
            <table:covered-table-cell/>
            <table:covered-table-cell/>
          </table:table-row>
          <table:table-row>
            <table:table-cell table:style-name="Table97_col1_row2">
              <text:p text:style-name="P12">Actores</text:p>
            </table:table-cell>
            <table:table-cell table:style-name="Table97_col2_row2" table:number-columns-spanned="7">
              <text:p text:style-name="P19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3">
              <text:p text:style-name="P12">Tipo</text:p>
            </table:table-cell>
            <table:table-cell table:style-name="Table97_col2_row3" table:number-columns-spanned="7">
              <text:p text:style-name="P19">Secund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4">
              <text:p text:style-name="P12">Referencias</text:p>
            </table:table-cell>
            <table:table-cell table:style-name="Table97_col2_row4" table:number-columns-spanned="2">
              <text:p text:style-name="P19">RF_5.1</text:p>
            </table:table-cell>
            <table:covered-table-cell/>
            <table:table-cell table:style-name="Table97_col4_row4" table:number-columns-spanned="5">
              <text:p text:style-name="P15">CU_25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5">
              <text:p text:style-name="P12">Precondición</text:p>
            </table:table-cell>
            <table:table-cell table:style-name="Table97_col2_row5" table:number-columns-spanned="7">
              <text:p text:style-name="P19">La furgoneta debe tener una ruta previa que segui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6">
              <text:p text:style-name="P12">Postcondición</text:p>
            </table:table-cell>
            <table:table-cell table:style-name="Table97_col2_row6" table:number-columns-spanned="7">
              <text:p text:style-name="P19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7">
              <text:p text:style-name="P12">Autor</text:p>
            </table:table-cell>
            <table:table-cell table:style-name="Table97_col2_row7">
              <text:p text:style-name="P19">Alba Aurora Moreno Peinado</text:p>
            </table:table-cell>
            <table:table-cell table:style-name="Table97_col3_row7" table:number-columns-spanned="2">
              <text:h text:style-name="P18" text:outline-level="1">Fecha</text:h>
            </table:table-cell>
            <table:covered-table-cell/>
            <table:table-cell table:style-name="Table97_col5_row7" table:number-columns-spanned="2">
              <text:p text:style-name="P15">25/03/2018</text:p>
            </table:table-cell>
            <table:covered-table-cell/>
            <table:table-cell table:style-name="Table97_col7_row7">
              <text:h text:style-name="P18" text:outline-level="1">Versión</text:h>
            </table:table-cell>
            <table:table-cell table:style-name="Table97_col8_row7">
              <text:p text:style-name="P15">1.0</text:p>
            </table:table-cell>
          </table:table-row>
        </table:table>
        <text:p text:style-name="P35"/>
        <table:table table:name="Table98" table:style-name="Table98">
          <table:table-column/>
          <table:table-row>
            <table:table-cell table:style-name="Table98_col1_row1">
              <text:p text:style-name="P21">Propósito</text:p>
            </table:table-cell>
          </table:table-row>
          <table:table-row>
            <table:table-cell table:style-name="Table98_col1_row2">
              <text:p text:style-name="P32">Llegar a un destino a través de una ruta en un tiempo previsto.</text:p>
            </table:table-cell>
          </table:table-row>
        </table:table>
        <text:p text:style-name="P35"/>
        <table:table table:name="Table99" table:style-name="Table99">
          <table:table-column/>
          <table:table-row>
            <table:table-cell table:style-name="Table99_col1_row1">
              <text:p text:style-name="P21">Resumen</text:p>
            </table:table-cell>
          </table:table-row>
          <table:table-row>
            <table:table-cell table:style-name="Table99_col1_row2">
              <text:p text:style-name="P32">La furgoneta seguirá la ruta almacenada en el GPS para llegar al destino marcado y en el tiempo previsto para ello.</text:p>
            </table:table-cell>
          </table:table-row>
        </table:table>
        <text:p text:style-name="P16"/>
        <table:table table:name="Table100" table:style-name="Table10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0_col1_row1">
              <text:h text:style-name="P38" text:outline-level="1">Caso de Uso</text:h>
            </table:table-cell>
            <table:table-cell table:style-name="Table100_col2_row1" table:number-columns-spanned="4">
              <text:p text:style-name="P34">Registrar furgonetas</text:p>
            </table:table-cell>
            <table:covered-table-cell/>
            <table:covered-table-cell/>
            <table:covered-table-cell/>
            <table:table-cell table:style-name="Table100_col6_row1" table:number-columns-spanned="3">
              <text:p text:style-name="P34">CU_27</text:p>
            </table:table-cell>
            <table:covered-table-cell/>
            <table:covered-table-cell/>
          </table:table-row>
          <table:table-row>
            <table:table-cell table:style-name="Table100_col1_row2">
              <text:p text:style-name="P33">Actores</text:p>
            </table:table-cell>
            <table:table-cell table:style-name="Table100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3">
              <text:p text:style-name="P33">Tipo</text:p>
            </table:table-cell>
            <table:table-cell table:style-name="Table100_col2_row3" table:number-columns-spanned="7">
              <text:p text:style-name="P3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4">
              <text:p text:style-name="P33">Referencias</text:p>
            </table:table-cell>
            <table:table-cell table:style-name="Table100_col2_row4" table:number-columns-spanned="2">
              <text:p text:style-name="P39">RF_5.2</text:p>
            </table:table-cell>
            <table:covered-table-cell/>
            <table:table-cell table:style-name="Table100_col4_row4" table:number-columns-spanned="5">
              <text:p text:style-name="P34">CU_28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5">
              <text:p text:style-name="P33">Precondición</text:p>
            </table:table-cell>
            <table:table-cell table:style-name="Table100_col2_row5" table:number-columns-spanned="7">
              <text:p text:style-name="P39">Tener al menos una furgoneta que no haya sido registrada ante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6">
              <text:p text:style-name="P33">Postcondición</text:p>
            </table:table-cell>
            <table:table-cell table:style-name="Table100_col2_row6" table:number-columns-spanned="7">
              <text:p text:style-name="P39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7">
              <text:p text:style-name="P33">Autor</text:p>
            </table:table-cell>
            <table:table-cell table:style-name="Table100_col2_row7">
              <text:p text:style-name="P39">Alba Aurora Moreno Peinado</text:p>
            </table:table-cell>
            <table:table-cell table:style-name="Table100_col3_row7" table:number-columns-spanned="2">
              <text:h text:style-name="P38" text:outline-level="1">Fecha</text:h>
            </table:table-cell>
            <table:covered-table-cell/>
            <table:table-cell table:style-name="Table100_col5_row7" table:number-columns-spanned="2">
              <text:p text:style-name="P34">25/03/2018</text:p>
            </table:table-cell>
            <table:covered-table-cell/>
            <table:table-cell table:style-name="Table100_col7_row7">
              <text:h text:style-name="P38" text:outline-level="1">Versión</text:h>
            </table:table-cell>
            <table:table-cell table:style-name="Table100_col8_row7">
              <text:p text:style-name="P34">1.0</text:p>
            </table:table-cell>
          </table:table-row>
        </table:table>
        <text:p text:style-name="P35"/>
        <table:table table:name="Table101" table:style-name="Table101">
          <table:table-column/>
          <table:table-row>
            <table:table-cell table:style-name="Table101_col1_row1">
              <text:p text:style-name="P40">Propósito</text:p>
            </table:table-cell>
          </table:table-row>
          <table:table-row>
            <table:table-cell table:style-name="Table101_col1_row2">
              <text:p text:style-name="P37">Incluir una furgoneta nueva en la empresa.</text:p>
            </table:table-cell>
          </table:table-row>
        </table:table>
        <text:p text:style-name="P35"/>
        <table:table table:name="Table102" table:style-name="Table102">
          <table:table-column/>
          <table:table-row>
            <table:table-cell table:style-name="Table102_col1_row1">
              <text:p text:style-name="P40">Resumen</text:p>
            </table:table-cell>
          </table:table-row>
          <table:table-row>
            <table:table-cell table:style-name="Table102_col1_row2">
              <text:p text:style-name="P37">La furgoneta será dada de alta y podrá empezar a ser utilizada por los repartidores de la empresa.</text:p>
            </table:table-cell>
          </table:table-row>
        </table:table>
        <text:p text:style-name="P16"/>
        <table:table table:name="Table103" table:style-name="Table10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3_col1_row1">
              <text:h text:style-name="P38" text:outline-level="1">Caso de Uso</text:h>
            </table:table-cell>
            <table:table-cell table:style-name="Table103_col2_row1" table:number-columns-spanned="4">
              <text:p text:style-name="P34">Incluir nueva furgoneta</text:p>
            </table:table-cell>
            <table:covered-table-cell/>
            <table:covered-table-cell/>
            <table:covered-table-cell/>
            <table:table-cell table:style-name="Table103_col6_row1" table:number-columns-spanned="3">
              <text:p text:style-name="P34">CU_28</text:p>
            </table:table-cell>
            <table:covered-table-cell/>
            <table:covered-table-cell/>
          </table:table-row>
          <table:table-row>
            <table:table-cell table:style-name="Table103_col1_row2">
              <text:p text:style-name="P33">Actores</text:p>
            </table:table-cell>
            <table:table-cell table:style-name="Table103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3">
              <text:p text:style-name="P33">Tipo</text:p>
            </table:table-cell>
            <table:table-cell table:style-name="Table103_col2_row3" table:number-columns-spanned="7">
              <text:p text:style-name="P3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4">
              <text:p text:style-name="P33">Referencias</text:p>
            </table:table-cell>
            <table:table-cell table:style-name="Table103_col2_row4" table:number-columns-spanned="2">
              <text:p text:style-name="P39">RF_5.2</text:p>
            </table:table-cell>
            <table:covered-table-cell/>
            <table:table-cell table:style-name="Table103_col4_row4" table:number-columns-spanned="5">
              <text:p text:style-name="P34">CU_27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5">
              <text:p text:style-name="P33">Precondición</text:p>
            </table:table-cell>
            <table:table-cell table:style-name="Table103_col2_row5" table:number-columns-spanned="7">
              <text:p text:style-name="P39">La furgoneta no puede estar registr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6">
              <text:p text:style-name="P33">Postcondición</text:p>
            </table:table-cell>
            <table:table-cell table:style-name="Table103_col2_row6" table:number-columns-spanned="7">
              <text:p text:style-name="P39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7">
              <text:p text:style-name="P33">Autor</text:p>
            </table:table-cell>
            <table:table-cell table:style-name="Table103_col2_row7">
              <text:p text:style-name="P39">Alba Aurora Moreno Peinado</text:p>
            </table:table-cell>
            <table:table-cell table:style-name="Table103_col3_row7" table:number-columns-spanned="2">
              <text:h text:style-name="P38" text:outline-level="1">Fecha</text:h>
            </table:table-cell>
            <table:covered-table-cell/>
            <table:table-cell table:style-name="Table103_col5_row7" table:number-columns-spanned="2">
              <text:p text:style-name="P34">25/03/2018</text:p>
            </table:table-cell>
            <table:covered-table-cell/>
            <table:table-cell table:style-name="Table103_col7_row7">
              <text:h text:style-name="P38" text:outline-level="1">Versión</text:h>
            </table:table-cell>
            <table:table-cell table:style-name="Table103_col8_row7">
              <text:p text:style-name="P34">1.0</text:p>
            </table:table-cell>
          </table:table-row>
        </table:table>
        <text:p text:style-name="P35"/>
        <table:table table:name="Table104" table:style-name="Table104">
          <table:table-column/>
          <table:table-row>
            <table:table-cell table:style-name="Table104_col1_row1">
              <text:p text:style-name="P40">Propósito</text:p>
            </table:table-cell>
          </table:table-row>
          <table:table-row>
            <table:table-cell table:style-name="Table104_col1_row2">
              <text:p text:style-name="P37">La furgoneta empezará a formar parte de la empresa.</text:p>
            </table:table-cell>
          </table:table-row>
        </table:table>
        <text:p text:style-name="P35"/>
        <table:table table:name="Table105" table:style-name="Table105">
          <table:table-column/>
          <table:table-row>
            <table:table-cell table:style-name="Table105_col1_row1">
              <text:p text:style-name="P40">Resumen</text:p>
            </table:table-cell>
          </table:table-row>
          <table:table-row>
            <table:table-cell table:style-name="Table105_col1_row2">
              <text:p text:style-name="P37">La furgoneta será dada de alta y podrá empezar a ser utilizada por los repartidores de la empresa.</text:p>
            </table:table-cell>
          </table:table-row>
        </table:table>
        <text:p text:style-name="P16"/>
        <table:table table:name="Table106" table:style-name="Table10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6_col1_row1">
              <text:h text:style-name="P38" text:outline-level="1">Caso de Uso</text:h>
            </table:table-cell>
            <table:table-cell table:style-name="Table106_col2_row1" table:number-columns-spanned="4">
              <text:p text:style-name="P34">Recontar furgonetas</text:p>
            </table:table-cell>
            <table:covered-table-cell/>
            <table:covered-table-cell/>
            <table:covered-table-cell/>
            <table:table-cell table:style-name="Table106_col6_row1" table:number-columns-spanned="3">
              <text:p text:style-name="P34">CU_29</text:p>
            </table:table-cell>
            <table:covered-table-cell/>
            <table:covered-table-cell/>
          </table:table-row>
          <table:table-row>
            <table:table-cell table:style-name="Table106_col1_row2">
              <text:p text:style-name="P33">Actores</text:p>
            </table:table-cell>
            <table:table-cell table:style-name="Table106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3">
              <text:p text:style-name="P33">Tipo</text:p>
            </table:table-cell>
            <table:table-cell table:style-name="Table106_col2_row3" table:number-columns-spanned="7">
              <text:p text:style-name="P3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4">
              <text:p text:style-name="P33">Referencias</text:p>
            </table:table-cell>
            <table:table-cell table:style-name="Table106_col2_row4" table:number-columns-spanned="2">
              <text:p text:style-name="P39">RF_5.3</text:p>
            </table:table-cell>
            <table:covered-table-cell/>
            <table:table-cell table:style-name="Table106_col4_row4" table:number-columns-spanned="5">
              <text:p text:style-name="P34">CU_3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5">
              <text:p text:style-name="P33">Precondición</text:p>
            </table:table-cell>
            <table:table-cell table:style-name="Table106_col2_row5" table:number-columns-spanned="7">
              <text:p text:style-name="P39">Las furgonetas deben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6">
              <text:p text:style-name="P33">Postcondición</text:p>
            </table:table-cell>
            <table:table-cell table:style-name="Table106_col2_row6" table:number-columns-spanned="7">
              <text:p text:style-name="P39">Obtención del número de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7">
              <text:p text:style-name="P33">Autor</text:p>
            </table:table-cell>
            <table:table-cell table:style-name="Table106_col2_row7">
              <text:p text:style-name="P39">Alba Aurora Moreno Peinado</text:p>
            </table:table-cell>
            <table:table-cell table:style-name="Table106_col3_row7" table:number-columns-spanned="2">
              <text:h text:style-name="P38" text:outline-level="1">Fecha</text:h>
            </table:table-cell>
            <table:covered-table-cell/>
            <table:table-cell table:style-name="Table106_col5_row7" table:number-columns-spanned="2">
              <text:p text:style-name="P34">25/03/2018</text:p>
            </table:table-cell>
            <table:covered-table-cell/>
            <table:table-cell table:style-name="Table106_col7_row7">
              <text:h text:style-name="P38" text:outline-level="1">Versión</text:h>
            </table:table-cell>
            <table:table-cell table:style-name="Table106_col8_row7">
              <text:p text:style-name="P34">1.0</text:p>
            </table:table-cell>
          </table:table-row>
        </table:table>
        <text:p text:style-name="P35"/>
        <table:table table:name="Table107" table:style-name="Table107">
          <table:table-column/>
          <table:table-row>
            <table:table-cell table:style-name="Table107_col1_row1">
              <text:p text:style-name="P40">Propósito</text:p>
            </table:table-cell>
          </table:table-row>
          <table:table-row>
            <table:table-cell table:style-name="Table107_col1_row2">
              <text:p text:style-name="P37">La empresa podrá saber el número de furgonetas de las que dispone.</text:p>
            </table:table-cell>
          </table:table-row>
        </table:table>
        <text:p text:style-name="P35"/>
        <table:table table:name="Table108" table:style-name="Table108">
          <table:table-column/>
          <table:table-row>
            <table:table-cell table:style-name="Table108_col1_row1">
              <text:p text:style-name="P40">Resumen</text:p>
            </table:table-cell>
          </table:table-row>
          <table:table-row>
            <table:table-cell table:style-name="Table108_col1_row2">
              <text:p text:style-name="P37">El administrador hará un recuento de las furgonetas disponibles en la empresa para saber el número de ellas que podrá ser utilizado por los repartidores.</text:p>
            </table:table-cell>
          </table:table-row>
        </table:table>
        <text:p text:style-name="P16"/>
        <table:table table:name="Table109" table:style-name="Table10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9_col1_row1">
              <text:h text:style-name="P38" text:outline-level="1">Caso de Uso</text:h>
            </table:table-cell>
            <table:table-cell table:style-name="Table109_col2_row1" table:number-columns-spanned="4">
              <text:p text:style-name="P34">Eliminar furgonetas</text:p>
            </table:table-cell>
            <table:covered-table-cell/>
            <table:covered-table-cell/>
            <table:covered-table-cell/>
            <table:table-cell table:style-name="Table109_col6_row1" table:number-columns-spanned="3">
              <text:p text:style-name="P34">CU_30</text:p>
            </table:table-cell>
            <table:covered-table-cell/>
            <table:covered-table-cell/>
          </table:table-row>
          <table:table-row>
            <table:table-cell table:style-name="Table109_col1_row2">
              <text:p text:style-name="P33">Actores</text:p>
            </table:table-cell>
            <table:table-cell table:style-name="Table109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3">
              <text:p text:style-name="P33">Tipo</text:p>
            </table:table-cell>
            <table:table-cell table:style-name="Table109_col2_row3" table:number-columns-spanned="7">
              <text:p text:style-name="P39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4">
              <text:p text:style-name="P33">Referencias</text:p>
            </table:table-cell>
            <table:table-cell table:style-name="Table109_col2_row4" table:number-columns-spanned="2">
              <text:p text:style-name="P39">RF_5.3</text:p>
            </table:table-cell>
            <table:covered-table-cell/>
            <table:table-cell table:style-name="Table109_col4_row4" table:number-columns-spanned="5">
              <text:p text:style-name="P34">CU_2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5">
              <text:p text:style-name="P33">Precondición</text:p>
            </table:table-cell>
            <table:table-cell table:style-name="Table109_col2_row5" table:number-columns-spanned="7">
              <text:p text:style-name="P39">La furgoneta debe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6">
              <text:p text:style-name="P33">Postcondición</text:p>
            </table:table-cell>
            <table:table-cell table:style-name="Table109_col2_row6" table:number-columns-spanned="7">
              <text:p text:style-name="P39">La empresa dispondrá de una furgoneta men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7">
              <text:p text:style-name="P33">Autor</text:p>
            </table:table-cell>
            <table:table-cell table:style-name="Table109_col2_row7">
              <text:p text:style-name="P39">Alba Aurora Moreno Peinado</text:p>
            </table:table-cell>
            <table:table-cell table:style-name="Table109_col3_row7" table:number-columns-spanned="2">
              <text:h text:style-name="P38" text:outline-level="1">Fecha</text:h>
            </table:table-cell>
            <table:covered-table-cell/>
            <table:table-cell table:style-name="Table109_col5_row7" table:number-columns-spanned="2">
              <text:p text:style-name="P34">25/03/2018</text:p>
            </table:table-cell>
            <table:covered-table-cell/>
            <table:table-cell table:style-name="Table109_col7_row7">
              <text:h text:style-name="P38" text:outline-level="1">Versión</text:h>
            </table:table-cell>
            <table:table-cell table:style-name="Table109_col8_row7">
              <text:p text:style-name="P34">1.0</text:p>
            </table:table-cell>
          </table:table-row>
        </table:table>
        <text:p text:style-name="P35"/>
        <table:table table:name="Table110" table:style-name="Table110">
          <table:table-column/>
          <table:table-row>
            <table:table-cell table:style-name="Table110_col1_row1">
              <text:p text:style-name="P40">Propósito</text:p>
            </table:table-cell>
          </table:table-row>
          <table:table-row>
            <table:table-cell table:style-name="Table110_col1_row2">
              <text:p text:style-name="P37">Eliminar las furgonetas que no cumplan con los requisitos necesarios para realizar los envíos.</text:p>
            </table:table-cell>
          </table:table-row>
        </table:table>
        <text:p text:style-name="P35"/>
        <table:table table:name="Table111" table:style-name="Table111">
          <table:table-column/>
          <table:table-row>
            <table:table-cell table:style-name="Table111_col1_row1">
              <text:p text:style-name="P40">Resumen</text:p>
            </table:table-cell>
          </table:table-row>
          <table:table-row>
            <table:table-cell table:style-name="Table111_col1_row2">
              <text:p text:style-name="P37">Tras el recuento de furgonetas que forman parte de la empresa se dispondrá a dar de baja aquellas que no cumplan los requisitos para poder transportar los paquetes.</text:p>
            </table:table-cell>
          </table:table-row>
        </table:table>
        <text:p text:style-name="P16"/>
        <table:table table:name="Table112" table:style-name="Table11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2_col1_row1">
              <text:h text:style-name="P38" text:outline-level="1">Caso de Uso</text:h>
            </table:table-cell>
            <table:table-cell table:style-name="Table112_col2_row1" table:number-columns-spanned="4">
              <text:p text:style-name="P34">Asignar furgonetas</text:p>
            </table:table-cell>
            <table:covered-table-cell/>
            <table:covered-table-cell/>
            <table:covered-table-cell/>
            <table:table-cell table:style-name="Table112_col6_row1" table:number-columns-spanned="3">
              <text:p text:style-name="P34">CU_31</text:p>
            </table:table-cell>
            <table:covered-table-cell/>
            <table:covered-table-cell/>
          </table:table-row>
          <table:table-row>
            <table:table-cell table:style-name="Table112_col1_row2">
              <text:p text:style-name="P33">Actores</text:p>
            </table:table-cell>
            <table:table-cell table:style-name="Table112_col2_row2" table:number-columns-spanned="7">
              <text:p text:style-name="P39">Reparti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3">
              <text:p text:style-name="P33">Tipo</text:p>
            </table:table-cell>
            <table:table-cell table:style-name="Table112_col2_row3" table:number-columns-spanned="7">
              <text:p text:style-name="P3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4">
              <text:p text:style-name="P33">Referencias</text:p>
            </table:table-cell>
            <table:table-cell table:style-name="Table112_col2_row4" table:number-columns-spanned="2">
              <text:p text:style-name="P39">RF_5.4</text:p>
            </table:table-cell>
            <table:covered-table-cell/>
            <table:table-cell table:style-name="Table112_col4_row4" table:number-columns-spanned="5">
              <text:p text:style-name="P3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5">
              <text:p text:style-name="P33">Precondición</text:p>
            </table:table-cell>
            <table:table-cell table:style-name="Table112_col2_row5" table:number-columns-spanned="7">
              <text:p text:style-name="P39">Las furgonetas deben estar registradas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6">
              <text:p text:style-name="P33">Postcondición</text:p>
            </table:table-cell>
            <table:table-cell table:style-name="Table112_col2_row6" table:number-columns-spanned="7">
              <text:p text:style-name="P39">Las furgonetas podrán utilizarse por 3 repartidores cada un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7">
              <text:p text:style-name="P33">Autor</text:p>
            </table:table-cell>
            <table:table-cell table:style-name="Table112_col2_row7">
              <text:p text:style-name="P39">Alba Aurora Moreno Peinado</text:p>
            </table:table-cell>
            <table:table-cell table:style-name="Table112_col3_row7" table:number-columns-spanned="2">
              <text:h text:style-name="P38" text:outline-level="1">Fecha</text:h>
            </table:table-cell>
            <table:covered-table-cell/>
            <table:table-cell table:style-name="Table112_col5_row7" table:number-columns-spanned="2">
              <text:p text:style-name="P34">25/03/2018</text:p>
            </table:table-cell>
            <table:covered-table-cell/>
            <table:table-cell table:style-name="Table112_col7_row7">
              <text:h text:style-name="P38" text:outline-level="1">Versión</text:h>
            </table:table-cell>
            <table:table-cell table:style-name="Table112_col8_row7">
              <text:p text:style-name="P34">1.0</text:p>
            </table:table-cell>
          </table:table-row>
        </table:table>
        <text:p text:style-name="P35"/>
        <table:table table:name="Table113" table:style-name="Table113">
          <table:table-column/>
          <table:table-row>
            <table:table-cell table:style-name="Table113_col1_row1">
              <text:p text:style-name="P40">Propósito</text:p>
            </table:table-cell>
          </table:table-row>
          <table:table-row>
            <table:table-cell table:style-name="Table113_col1_row2">
              <text:p text:style-name="P41">Asignar cada furgoneta a 3 repartidores. </text:p>
            </table:table-cell>
          </table:table-row>
        </table:table>
        <text:p text:style-name="P35"/>
        <table:table table:name="Table114" table:style-name="Table114">
          <table:table-column/>
          <table:table-row>
            <table:table-cell table:style-name="Table114_col1_row1">
              <text:p text:style-name="P40">Resumen</text:p>
            </table:table-cell>
          </table:table-row>
          <table:table-row>
            <table:table-cell table:style-name="Table114_col1_row2">
              <text:p text:style-name="P41">Las furgonetas previamente registradas podrán ser usadas cada una por 3 repartidores distintos en los turnos de mañana, tarde y noche.</text:p>
            </table:table-cell>
          </table:table-row>
        </table:table>
        <text:p text:style-name="P16"/>
        <table:table table:name="Table115" table:style-name="Table11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5_col1_row1">
              <text:h text:style-name="P38" text:outline-level="1">Caso de Uso</text:h>
            </table:table-cell>
            <table:table-cell table:style-name="Table115_col2_row1" table:number-columns-spanned="4">
              <text:p text:style-name="P34">Modificar datos furgonetas</text:p>
            </table:table-cell>
            <table:covered-table-cell/>
            <table:covered-table-cell/>
            <table:covered-table-cell/>
            <table:table-cell table:style-name="Table115_col6_row1" table:number-columns-spanned="3">
              <text:p text:style-name="P34">CU_32</text:p>
            </table:table-cell>
            <table:covered-table-cell/>
            <table:covered-table-cell/>
          </table:table-row>
          <table:table-row>
            <table:table-cell table:style-name="Table115_col1_row2">
              <text:p text:style-name="P33">Actores</text:p>
            </table:table-cell>
            <table:table-cell table:style-name="Table115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3">
              <text:p text:style-name="P33">Tipo</text:p>
            </table:table-cell>
            <table:table-cell table:style-name="Table115_col2_row3" table:number-columns-spanned="7">
              <text:p text:style-name="P39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4">
              <text:p text:style-name="P33">Referencias</text:p>
            </table:table-cell>
            <table:table-cell table:style-name="Table115_col2_row4" table:number-columns-spanned="2">
              <text:p text:style-name="P39">RF_5.5</text:p>
            </table:table-cell>
            <table:covered-table-cell/>
            <table:table-cell table:style-name="Table115_col4_row4" table:number-columns-spanned="5">
              <text:p text:style-name="P34">CU_33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5">
              <text:p text:style-name="P33">Precondición</text:p>
            </table:table-cell>
            <table:table-cell table:style-name="Table115_col2_row5" table:number-columns-spanned="7">
              <text:p text:style-name="P39">Las furgonetas deben estar registradas previam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6">
              <text:p text:style-name="P33">Postcondición</text:p>
            </table:table-cell>
            <table:table-cell table:style-name="Table115_col2_row6" table:number-columns-spanned="7">
              <text:p text:style-name="P39">Cambios en los datos de las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7">
              <text:p text:style-name="P33">Autor</text:p>
            </table:table-cell>
            <table:table-cell table:style-name="Table115_col2_row7">
              <text:p text:style-name="P39">Alba Aurora Moreno Peinado</text:p>
            </table:table-cell>
            <table:table-cell table:style-name="Table115_col3_row7" table:number-columns-spanned="2">
              <text:h text:style-name="P38" text:outline-level="1">Fecha</text:h>
            </table:table-cell>
            <table:covered-table-cell/>
            <table:table-cell table:style-name="Table115_col5_row7" table:number-columns-spanned="2">
              <text:p text:style-name="P34">25/03/2018</text:p>
            </table:table-cell>
            <table:covered-table-cell/>
            <table:table-cell table:style-name="Table115_col7_row7">
              <text:h text:style-name="P38" text:outline-level="1">Versión</text:h>
            </table:table-cell>
            <table:table-cell table:style-name="Table115_col8_row7">
              <text:p text:style-name="P34">1.0</text:p>
            </table:table-cell>
          </table:table-row>
        </table:table>
        <text:p text:style-name="P35"/>
        <table:table table:name="Table116" table:style-name="Table116">
          <table:table-column/>
          <table:table-row>
            <table:table-cell table:style-name="Table116_col1_row1">
              <text:p text:style-name="P40">Propósito</text:p>
            </table:table-cell>
          </table:table-row>
          <table:table-row>
            <table:table-cell table:style-name="Table116_col1_row2">
              <text:p text:style-name="P37">Cambiar la asignación, características o datos en general de las furgonetas registradas.</text:p>
            </table:table-cell>
          </table:table-row>
        </table:table>
        <text:p text:style-name="P35"/>
        <table:table table:name="Table117" table:style-name="Table117">
          <table:table-column/>
          <table:table-row>
            <table:table-cell table:style-name="Table117_col1_row1">
              <text:p text:style-name="P40">Resumen</text:p>
            </table:table-cell>
          </table:table-row>
          <table:table-row>
            <table:table-cell table:style-name="Table117_col1_row2">
              <text:p text:style-name="P37">Los datos de una furgoneta registrada podrán ser modificados por el administrador.</text:p>
            </table:table-cell>
          </table:table-row>
        </table:table>
        <text:p text:style-name="P16"/>
        <table:table table:name="Table118" table:style-name="Table11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8_col1_row1">
              <text:h text:style-name="P38" text:outline-level="1">Caso de Uso</text:h>
            </table:table-cell>
            <table:table-cell table:style-name="Table118_col2_row1" table:number-columns-spanned="4">
              <text:p text:style-name="P34">Recibir multa</text:p>
            </table:table-cell>
            <table:covered-table-cell/>
            <table:covered-table-cell/>
            <table:covered-table-cell/>
            <table:table-cell table:style-name="Table118_col6_row1" table:number-columns-spanned="3">
              <text:p text:style-name="P34">CU_33</text:p>
            </table:table-cell>
            <table:covered-table-cell/>
            <table:covered-table-cell/>
          </table:table-row>
          <table:table-row>
            <table:table-cell table:style-name="Table118_col1_row2">
              <text:p text:style-name="P33">Actores</text:p>
            </table:table-cell>
            <table:table-cell table:style-name="Table118_col2_row2" table:number-columns-spanned="7">
              <text:p text:style-name="P39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3">
              <text:p text:style-name="P33">Tipo</text:p>
            </table:table-cell>
            <table:table-cell table:style-name="Table118_col2_row3" table:number-columns-spanned="7">
              <text:p text:style-name="P39">Opcional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4">
              <text:p text:style-name="P33">Referencias</text:p>
            </table:table-cell>
            <table:table-cell table:style-name="Table118_col2_row4" table:number-columns-spanned="2">
              <text:p text:style-name="P39">RF_5.5</text:p>
            </table:table-cell>
            <table:covered-table-cell/>
            <table:table-cell table:style-name="Table118_col4_row4" table:number-columns-spanned="5">
              <text:p text:style-name="P34">CU_32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5">
              <text:p text:style-name="P33">Precondición</text:p>
            </table:table-cell>
            <table:table-cell table:style-name="Table118_col2_row5" table:number-columns-spanned="7">
              <text:p text:style-name="P39">Utilizar una furgoneta registrada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6">
              <text:p text:style-name="P33">Postcondición</text:p>
            </table:table-cell>
            <table:table-cell table:style-name="Table118_col2_row6" table:number-columns-spanned="7">
              <text:p text:style-name="P39">Recibir un aviso de mult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7">
              <text:p text:style-name="P33">Autor</text:p>
            </table:table-cell>
            <table:table-cell table:style-name="Table118_col2_row7">
              <text:p text:style-name="P39">Alba Aurora Moreno Peinado</text:p>
            </table:table-cell>
            <table:table-cell table:style-name="Table118_col3_row7" table:number-columns-spanned="2">
              <text:h text:style-name="P38" text:outline-level="1">Fecha</text:h>
            </table:table-cell>
            <table:covered-table-cell/>
            <table:table-cell table:style-name="Table118_col5_row7" table:number-columns-spanned="2">
              <text:p text:style-name="P34">25/03/2018</text:p>
            </table:table-cell>
            <table:covered-table-cell/>
            <table:table-cell table:style-name="Table118_col7_row7">
              <text:h text:style-name="P38" text:outline-level="1">Versión</text:h>
            </table:table-cell>
            <table:table-cell table:style-name="Table118_col8_row7">
              <text:p text:style-name="P34">1.0</text:p>
            </table:table-cell>
          </table:table-row>
        </table:table>
        <text:p text:style-name="P35"/>
        <table:table table:name="Table119" table:style-name="Table119">
          <table:table-column/>
          <table:table-row>
            <table:table-cell table:style-name="Table119_col1_row1">
              <text:p text:style-name="P40">Propósito</text:p>
            </table:table-cell>
          </table:table-row>
          <table:table-row>
            <table:table-cell table:style-name="Table119_col1_row2">
              <text:p text:style-name="P37">La furgoneta recibirá un aviso de multa en los datos de la matrícula que le corresponda.</text:p>
            </table:table-cell>
          </table:table-row>
        </table:table>
        <text:p text:style-name="P35"/>
        <table:table table:name="Table120" table:style-name="Table120">
          <table:table-column/>
          <table:table-row>
            <table:table-cell table:style-name="Table120_col1_row1">
              <text:p text:style-name="P40">Resumen</text:p>
            </table:table-cell>
          </table:table-row>
          <table:table-row>
            <table:table-cell table:style-name="Table120_col1_row2">
              <text:p text:style-name="P37">Los datos de la furgoneta utilizada en ese momento serán modificados para señalar que contiene una multa a esa matrícula.</text:p>
            </table:table-cell>
          </table:table-row>
        </table:table>
        <text:p text:style-name="P16"/>
        <text:p text:style-name="P31">3.5 Gestión Web</text:p>
        <text:p text:style-name="P42"/>
        <table:table table:name="Table121" table:style-name="Table12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1_col1_row1">
              <text:h text:style-name="P43" text:outline-level="1"><text:span text:style-name="T3">Caso de Uso</text:span></text:h>
            </table:table-cell>
            <table:table-cell table:style-name="Table121_col2_row1" table:number-columns-spanned="4">
              <text:p text:style-name="P44"><text:span text:style-name="T4">Crear Web</text:span></text:p>
            </table:table-cell>
            <table:covered-table-cell/>
            <table:covered-table-cell/>
            <table:covered-table-cell/>
            <table:table-cell table:style-name="Table121_col6_row1" table:number-columns-spanned="3">
              <text:p text:style-name="P44"><text:span text:style-name="T4">CU_34</text:span></text:p>
            </table:table-cell>
            <table:covered-table-cell/>
            <table:covered-table-cell/>
          </table:table-row>
          <table:table-row>
            <table:table-cell table:style-name="Table121_col1_row2">
              <text:p text:style-name="P44"><text:span text:style-name="T3">Actores</text:span></text:p>
            </table:table-cell>
            <table:table-cell table:style-name="Table121_col2_row2" table:number-columns-spanned="7">
              <text:p text:style-name="P44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3">
              <text:p text:style-name="P44"><text:span text:style-name="T3">Tipo</text:span></text:p>
            </table:table-cell>
            <table:table-cell table:style-name="Table121_col2_row3" table:number-columns-spanned="7">
              <text:p text:style-name="P44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4">
              <text:p text:style-name="P44"><text:span text:style-name="T3">Referencias</text:span></text:p>
            </table:table-cell>
            <table:table-cell table:style-name="Table121_col2_row4" table:number-columns-spanned="2">
              <text:p text:style-name="P44"><text:span text:style-name="T4">RF_6.1</text:span></text:p>
            </table:table-cell>
            <table:covered-table-cell/>
            <table:table-cell table:style-name="Table121_col4_row4" table:number-columns-spanned="5">
              <text:p text:style-name="P4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5">
              <text:p text:style-name="P44"><text:span text:style-name="T3">Precondición</text:span></text:p>
            </table:table-cell>
            <table:table-cell table:style-name="Table121_col2_row5" table:number-columns-spanned="7">
              <text:p text:style-name="P44"><text:span text:style-name="T4">La empresa debe de estar operativ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6">
              <text:p text:style-name="P44"><text:span text:style-name="T3">Postcondición</text:span></text:p>
            </table:table-cell>
            <table:table-cell table:style-name="Table121_col2_row6" table:number-columns-spanned="7">
              <text:p text:style-name="P44"><text:span text:style-name="T4">Comprobar que la pagina funciona corr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7">
              <text:p text:style-name="P44"><text:span text:style-name="T3">Autor</text:span></text:p>
            </table:table-cell>
            <table:table-cell table:style-name="Table121_col2_row7">
              <text:p text:style-name="P44"><text:span text:style-name="T4">Manuel Ortiz Hita</text:span></text:p>
            </table:table-cell>
            <table:table-cell table:style-name="Table121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21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21_col7_row7">
              <text:h text:style-name="P43" text:outline-level="1"><text:span text:style-name="T3">Versión</text:span></text:h>
            </table:table-cell>
            <table:table-cell table:style-name="Table121_col8_row7">
              <text:p text:style-name="P45"><text:span text:style-name="T4">1.0</text:span></text:p>
            </table:table-cell>
          </table:table-row>
        </table:table>
        <table:table table:name="Table122" table:style-name="Table122">
          <table:table-column/>
          <table:table-row>
            <table:table-cell table:style-name="Table122_col1_row1">
              <text:p text:style-name="P44"><text:span text:style-name="T4">Propósito</text:span></text:p>
            </table:table-cell>
          </table:table-row>
          <table:table-row>
            <table:table-cell table:style-name="Table122_col1_row2">
              <text:p text:style-name="P46"><text:span text:style-name="T5">Tener una pagina web operativa en la que los clientes puedan acceder</text:span></text:p>
            </table:table-cell>
          </table:table-row>
        </table:table>
        <table:table table:name="Table123" table:style-name="Table123">
          <table:table-column/>
          <table:table-row>
            <table:table-cell table:style-name="Table123_col1_row1">
              <text:p text:style-name="P44"><text:span text:style-name="T4">Resumen</text:span></text:p>
            </table:table-cell>
          </table:table-row>
          <table:table-row>
            <table:table-cell table:style-name="Table123_col1_row2">
              <text:p text:style-name="P47"><text:span text:style-name="T4">Los datos de los envios y la creacion de nuevos a traves de una pagina web</text:span></text:p>
            </table:table-cell>
          </table:table-row>
        </table:table>
        <text:p text:style-name="P48"/>
        <table:table table:name="Table124" table:style-name="Table12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4_col1_row1">
              <text:h text:style-name="P43" text:outline-level="1"><text:span text:style-name="T3">Caso de Uso</text:span></text:h>
            </table:table-cell>
            <table:table-cell table:style-name="Table124_col2_row1" table:number-columns-spanned="4">
              <text:p text:style-name="P44"><text:span text:style-name="T4">Registrar cliente en web</text:span></text:p>
            </table:table-cell>
            <table:covered-table-cell/>
            <table:covered-table-cell/>
            <table:covered-table-cell/>
            <table:table-cell table:style-name="Table124_col6_row1" table:number-columns-spanned="3">
              <text:p text:style-name="P44"><text:span text:style-name="T4">CU_35</text:span></text:p>
            </table:table-cell>
            <table:covered-table-cell/>
            <table:covered-table-cell/>
          </table:table-row>
          <table:table-row>
            <table:table-cell table:style-name="Table124_col1_row2">
              <text:p text:style-name="P44"><text:span text:style-name="T3">Actores</text:span></text:p>
            </table:table-cell>
            <table:table-cell table:style-name="Table124_col2_row2" table:number-columns-spanned="7">
              <text:p text:style-name="P44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3">
              <text:p text:style-name="P44"><text:span text:style-name="T3">Tipo</text:span></text:p>
            </table:table-cell>
            <table:table-cell table:style-name="Table124_col2_row3" table:number-columns-spanned="7">
              <text:p text:style-name="P44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4">
              <text:p text:style-name="P44"><text:span text:style-name="T3">Referencias</text:span></text:p>
            </table:table-cell>
            <table:table-cell table:style-name="Table124_col2_row4" table:number-columns-spanned="2">
              <text:p text:style-name="P44"><text:span text:style-name="T4">RF_6.2</text:span></text:p>
            </table:table-cell>
            <table:covered-table-cell/>
            <table:table-cell table:style-name="Table124_col4_row4" table:number-columns-spanned="5">
              <text:p text:style-name="P4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5">
              <text:p text:style-name="P44"><text:span text:style-name="T3">Precondición</text:span></text:p>
            </table:table-cell>
            <table:table-cell table:style-name="Table124_col2_row5" table:number-columns-spanned="7">
              <text:p text:style-name="P44"><text:span text:style-name="T4">La pagina web debe de funcionar perf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6">
              <text:p text:style-name="P44"><text:span text:style-name="T3">Postcondición</text:span></text:p>
            </table:table-cell>
            <table:table-cell table:style-name="Table124_col2_row6" table:number-columns-spanned="7">
              <text:p text:style-name="P44"><text:span text:style-name="T4">El cliente debe de estar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7">
              <text:p text:style-name="P44"><text:span text:style-name="T3">Autor</text:span></text:p>
            </table:table-cell>
            <table:table-cell table:style-name="Table124_col2_row7">
              <text:p text:style-name="P44"><text:span text:style-name="T5">Manuel Ortiz Hita</text:span></text:p>
            </table:table-cell>
            <table:table-cell table:style-name="Table124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24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24_col7_row7">
              <text:h text:style-name="P43" text:outline-level="1"><text:span text:style-name="T3">Versión</text:span></text:h>
            </table:table-cell>
            <table:table-cell table:style-name="Table124_col8_row7">
              <text:p text:style-name="P45"><text:span text:style-name="T4">1.0</text:span></text:p>
            </table:table-cell>
          </table:table-row>
        </table:table>
        <table:table table:name="Table125" table:style-name="Table125">
          <table:table-column/>
          <table:table-row>
            <table:table-cell table:style-name="Table125_col1_row1">
              <text:p text:style-name="P44"><text:span text:style-name="T4">Propósito</text:span></text:p>
            </table:table-cell>
          </table:table-row>
          <table:table-row>
            <table:table-cell table:style-name="Table125_col1_row2">
              <text:p text:style-name="P46"><text:span text:style-name="T4">El administrador dara de alta a los usuarios en la pagina web</text:span></text:p>
            </table:table-cell>
          </table:table-row>
        </table:table>
        <table:table table:name="Table126" table:style-name="Table126">
          <table:table-column/>
          <table:table-row>
            <table:table-cell table:style-name="Table126_col1_row1">
              <text:p text:style-name="P44"><text:span text:style-name="T4">Resumen</text:span></text:p>
            </table:table-cell>
          </table:table-row>
          <table:table-row>
            <table:table-cell table:style-name="Table126_col1_row2">
              <text:p text:style-name="P47"><text:span text:style-name="T4">Los usuarios podran ser registrados en la pagina web para poder acceder a sus envios y datos</text:span></text:p>
            </table:table-cell>
          </table:table-row>
        </table:table>
        <text:p text:style-name="P48"/>
        <table:table table:name="Table127" table:style-name="Table12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7_col1_row1">
              <text:h text:style-name="P43" text:outline-level="1"><text:span text:style-name="T3">Caso de Uso</text:span></text:h>
            </table:table-cell>
            <table:table-cell table:style-name="Table127_col2_row1" table:number-columns-spanned="4">
              <text:p text:style-name="P44"><text:span text:style-name="T4">Dar de baja</text:span></text:p>
            </table:table-cell>
            <table:covered-table-cell/>
            <table:covered-table-cell/>
            <table:covered-table-cell/>
            <table:table-cell table:style-name="Table127_col6_row1" table:number-columns-spanned="3">
              <text:p text:style-name="P44"><text:span text:style-name="T4">CU_36</text:span></text:p>
            </table:table-cell>
            <table:covered-table-cell/>
            <table:covered-table-cell/>
          </table:table-row>
          <table:table-row>
            <table:table-cell table:style-name="Table127_col1_row2">
              <text:p text:style-name="P44"><text:span text:style-name="T3">Actores</text:span></text:p>
            </table:table-cell>
            <table:table-cell table:style-name="Table127_col2_row2" table:number-columns-spanned="7">
              <text:p text:style-name="P44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3">
              <text:p text:style-name="P44"><text:span text:style-name="T3">Tipo</text:span></text:p>
            </table:table-cell>
            <table:table-cell table:style-name="Table127_col2_row3" table:number-columns-spanned="7">
              <text:p text:style-name="P44"><text:span text:style-name="T4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4">
              <text:p text:style-name="P44"><text:span text:style-name="T3">Referencias</text:span></text:p>
            </table:table-cell>
            <table:table-cell table:style-name="Table127_col2_row4" table:number-columns-spanned="2">
              <text:p text:style-name="P44"><text:span text:style-name="T4">RF_6.2</text:span></text:p>
            </table:table-cell>
            <table:covered-table-cell/>
            <table:table-cell table:style-name="Table127_col4_row4" table:number-columns-spanned="5">
              <text:p text:style-name="P44"><text:span text:style-name="T4">CU_35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5">
              <text:p text:style-name="P44"><text:span text:style-name="T3">Precondición</text:span></text:p>
            </table:table-cell>
            <table:table-cell table:style-name="Table127_col2_row5" table:number-columns-spanned="7">
              <text:p text:style-name="P44"><text:span text:style-name="T4">El usuario tendra que estar registr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6">
              <text:p text:style-name="P44"><text:span text:style-name="T3">Postcondición</text:span></text:p>
            </table:table-cell>
            <table:table-cell table:style-name="Table127_col2_row6" table:number-columns-spanned="7">
              <text:p text:style-name="P44"><text:span text:style-name="T4">El usuario recibira una notificacion de que ha sido borrado de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7">
              <text:p text:style-name="P44"><text:span text:style-name="T3">Autor</text:span></text:p>
            </table:table-cell>
            <table:table-cell table:style-name="Table127_col2_row7">
              <text:p text:style-name="P44"><text:span text:style-name="T5">Manuel Ortiz Hita</text:span></text:p>
            </table:table-cell>
            <table:table-cell table:style-name="Table127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27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27_col7_row7">
              <text:h text:style-name="P43" text:outline-level="1"><text:span text:style-name="T3">Versión</text:span></text:h>
            </table:table-cell>
            <table:table-cell table:style-name="Table127_col8_row7">
              <text:p text:style-name="P45"><text:span text:style-name="T4">1.0</text:span></text:p>
            </table:table-cell>
          </table:table-row>
        </table:table>
        <table:table table:name="Table128" table:style-name="Table128">
          <table:table-column/>
          <table:table-row>
            <table:table-cell table:style-name="Table128_col1_row1">
              <text:p text:style-name="P44"><text:span text:style-name="T4">Propósito</text:span></text:p>
            </table:table-cell>
          </table:table-row>
          <table:table-row>
            <table:table-cell table:style-name="Table128_col1_row2">
              <text:p text:style-name="P46"><text:span text:style-name="T4">Eliminar los datos de un usuarios de la base de datos de la empresa</text:span></text:p>
            </table:table-cell>
          </table:table-row>
        </table:table>
        <table:table table:name="Table129" table:style-name="Table129">
          <table:table-column/>
          <table:table-row>
            <table:table-cell table:style-name="Table129_col1_row1">
              <text:p text:style-name="P44"><text:span text:style-name="T4">Resumen</text:span></text:p>
            </table:table-cell>
          </table:table-row>
          <table:table-row>
            <table:table-cell table:style-name="Table129_col1_row2">
              <text:p text:style-name="P47"><text:span text:style-name="T4">El administrador podra dar de baja a un usuario si este lo desea</text:span></text:p>
            </table:table-cell>
          </table:table-row>
        </table:table>
        <text:p text:style-name="P48"/>
        <table:table table:name="Table130" table:style-name="Table13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0_col1_row1">
              <text:h text:style-name="P43" text:outline-level="1"><text:span text:style-name="T3">Caso de Uso</text:span></text:h>
            </table:table-cell>
            <table:table-cell table:style-name="Table130_col2_row1" table:number-columns-spanned="4">
              <text:p text:style-name="P44"><text:span text:style-name="T4">Dar de alta</text:span></text:p>
            </table:table-cell>
            <table:covered-table-cell/>
            <table:covered-table-cell/>
            <table:covered-table-cell/>
            <table:table-cell table:style-name="Table130_col6_row1" table:number-columns-spanned="3">
              <text:p text:style-name="P44"><text:span text:style-name="T4">CU_37</text:span></text:p>
            </table:table-cell>
            <table:covered-table-cell/>
            <table:covered-table-cell/>
          </table:table-row>
          <table:table-row>
            <table:table-cell table:style-name="Table130_col1_row2">
              <text:p text:style-name="P44"><text:span text:style-name="T3">Actores</text:span></text:p>
            </table:table-cell>
            <table:table-cell table:style-name="Table130_col2_row2" table:number-columns-spanned="7">
              <text:p text:style-name="P44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3">
              <text:p text:style-name="P44"><text:span text:style-name="T3">Tipo</text:span></text:p>
            </table:table-cell>
            <table:table-cell table:style-name="Table130_col2_row3" table:number-columns-spanned="7">
              <text:p text:style-name="P44"><text:span text:style-name="T4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4">
              <text:p text:style-name="P44"><text:span text:style-name="T3">Referencias</text:span></text:p>
            </table:table-cell>
            <table:table-cell table:style-name="Table130_col2_row4" table:number-columns-spanned="2">
              <text:p text:style-name="P44"><text:span text:style-name="T4">RF_6.2</text:span></text:p>
            </table:table-cell>
            <table:covered-table-cell/>
            <table:table-cell table:style-name="Table130_col4_row4" table:number-columns-spanned="5">
              <text:p text:style-name="P44"><text:span text:style-name="T4">CU_35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5">
              <text:p text:style-name="P44"><text:span text:style-name="T3">Precondición</text:span></text:p>
            </table:table-cell>
            <table:table-cell table:style-name="Table130_col2_row5" table:number-columns-spanned="7">
              <text:p text:style-name="P44"><text:span text:style-name="T4">El usuatio no estara registrado previamente y ha de dar la informacion basica de sus dat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6">
              <text:p text:style-name="P44"><text:span text:style-name="T3">Postcondición</text:span></text:p>
            </table:table-cell>
            <table:table-cell table:style-name="Table130_col2_row6" table:number-columns-spanned="7">
              <text:p text:style-name="P44"><text:span text:style-name="T4">El usuario recibira una notificacion de que ha sido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7">
              <text:p text:style-name="P44"><text:span text:style-name="T3">Autor</text:span></text:p>
            </table:table-cell>
            <table:table-cell table:style-name="Table130_col2_row7">
              <text:p text:style-name="P44"><text:span text:style-name="T5">Manuel Ortiz Hita</text:span></text:p>
            </table:table-cell>
            <table:table-cell table:style-name="Table130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30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30_col7_row7">
              <text:h text:style-name="P43" text:outline-level="1"><text:span text:style-name="T3">Versión</text:span></text:h>
            </table:table-cell>
            <table:table-cell table:style-name="Table130_col8_row7">
              <text:p text:style-name="P45"><text:span text:style-name="T4">1.0</text:span></text:p>
            </table:table-cell>
          </table:table-row>
        </table:table>
        <table:table table:name="Table131" table:style-name="Table131">
          <table:table-column/>
          <table:table-row>
            <table:table-cell table:style-name="Table131_col1_row1">
              <text:p text:style-name="P44"><text:span text:style-name="T4">Propósito</text:span></text:p>
            </table:table-cell>
          </table:table-row>
          <table:table-row>
            <table:table-cell table:style-name="Table131_col1_row2">
              <text:p text:style-name="P46"><text:span text:style-name="T4">El administrador podra crear nuevos usuarios.</text:span></text:p>
            </table:table-cell>
          </table:table-row>
        </table:table>
        <table:table table:name="Table132" table:style-name="Table132">
          <table:table-column/>
          <table:table-row>
            <table:table-cell table:style-name="Table132_col1_row1">
              <text:p text:style-name="P44"><text:span text:style-name="T4">Resumen</text:span></text:p>
            </table:table-cell>
          </table:table-row>
          <table:table-row>
            <table:table-cell table:style-name="Table132_col1_row2">
              <text:p text:style-name="P47"><text:span text:style-name="T4">El administrador podra crear nuevos usuarios que deseen acceder a sus datos, para ello tendran que facilitar sus datos personales</text:span></text:p>
            </table:table-cell>
          </table:table-row>
        </table:table>
        <text:p text:style-name="P48"/>
        <table:table table:name="Table133" table:style-name="Table13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3_col1_row1">
              <text:h text:style-name="P43" text:outline-level="1"><text:span text:style-name="T3">Caso de Uso</text:span></text:h>
            </table:table-cell>
            <table:table-cell table:style-name="Table133_col2_row1" table:number-columns-spanned="4">
              <text:p text:style-name="P44"><text:span text:style-name="T4">Crear envio web</text:span></text:p>
            </table:table-cell>
            <table:covered-table-cell/>
            <table:covered-table-cell/>
            <table:covered-table-cell/>
            <table:table-cell table:style-name="Table133_col6_row1" table:number-columns-spanned="3">
              <text:p text:style-name="P44"><text:span text:style-name="T4">CU_38</text:span></text:p>
            </table:table-cell>
            <table:covered-table-cell/>
            <table:covered-table-cell/>
          </table:table-row>
          <table:table-row>
            <table:table-cell table:style-name="Table133_col1_row2">
              <text:p text:style-name="P44"><text:span text:style-name="T3">Actores</text:span></text:p>
            </table:table-cell>
            <table:table-cell table:style-name="Table133_col2_row2" table:number-columns-spanned="7">
              <text:p text:style-name="P44"><text:span text:style-name="T4">Administrador,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3">
              <text:p text:style-name="P44"><text:span text:style-name="T3">Tipo</text:span></text:p>
            </table:table-cell>
            <table:table-cell table:style-name="Table133_col2_row3" table:number-columns-spanned="7">
              <text:p text:style-name="P44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4">
              <text:p text:style-name="P44"><text:span text:style-name="T3">Referencias</text:span></text:p>
            </table:table-cell>
            <table:table-cell table:style-name="Table133_col2_row4" table:number-columns-spanned="2">
              <text:p text:style-name="P44"><text:span text:style-name="T4">RF_6.3</text:span></text:p>
            </table:table-cell>
            <table:covered-table-cell/>
            <table:table-cell table:style-name="Table133_col4_row4" table:number-columns-spanned="5">
              <text:p text:style-name="P4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5">
              <text:p text:style-name="P44"><text:span text:style-name="T3">Precondición</text:span></text:p>
            </table:table-cell>
            <table:table-cell table:style-name="Table133_col2_row5" table:number-columns-spanned="7">
              <text:p text:style-name="P44"><text:span text:style-name="T4">El usuario debera de estar registrado e introducir los datos del envi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6">
              <text:p text:style-name="P44"><text:span text:style-name="T3">Postcondición</text:span></text:p>
            </table:table-cell>
            <table:table-cell table:style-name="Table133_col2_row6" table:number-columns-spanned="7">
              <text:p text:style-name="P44"><text:span text:style-name="T4">Se debera de efectuar el envio y un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7">
              <text:p text:style-name="P44"><text:span text:style-name="T3">Autor</text:span></text:p>
            </table:table-cell>
            <table:table-cell table:style-name="Table133_col2_row7">
              <text:p text:style-name="P44"><text:span text:style-name="T4">Manuel Ortiz Hita</text:span></text:p>
            </table:table-cell>
            <table:table-cell table:style-name="Table133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33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33_col7_row7">
              <text:h text:style-name="P43" text:outline-level="1"><text:span text:style-name="T3">Versión</text:span></text:h>
            </table:table-cell>
            <table:table-cell table:style-name="Table133_col8_row7">
              <text:p text:style-name="P45"><text:span text:style-name="T4">1.0</text:span></text:p>
            </table:table-cell>
          </table:table-row>
        </table:table>
        <table:table table:name="Table134" table:style-name="Table134">
          <table:table-column/>
          <table:table-row>
            <table:table-cell table:style-name="Table134_col1_row1">
              <text:p text:style-name="P44"><text:span text:style-name="T4">Propósito</text:span></text:p>
            </table:table-cell>
          </table:table-row>
          <table:table-row>
            <table:table-cell table:style-name="Table134_col1_row2">
              <text:p text:style-name="P46"><text:span text:style-name="T4">Un cliente registrado podra realizar un envio a traves de la pagina web</text:span></text:p>
            </table:table-cell>
          </table:table-row>
        </table:table>
        <table:table table:name="Table135" table:style-name="Table135">
          <table:table-column/>
          <table:table-row>
            <table:table-cell table:style-name="Table135_col1_row1">
              <text:p text:style-name="P44"><text:span text:style-name="T4">Resumen</text:span></text:p>
            </table:table-cell>
          </table:table-row>
          <table:table-row>
            <table:table-cell table:style-name="Table135_col1_row2">
              <text:p text:style-name="P47"><text:span text:style-name="T4">El administrador podra efectuar un envio solicitado por un cliente si este asi lo desea</text:span></text:p>
            </table:table-cell>
          </table:table-row>
        </table:table>
        <text:p text:style-name="P48"/>
        <table:table table:name="Table136" table:style-name="Table13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6_col1_row1">
              <text:h text:style-name="P43" text:outline-level="1"><text:span text:style-name="T3">Caso de Uso</text:span></text:h>
            </table:table-cell>
            <table:table-cell table:style-name="Table136_col2_row1" table:number-columns-spanned="4">
              <text:p text:style-name="P44"><text:span text:style-name="T4">Pago</text:span></text:p>
            </table:table-cell>
            <table:covered-table-cell/>
            <table:covered-table-cell/>
            <table:covered-table-cell/>
            <table:table-cell table:style-name="Table136_col6_row1" table:number-columns-spanned="3">
              <text:p text:style-name="P44"><text:span text:style-name="T4">CU_39</text:span></text:p>
            </table:table-cell>
            <table:covered-table-cell/>
            <table:covered-table-cell/>
          </table:table-row>
          <table:table-row>
            <table:table-cell table:style-name="Table136_col1_row2">
              <text:p text:style-name="P44"><text:span text:style-name="T3">Actores</text:span></text:p>
            </table:table-cell>
            <table:table-cell table:style-name="Table136_col2_row2" table:number-columns-spanned="7">
              <text:p text:style-name="P44"><text:span text:style-name="T4">Cliente,Ban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3">
              <text:p text:style-name="P44"><text:span text:style-name="T3">Tipo</text:span></text:p>
            </table:table-cell>
            <table:table-cell table:style-name="Table136_col2_row3" table:number-columns-spanned="7">
              <text:p text:style-name="P44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4">
              <text:p text:style-name="P44"><text:span text:style-name="T3">Referencias</text:span></text:p>
            </table:table-cell>
            <table:table-cell table:style-name="Table136_col2_row4" table:number-columns-spanned="2">
              <text:p text:style-name="P44"><text:span text:style-name="T4">RF_6.3</text:span></text:p>
            </table:table-cell>
            <table:covered-table-cell/>
            <table:table-cell table:style-name="Table136_col4_row4" table:number-columns-spanned="5">
              <text:p text:style-name="P44"><text:span text:style-name="T4">CU_38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5">
              <text:p text:style-name="P44"><text:span text:style-name="T3">Precondición</text:span></text:p>
            </table:table-cell>
            <table:table-cell table:style-name="Table136_col2_row5" table:number-columns-spanned="7">
              <text:p text:style-name="P44"><text:span text:style-name="T4">El envio debe de haber sido cre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6">
              <text:p text:style-name="P44"><text:span text:style-name="T3">Postcondición</text:span></text:p>
            </table:table-cell>
            <table:table-cell table:style-name="Table136_col2_row6" table:number-columns-spanned="7">
              <text:p text:style-name="P44"><text:span text:style-name="T4">El cliente debera de efectuar el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7">
              <text:p text:style-name="P44"><text:span text:style-name="T3">Autor</text:span></text:p>
            </table:table-cell>
            <table:table-cell table:style-name="Table136_col2_row7">
              <text:p text:style-name="P44"><text:span text:style-name="T4">Manuel Ortiz Hita</text:span></text:p>
            </table:table-cell>
            <table:table-cell table:style-name="Table136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36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36_col7_row7">
              <text:h text:style-name="P43" text:outline-level="1"><text:span text:style-name="T3">Versión</text:span></text:h>
            </table:table-cell>
            <table:table-cell table:style-name="Table136_col8_row7">
              <text:p text:style-name="P45"><text:span text:style-name="T4">1.0</text:span></text:p>
            </table:table-cell>
          </table:table-row>
        </table:table>
        <table:table table:name="Table137" table:style-name="Table137">
          <table:table-column/>
          <table:table-row>
            <table:table-cell table:style-name="Table137_col1_row1">
              <text:p text:style-name="P44"><text:span text:style-name="T4">Propósito</text:span></text:p>
            </table:table-cell>
          </table:table-row>
          <table:table-row>
            <table:table-cell table:style-name="Table137_col1_row2">
              <text:p text:style-name="P46"><text:span text:style-name="T5">Que el cliente pueda pagar en la pagina web para realizar un pedido web</text:span></text:p>
            </table:table-cell>
          </table:table-row>
        </table:table>
        <table:table table:name="Table138" table:style-name="Table138">
          <table:table-column/>
          <table:table-row>
            <table:table-cell table:style-name="Table138_col1_row1">
              <text:p text:style-name="P44"><text:span text:style-name="T4">Resumen</text:span></text:p>
            </table:table-cell>
          </table:table-row>
          <table:table-row>
            <table:table-cell table:style-name="Table138_col1_row2">
              <text:p text:style-name="P47"><text:span text:style-name="T5">Se evaluara el pedido realizado y se le mandara al cliente para que este pueda realizar el pago.</text:span></text:p>
            </table:table-cell>
          </table:table-row>
        </table:table>
        <text:p text:style-name="P48"/>
        <table:table table:name="Table139" table:style-name="Table13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9_col1_row1">
              <text:h text:style-name="P43" text:outline-level="1"><text:span text:style-name="T3">Caso de Uso</text:span></text:h>
            </table:table-cell>
            <table:table-cell table:style-name="Table139_col2_row1" table:number-columns-spanned="4">
              <text:p text:style-name="P44"><text:span text:style-name="T4">Tarjeta</text:span></text:p>
            </table:table-cell>
            <table:covered-table-cell/>
            <table:covered-table-cell/>
            <table:covered-table-cell/>
            <table:table-cell table:style-name="Table139_col6_row1" table:number-columns-spanned="3">
              <text:p text:style-name="P44"><text:span text:style-name="T4">CU_40</text:span></text:p>
            </table:table-cell>
            <table:covered-table-cell/>
            <table:covered-table-cell/>
          </table:table-row>
          <table:table-row>
            <table:table-cell table:style-name="Table139_col1_row2">
              <text:p text:style-name="P44"><text:span text:style-name="T3">Actores</text:span></text:p>
            </table:table-cell>
            <table:table-cell table:style-name="Table139_col2_row2" table:number-columns-spanned="7">
              <text:p text:style-name="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3">
              <text:p text:style-name="P44"><text:span text:style-name="T3">Tipo</text:span></text:p>
            </table:table-cell>
            <table:table-cell table:style-name="Table139_col2_row3" table:number-columns-spanned="7">
              <text:p text:style-name="P44"><text:span text:style-name="T4">Secund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4">
              <text:p text:style-name="P44"><text:span text:style-name="T3">Referencias</text:span></text:p>
            </table:table-cell>
            <table:table-cell table:style-name="Table139_col2_row4" table:number-columns-spanned="2">
              <text:p text:style-name="P44"><text:span text:style-name="T4">RF_6.3</text:span></text:p>
            </table:table-cell>
            <table:covered-table-cell/>
            <table:table-cell table:style-name="Table139_col4_row4" table:number-columns-spanned="5">
              <text:p text:style-name="P44"><text:span text:style-name="T4">CU_38 CU_37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5">
              <text:p text:style-name="P44"><text:span text:style-name="T3">Precondición</text:span></text:p>
            </table:table-cell>
            <table:table-cell table:style-name="Table139_col2_row5" table:number-columns-spanned="7">
              <text:p text:style-name="P44"><text:span text:style-name="T4">Se debe de haber creado la carta de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6">
              <text:p text:style-name="P44"><text:span text:style-name="T3">Postcondición</text:span></text:p>
            </table:table-cell>
            <table:table-cell table:style-name="Table139_col2_row6" table:number-columns-spanned="7">
              <text:p text:style-name="P44"><text:span text:style-name="T4">Recibir la transaccion de un 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7">
              <text:p text:style-name="P44"><text:span text:style-name="T3">Autor</text:span></text:p>
            </table:table-cell>
            <table:table-cell table:style-name="Table139_col2_row7">
              <text:p text:style-name="P44"><text:span text:style-name="T4">Manuel Ortiz Hita</text:span></text:p>
            </table:table-cell>
            <table:table-cell table:style-name="Table139_col3_row7" table:number-columns-spanned="2">
              <text:h text:style-name="P43" text:outline-level="1"><text:span text:style-name="T3">Fecha</text:span></text:h>
            </table:table-cell>
            <table:covered-table-cell/>
            <table:table-cell table:style-name="Table139_col5_row7" table:number-columns-spanned="2">
              <text:p text:style-name="P44"><text:span text:style-name="T4">25/03/2018</text:span></text:p>
            </table:table-cell>
            <table:covered-table-cell/>
            <table:table-cell table:style-name="Table139_col7_row7">
              <text:h text:style-name="P43" text:outline-level="1"><text:span text:style-name="T3">Versión</text:span></text:h>
            </table:table-cell>
            <table:table-cell table:style-name="Table139_col8_row7">
              <text:p text:style-name="P45"><text:span text:style-name="T4">1.0</text:span></text:p>
            </table:table-cell>
          </table:table-row>
        </table:table>
        <table:table table:name="Table140" table:style-name="Table140">
          <table:table-column/>
          <table:table-row>
            <table:table-cell table:style-name="Table140_col1_row1">
              <text:p text:style-name="P44"><text:span text:style-name="T4">Propósito</text:span></text:p>
            </table:table-cell>
          </table:table-row>
          <table:table-row>
            <table:table-cell table:style-name="Table140_col1_row2">
              <text:p text:style-name="P46"><text:span text:style-name="T4">Que el usuario pueda pagar a traves de una pagina web a traves de una cuenta bancaria</text:span></text:p>
            </table:table-cell>
          </table:table-row>
        </table:table>
        <table:table table:name="Table141" table:style-name="Table141">
          <table:table-column/>
          <table:table-row>
            <table:table-cell table:style-name="Table141_col1_row1">
              <text:p text:style-name="P44"><text:span text:style-name="T4">Resumen</text:span></text:p>
            </table:table-cell>
          </table:table-row>
          <table:table-row>
            <table:table-cell table:style-name="Table141_col1_row2">
              <text:p text:style-name="P47"><text:span text:style-name="T4">El usurio que desee realizar un pedido a traves de la pagina web debera de poder realizar el pago por tarjeta a traves de su cuenta bancaria</text:span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/>
    <style:style style:family="paragraph" style:name="Heading-1" style:display-name="Heading 1" style:parent-style-name="Normal" style:next-style-name="Normal">
      <style:paragraph-properties fo:margin-top="22pt" fo:margin-bottom="3pt" fo:keep-with-next="always"/>
      <style:text-properties style:font-name="Arial" fo:font-size="17pt" fo:font-weight="bold"/>
    </style:style>
    <style:style style:family="paragraph" style:name="Heading-3" style:display-name="Heading 3" style:parent-style-name="Normal" style:next-style-name="Normal">
      <style:paragraph-properties fo:margin-top="22pt" fo:margin-bottom="3pt" fo:keep-with-next="always"/>
      <style:text-properties style:font-name="Arial" fo:font-size="12pt" fo:font-style="italic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Heading-2" style:display-name="Heading 2" style:parent-style-name="Normal" style:next-style-name="Normal">
      <style:paragraph-properties fo:text-align="justify" fo:margin-top="22pt" fo:margin-bottom="3pt" fo:keep-with-next="always"/>
      <style:text-properties style:font-name="Arial" fo:font-size="14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</office:styles>
  <office:automatic-styles>
    <style:style style:family="paragraph" style:name="P1" style:display-name="P1" style:parent-style-name="Header"/>
    <style:page-layout style:name="Standard">
      <style:page-layout-properties fo:page-width="210.000000mm" fo:page-height="297.000000mm" style:print-orientation="portrait"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un Mar 25 21:55:29 2018
</meta:creation-date>
    <dc:date>Sun Mar 25 23:15:36 2018
</dc:date>
  </office:meta>
</office:document-meta>
</file>